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1.6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1.822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843cm"/>
    </style:style>
    <style:style style:name="co9" style:family="table-column">
      <style:table-column-properties fo:break-before="auto" style:column-width="1.36cm"/>
    </style:style>
    <style:style style:name="co10" style:family="table-column">
      <style:table-column-properties fo:break-before="auto" style:column-width="7.056cm"/>
    </style:style>
    <style:style style:name="co11" style:family="table-column">
      <style:table-column-properties fo:break-before="auto" style:column-width="9.929cm"/>
    </style:style>
    <style:style style:name="co12" style:family="table-column">
      <style:table-column-properties fo:break-before="auto" style:column-width="2.501cm"/>
    </style:style>
    <style:style style:name="co13" style:family="table-column">
      <style:table-column-properties fo:break-before="auto" style:column-width="1.559cm"/>
    </style:style>
    <style:style style:name="co14" style:family="table-column">
      <style:table-column-properties fo:break-before="auto" style:column-width="2.252cm"/>
    </style:style>
    <style:style style:name="co15" style:family="table-column">
      <style:table-column-properties fo:break-before="auto" style:column-width="1.164cm"/>
    </style:style>
    <style:style style:name="co16" style:family="table-column">
      <style:table-column-properties fo:break-before="auto" style:column-width="1.485cm"/>
    </style:style>
    <style:style style:name="co17" style:family="table-column">
      <style:table-column-properties fo:break-before="auto" style:column-width="3.3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6.512cm"/>
    </style:style>
    <style:style style:name="co20" style:family="table-column">
      <style:table-column-properties fo:break-before="auto" style:column-width="2.104cm"/>
    </style:style>
    <style:style style:name="co21" style:family="table-column">
      <style:table-column-properties fo:break-before="auto" style:column-width="2.872cm"/>
    </style:style>
    <style:style style:name="co22" style:family="table-column">
      <style:table-column-properties fo:break-before="auto" style:column-width="1.113cm"/>
    </style:style>
    <style:style style:name="co23" style:family="table-column">
      <style:table-column-properties fo:break-before="auto" style:column-width="2.3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2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5" style:family="table-cell" style:parent-style-name="Default" style:data-style-name="N37"/>
    <style:style style:name="ce29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0003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none" fo:border-top="none"/>
    </style:style>
    <style:style style:name="ce31" style:family="table-cell" style:parent-style-name="Default" style:data-style-name="N10003"/>
    <style:style style:name="ce4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21"/>
        <table:table-column table:style-name="co2" table:number-columns-repeated="5" table:default-cell-style-name="Default"/>
        <table:table-column table:style-name="co2" table:default-cell-style-name="ce21"/>
        <table:table-column table:style-name="co2" table:number-columns-repeated="6" table:default-cell-style-name="Default"/>
        <table:table-row table:style-name="ro1">
          <table:table-cell/>
          <table:table-cell table:style-name="ce22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1 contiene los datos en bruto: Casos declarados y Muertes totale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2 contiene los datos ajustados a la población afectada: población total en el caso de Casos declarados y población mayor de 65 años en el caso de Muerte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3 contiene gráficas y la hoja 4 enlaces a la fuente de los datos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14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Casos declarados</text:p>
          </table:table-cell>
          <table:table-cell table:number-columns-repeated="5"/>
          <table:table-cell table:style-name="ce14" office:value-type="string" calcext:value-type="string">
            <text:p>Muertes totales</text:p>
          </table:table-cell>
          <table:table-cell table:number-columns-repeated="5"/>
          <table:table-cell>
            <draw:frame draw:z-index="0" draw:name="Imagen 1" draw:style-name="gr1" draw:text-style-name="P1" svg:width="3.2cm" svg:height="1.137cm" svg:x="0.091cm" svg:y="0.17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7"/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/>
          <table:table-cell table:style-name="ce17"/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20-02-20" calcext:value-type="date">
            <text:p>20/0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number-columns-repeated="2"/>
          <table:table-cell table:style-name="ce5" office:value-type="date" office:date-value="2020-02-20" calcext:value-type="date">
            <text:p>20/02</text:p>
          </table:table-cell>
          <table:table-cell table:style-name="ce21" table:number-columns-repeated="3"/>
          <table:table-cell table:number-columns-repeated="2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1" calcext:value-type="date">
            <text:p>21/02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number-columns-repeated="2"/>
          <table:table-cell table:number-columns-repeated="2"/>
          <table:table-cell table:style-name="ce5" office:value-type="date" office:date-value="2020-02-21" calcext:value-type="date">
            <text:p>21/02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2-22" calcext:value-type="date">
            <text:p>22/02</text:p>
          </table:table-cell>
          <table:table-cell table:style-name="ce21" office:value-type="float" office:value="79" calcext:value-type="float">
            <text:p>79</text:p>
          </table:table-cell>
          <table:table-cell table:style-name="ce21" table:number-columns-repeated="2"/>
          <table:table-cell table:number-columns-repeated="2"/>
          <table:table-cell table:style-name="ce5" office:value-type="date" office:date-value="2020-02-22" calcext:value-type="date">
            <text:p>22/02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2-23" calcext:value-type="date">
            <text:p>23/02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table:number-columns-repeated="2"/>
          <table:table-cell/>
          <table:table-cell table:style-name="ce21" office:value-type="string" calcext:value-type="string">
            <text:p>L</text:p>
          </table:table-cell>
          <table:table-cell table:style-name="ce5" office:value-type="date" office:date-value="2020-02-23" calcext:value-type="date">
            <text:p>23/0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4" calcext:value-type="date">
            <text:p>24/02</text:p>
          </table:table-cell>
          <table:table-cell table:style-name="ce21" office:value-type="float" office:value="227" calcext:value-type="float">
            <text:p>227</text:p>
          </table:table-cell>
          <table:table-cell table:style-name="ce21" table:number-columns-repeated="2"/>
          <table:table-cell office:value-type="float" office:value="16" calcext:value-type="float">
            <text:p>16</text:p>
          </table:table-cell>
          <table:table-cell table:style-name="ce21"/>
          <table:table-cell table:style-name="ce5" office:value-type="date" office:date-value="2020-02-24" calcext:value-type="date">
            <text:p>24/02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5" calcext:value-type="date">
            <text:p>25/02</text:p>
          </table:table-cell>
          <table:table-cell table:style-name="ce21" office:value-type="float" office:value="320" calcext:value-type="float">
            <text:p>32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21"/>
          <table:table-cell table:style-name="ce5" office:value-type="date" office:date-value="2020-02-25" calcext:value-type="date">
            <text:p>25/02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6" calcext:value-type="date">
            <text:p>26/02</text:p>
          </table:table-cell>
          <table:table-cell table:style-name="ce21" office:value-type="float" office:value="445" calcext:value-type="float">
            <text:p>44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21"/>
          <table:table-cell table:style-name="ce5" office:value-type="date" office:date-value="2020-02-26" calcext:value-type="date">
            <text:p>26/02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7" calcext:value-type="date">
            <text:p>27/02</text:p>
          </table:table-cell>
          <table:table-cell table:style-name="ce21" office:value-type="float" office:value="650" calcext:value-type="float">
            <text:p>650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style-name="ce21"/>
          <table:table-cell table:style-name="ce5" office:value-type="date" office:date-value="2020-02-27" calcext:value-type="date">
            <text:p>27/02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8" calcext:value-type="date">
            <text:p>28/02</text:p>
          </table:table-cell>
          <table:table-cell table:style-name="ce21" office:value-type="float" office:value="888" calcext:value-type="float">
            <text:p>888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style-name="ce21"/>
          <table:table-cell table:style-name="ce5" office:value-type="date" office:date-value="2020-02-28" calcext:value-type="date">
            <text:p>28/02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9" calcext:value-type="date">
            <text:p>29/02</text:p>
          </table:table-cell>
          <table:table-cell table:style-name="ce21" office:value-type="float" office:value="1128" calcext:value-type="float">
            <text:p>1128</text:p>
          </table:table-cell>
          <table:table-cell table:style-name="ce21" office:value-type="float" office:value="59" calcext:value-type="float">
            <text:p>59</text:p>
          </table:table-cell>
          <table:table-cell table:style-name="ce21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style-name="ce21"/>
          <table:table-cell table:style-name="ce5" office:value-type="date" office:date-value="2020-02-29" calcext:value-type="date">
            <text:p>29/02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1" calcext:value-type="date">
            <text:p>01/03</text:p>
          </table:table-cell>
          <table:table-cell table:style-name="ce21" office:value-type="float" office:value="1694" calcext:value-type="float">
            <text:p>1694</text:p>
          </table:table-cell>
          <table:table-cell table:style-name="ce21" office:value-type="float" office:value="84" calcext:value-type="float">
            <text:p>84</text:p>
          </table:table-cell>
          <table:table-cell table:style-name="ce21"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table:style-name="ce21" office:value-type="string" calcext:value-type="string">
            <text:p>L</text:p>
          </table:table-cell>
          <table:table-cell table:style-name="ce5" office:value-type="date" office:date-value="2020-03-01" calcext:value-type="date">
            <text:p>01/03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2" calcext:value-type="date">
            <text:p>02/03</text:p>
          </table:table-cell>
          <table:table-cell table:style-name="ce21" office:value-type="float" office:value="2036" calcext:value-type="float">
            <text:p>2036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191" calcext:value-type="float">
            <text:p>191</text:p>
          </table:table-cell>
          <table:table-cell office:value-type="float" office:value="151" calcext:value-type="float">
            <text:p>151</text:p>
          </table:table-cell>
          <table:table-cell table:style-name="ce21"/>
          <table:table-cell table:style-name="ce5" office:value-type="date" office:date-value="2020-03-02" calcext:value-type="date">
            <text:p>02/03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3" calcext:value-type="date">
            <text:p>03/03</text:p>
          </table:table-cell>
          <table:table-cell table:style-name="ce21" office:value-type="float" office:value="2502" calcext:value-type="float">
            <text:p>2502</text:p>
          </table:table-cell>
          <table:table-cell table:style-name="ce21" office:value-type="float" office:value="169" calcext:value-type="float">
            <text:p>169</text:p>
          </table:table-cell>
          <table:table-cell table:style-name="ce21"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table:style-name="ce21"/>
          <table:table-cell table:style-name="ce5" office:value-type="date" office:date-value="2020-03-03" calcext:value-type="date">
            <text:p>03/03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4" calcext:value-type="date">
            <text:p>04/03</text:p>
          </table:table-cell>
          <table:table-cell table:style-name="ce21" office:value-type="float" office:value="3089" calcext:value-type="float">
            <text:p>3089</text:p>
          </table:table-cell>
          <table:table-cell table:style-name="ce21" office:value-type="float" office:value="228" calcext:value-type="float">
            <text:p>228</text:p>
          </table:table-cell>
          <table:table-cell table:style-name="ce21" office:value-type="float" office:value="285" calcext:value-type="float">
            <text:p>285</text:p>
          </table:table-cell>
          <table:table-cell office:value-type="float" office:value="240" calcext:value-type="float">
            <text:p>240</text:p>
          </table:table-cell>
          <table:table-cell table:style-name="ce21"/>
          <table:table-cell table:style-name="ce5" office:value-type="date" office:date-value="2020-03-04" calcext:value-type="date">
            <text:p>04/03</text:p>
          </table:table-cell>
          <table:table-cell table:style-name="ce21" office:value-type="float" office:value="107" calcext:value-type="float">
            <text:p>10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5" calcext:value-type="date">
            <text:p>05/03</text:p>
          </table:table-cell>
          <table:table-cell table:style-name="ce21" office:value-type="float" office:value="3858" calcext:value-type="float">
            <text:p>3858</text:p>
          </table:table-cell>
          <table:table-cell table:style-name="ce21" office:value-type="float" office:value="282" calcext:value-type="float">
            <text:p>282</text:p>
          </table:table-cell>
          <table:table-cell table:style-name="ce21" office:value-type="float" office:value="423" calcext:value-type="float">
            <text:p>423</text:p>
          </table:table-cell>
          <table:table-cell office:value-type="float" office:value="349" calcext:value-type="float">
            <text:p>349</text:p>
          </table:table-cell>
          <table:table-cell table:style-name="ce21"/>
          <table:table-cell table:style-name="ce5" office:value-type="date" office:date-value="2020-03-05" calcext:value-type="date">
            <text:p>05/03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7" calcext:value-type="float">
            <text:p>7</text:p>
          </table:table-cell>
          <table:table-cell/>
          <table:table-cell table:style-name="ce21"/>
          <table:table-cell table:number-columns-repeated="5"/>
        </table:table-row>
        <table:table-row table:style-name="ro1">
          <table:table-cell/>
          <table:table-cell table:style-name="ce5" office:value-type="date" office:date-value="2020-03-06" calcext:value-type="date">
            <text:p>06/03</text:p>
          </table:table-cell>
          <table:table-cell table:style-name="ce21" office:value-type="float" office:value="4636" calcext:value-type="float">
            <text:p>4636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613" calcext:value-type="float">
            <text:p>613</text:p>
          </table:table-cell>
          <table:table-cell office:value-type="float" office:value="534" calcext:value-type="float">
            <text:p>534</text:p>
          </table:table-cell>
          <table:table-cell table:style-name="ce21"/>
          <table:table-cell table:style-name="ce5" office:value-type="date" office:date-value="2020-03-06" calcext:value-type="date">
            <text:p>06/03</text:p>
          </table:table-cell>
          <table:table-cell table:style-name="ce21" office:value-type="float" office:value="197" calcext:value-type="float">
            <text:p>19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/>
          <table:table-cell table:style-name="ce21"/>
          <table:table-cell table:number-columns-repeated="5"/>
        </table:table-row>
        <table:table-row table:style-name="ro1">
          <table:table-cell/>
          <table:table-cell table:style-name="ce5" office:value-type="date" office:date-value="2020-03-07" calcext:value-type="date">
            <text:p>07/03</text:p>
          </table:table-cell>
          <table:table-cell table:style-name="ce21" office:value-type="float" office:value="5883" calcext:value-type="float">
            <text:p>5883</text:p>
          </table:table-cell>
          <table:table-cell table:style-name="ce21" office:value-type="float" office:value="430" calcext:value-type="float">
            <text:p>430</text:p>
          </table:table-cell>
          <table:table-cell table:style-name="ce21" office:value-type="float" office:value="949" calcext:value-type="float">
            <text:p>949</text:p>
          </table:table-cell>
          <table:table-cell office:value-type="float" office:value="684" calcext:value-type="float">
            <text:p>684</text:p>
          </table:table-cell>
          <table:table-cell table:style-name="ce21"/>
          <table:table-cell table:style-name="ce5" office:value-type="date" office:date-value="2020-03-07" calcext:value-type="date">
            <text:p>07/03</text:p>
          </table:table-cell>
          <table:table-cell table:style-name="ce21" office:value-type="float" office:value="233" calcext:value-type="float">
            <text:p>233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6" calcext:value-type="float">
            <text:p>16</text:p>
          </table:table-cell>
          <table:table-cell/>
          <table:table-cell table:style-name="ce21"/>
          <table:table-cell/>
          <table:table-cell table:style-name="ce21"/>
          <table:table-cell table:number-columns-repeated="3"/>
        </table:table-row>
        <table:table-row table:style-name="ro1">
          <table:table-cell/>
          <table:table-cell table:style-name="ce5" office:value-type="date" office:date-value="2020-03-08" calcext:value-type="date">
            <text:p>08/03</text:p>
          </table:table-cell>
          <table:table-cell table:style-name="ce21" office:value-type="float" office:value="7375" calcext:value-type="float">
            <text:p>7375</text:p>
          </table:table-cell>
          <table:table-cell table:style-name="ce21" office:value-type="float" office:value="674" calcext:value-type="float">
            <text:p>674</text:p>
          </table:table-cell>
          <table:table-cell table:style-name="ce21" office:value-type="float" office:value="1126" calcext:value-type="float">
            <text:p>1126</text:p>
          </table:table-cell>
          <table:table-cell office:value-type="float" office:value="847" calcext:value-type="float">
            <text:p>847</text:p>
          </table:table-cell>
          <table:table-cell table:style-name="ce21" office:value-type="string" calcext:value-type="string">
            <text:p>L</text:p>
          </table:table-cell>
          <table:table-cell table:style-name="ce5" office:value-type="date" office:date-value="2020-03-08" calcext:value-type="date">
            <text:p>08/03</text:p>
          </table:table-cell>
          <table:table-cell table:style-name="ce21" office:value-type="float" office:value="366" calcext:value-type="float">
            <text:p>36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9" calcext:value-type="float">
            <text:p>19</text:p>
          </table:table-cell>
          <table:table-cell/>
          <table:table-cell table:style-name="ce21"/>
          <table:table-cell/>
          <table:table-cell table:style-name="ce21"/>
          <table:table-cell table:number-columns-repeated="3"/>
        </table:table-row>
        <table:table-row table:style-name="ro1">
          <table:table-cell/>
          <table:table-cell table:style-name="ce5" office:value-type="date" office:date-value="2020-03-09" calcext:value-type="date">
            <text:p>09/03</text:p>
          </table:table-cell>
          <table:table-cell table:style-name="ce21" office:value-type="float" office:value="9172" calcext:value-type="float">
            <text:p>9172</text:p>
          </table:table-cell>
          <table:table-cell table:style-name="ce21" office:value-type="float" office:value="1231" calcext:value-type="float">
            <text:p>1231</text:p>
          </table:table-cell>
          <table:table-cell table:style-name="ce21" office:value-type="float" office:value="1412" calcext:value-type="float">
            <text:p>1412</text:p>
          </table:table-cell>
          <table:table-cell office:value-type="float" office:value="1112" calcext:value-type="float">
            <text:p>1112</text:p>
          </table:table-cell>
          <table:table-cell table:style-name="ce21"/>
          <table:table-cell table:style-name="ce5" office:value-type="date" office:date-value="2020-03-09" calcext:value-type="date">
            <text:p>09/03</text:p>
          </table:table-cell>
          <table:table-cell table:style-name="ce21" office:value-type="float" office:value="463" calcext:value-type="float">
            <text:p>463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1"/>
          <table:table-cell table:number-columns-repeated="3"/>
        </table:table-row>
        <table:table-row table:style-name="ro1">
          <table:table-cell/>
          <table:table-cell table:style-name="ce5" office:value-type="date" office:date-value="2020-03-10" calcext:value-type="date">
            <text:p>10/03</text:p>
          </table:table-cell>
          <table:table-cell table:style-name="ce21" office:value-type="float" office:value="10149" calcext:value-type="float">
            <text:p>10149</text:p>
          </table:table-cell>
          <table:table-cell table:style-name="ce21" office:value-type="float" office:value="1695" calcext:value-type="float">
            <text:p>1695</text:p>
          </table:table-cell>
          <table:table-cell table:style-name="ce21" office:value-type="float" office:value="1784" calcext:value-type="float">
            <text:p>1784</text:p>
          </table:table-cell>
          <table:table-cell office:value-type="float" office:value="1460" calcext:value-type="float">
            <text:p>1460</text:p>
          </table:table-cell>
          <table:table-cell table:style-name="ce21"/>
          <table:table-cell table:style-name="ce5" office:value-type="date" office:date-value="2020-03-10" calcext:value-type="date">
            <text:p>10/03</text:p>
          </table:table-cell>
          <table:table-cell table:style-name="ce21" office:value-type="float" office:value="631" calcext:value-type="float">
            <text:p>631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table:style-name="ce5" office:value-type="date" office:date-value="2020-03-11" calcext:value-type="date">
            <text:p>11/03</text:p>
          </table:table-cell>
          <table:table-cell table:style-name="ce21" office:value-type="float" office:value="12462" calcext:value-type="float">
            <text:p>12462</text:p>
          </table:table-cell>
          <table:table-cell table:style-name="ce21" office:value-type="float" office:value="2277" calcext:value-type="float">
            <text:p>2277</text:p>
          </table:table-cell>
          <table:table-cell table:style-name="ce21" office:value-type="float" office:value="2281" calcext:value-type="float">
            <text:p>2281</text:p>
          </table:table-cell>
          <table:table-cell office:value-type="float" office:value="1884" calcext:value-type="float">
            <text:p>1884</text:p>
          </table:table-cell>
          <table:table-cell table:style-name="ce21"/>
          <table:table-cell table:style-name="ce5" office:value-type="date" office:date-value="2020-03-11" calcext:value-type="date">
            <text:p>11/03</text:p>
          </table:table-cell>
          <table:table-cell table:style-name="ce21" office:value-type="float" office:value="827" calcext:value-type="float">
            <text:p>827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21" table:number-columns-repeated="3"/>
          <table:table-cell table:number-columns-repeated="3"/>
        </table:table-row>
        <table:table-row table:style-name="ro1">
          <table:table-cell/>
          <table:table-cell table:style-name="ce5" office:value-type="date" office:date-value="2020-03-12" calcext:value-type="date">
            <text:p>12/03</text:p>
          </table:table-cell>
          <table:table-cell table:style-name="ce21" office:value-type="float" office:value="15113" calcext:value-type="float">
            <text:p>15113</text:p>
          </table:table-cell>
          <table:table-cell table:style-name="ce21" office:value-type="float" office:value="3146" calcext:value-type="float">
            <text:p>3146</text:p>
          </table:table-cell>
          <table:table-cell table:style-name="ce21" office:value-type="float" office:value="2876" calcext:value-type="float">
            <text:p>2876</text:p>
          </table:table-cell>
          <table:table-cell office:value-type="float" office:value="2369" calcext:value-type="float">
            <text:p>2369</text:p>
          </table:table-cell>
          <table:table-cell table:style-name="ce21"/>
          <table:table-cell table:style-name="ce5" office:value-type="date" office:date-value="2020-03-12" calcext:value-type="date">
            <text:p>12/03</text:p>
          </table:table-cell>
          <table:table-cell table:style-name="ce21" office:value-type="float" office:value="1016" calcext:value-type="float">
            <text:p>1016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style-name="ce21" table:number-columns-repeated="3"/>
          <table:table-cell table:number-columns-repeated="3"/>
        </table:table-row>
        <table:table-row table:style-name="ro1">
          <table:table-cell/>
          <table:table-cell table:style-name="ce5" office:value-type="date" office:date-value="2020-03-13" calcext:value-type="date">
            <text:p>13/03</text:p>
          </table:table-cell>
          <table:table-cell table:style-name="ce21"/>
          <table:table-cell table:style-name="ce21" office:value-type="float" office:value="4334" calcext:value-type="float">
            <text:p>4334</text:p>
          </table:table-cell>
          <table:table-cell table:style-name="ce21"/>
          <table:table-cell/>
          <table:table-cell table:style-name="ce21"/>
          <table:table-cell table:style-name="ce5" office:value-type="date" office:date-value="2020-03-13" calcext:value-type="date">
            <text:p>13/03</text:p>
          </table:table-cell>
          <table:table-cell table:style-name="ce21"/>
          <table:table-cell table:style-name="ce21" office:value-type="float" office:value="122" calcext:value-type="float">
            <text:p>122</text:p>
          </table:table-cell>
          <table:table-cell table:style-name="ce21"/>
          <table:table-cell/>
          <table:table-cell table:style-name="ce21" table:number-columns-repeated="4"/>
          <table:table-cell table:number-columns-repeated="2"/>
        </table:table-row>
        <table:table-row table:style-name="ro1" table:number-rows-repeated="2">
          <table:table-cell/>
          <table:table-cell table:style-name="ce21" table:number-columns-repeated="4"/>
          <table:table-cell/>
          <table:table-cell table:style-name="ce21" table:number-columns-repeated="5"/>
          <table:table-cell/>
          <table:table-cell table:style-name="ce21"/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mmunity </text:p>
          </table:table-cell>
          <table:table-cell table:style-name="ce8" office:value-type="date" office:date-value="2020-03-01" calcext:value-type="date">
            <text:p>01/03/20</text:p>
          </table:table-cell>
          <table:table-cell table:style-name="ce8" office:value-type="date" office:date-value="2020-03-02" calcext:value-type="date">
            <text:p>02/03/20</text:p>
          </table:table-cell>
          <table:table-cell table:style-name="ce8" office:value-type="date" office:date-value="2020-03-03" calcext:value-type="date">
            <text:p>03/03/20</text:p>
          </table:table-cell>
          <table:table-cell table:style-name="ce8" office:value-type="date" office:date-value="2020-03-04" calcext:value-type="date">
            <text:p>04/03/20</text:p>
          </table:table-cell>
          <table:table-cell table:style-name="ce8" office:value-type="date" office:date-value="2020-03-05" calcext:value-type="date">
            <text:p>05/03/20</text:p>
          </table:table-cell>
          <table:table-cell table:style-name="ce8" office:value-type="date" office:date-value="2020-03-06" calcext:value-type="date">
            <text:p>06/03/20</text:p>
          </table:table-cell>
          <table:table-cell table:style-name="ce8" office:value-type="date" office:date-value="2020-03-07" calcext:value-type="date">
            <text:p>07/03/20</text:p>
          </table:table-cell>
          <table:table-cell table:style-name="ce8" office:value-type="date" office:date-value="2020-03-08" calcext:value-type="date">
            <text:p>08/03/20</text:p>
          </table:table-cell>
          <table:table-cell table:style-name="ce8" office:value-type="date" office:date-value="2020-03-09" calcext:value-type="date">
            <text:p>09/03/20</text:p>
          </table:table-cell>
          <table:table-cell table:style-name="ce8" office:value-type="date" office:date-value="2020-03-10" calcext:value-type="date">
            <text:p>10/03/20</text:p>
          </table:table-cell>
          <table:table-cell table:style-name="ce45" office:value-type="date" office:date-value="2020-03-11" calcext:value-type="date">
            <text:p>11/03/20</text:p>
          </table:table-cell>
          <table:table-cell table:style-name="ce8" office:value-type="date" office:date-value="2020-03-12" calcext:value-type="date">
            <text:p>12/03/20</text:p>
          </table:table-cell>
          <table:table-cell table:style-name="ce8" office:value-type="date" office:date-value="2020-03-13" calcext:value-type="date">
            <text:p>13/03/20</text:p>
          </table:table-cell>
          <table:table-cell table:style-name="ce21"/>
          <table:table-cell table:number-columns-repeated="2"/>
        </table:table-row>
        <table:table-row table:style-name="ro1">
          <table:table-cell/>
          <table:table-cell office:value-type="string" calcext:value-type="string">
            <text:p>Andalusia Andalusia 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19" calcext:value-type="float">
            <text:p>219</text:p>
          </table:table-cell>
          <table:table-cell table:style-name="ce21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agon Aragon 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table:style-name="ce21"/>
          <table:table-cell table:number-columns-repeated="2"/>
        </table:table-row>
        <table:table-row table:style-name="ro1">
          <table:table-cell/>
          <table:table-cell office:value-type="string" calcext:value-type="string">
            <text:p>Asturias Asturias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table:style-name="ce21"/>
          <table:table-cell table:number-columns-repeated="2"/>
        </table:table-row>
        <table:table-row table:style-name="ro1">
          <table:table-cell/>
          <table:table-cell office:value-type="string" calcext:value-type="string">
            <text:p>Balearic Islands Balearic Islands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 table:number-columns-repeated="2"/>
        </table:table-row>
        <table:table-row table:style-name="ro1">
          <table:table-cell/>
          <table:table-cell office:value-type="string" calcext:value-type="string">
            <text:p>Basque Country (autonomous community) Basque Country 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48" calcext:value-type="float">
            <text:p>148</text:p>
          </table:table-cell>
          <table:table-cell table:style-name="Default" office:value-type="float" office:value="197" calcext:value-type="float">
            <text:p>197</text:p>
          </table:table-cell>
          <table:table-cell office:value-type="float" office:value="261" calcext:value-type="float">
            <text:p>261</text:p>
          </table:table-cell>
          <table:table-cell office:value-type="float" office:value="346" calcext:value-type="float">
            <text:p>346</text:p>
          </table:table-cell>
          <table:table-cell office:value-type="float" office:value="417" calcext:value-type="float">
            <text:p>417</text:p>
          </table:table-cell>
          <table:table-cell table:style-name="ce21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nary Islands Canary Islands 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table:style-name="ce21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ntabria Cantabr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style-name="ce21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stilla–La Mancha Castilla–La Mancha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194" calcext:value-type="float">
            <text:p>194</text:p>
          </table:table-cell>
          <table:table-cell table:style-name="ce21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stile and León Castile and León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169" calcext:value-type="float">
            <text:p>169</text:p>
          </table:table-cell>
          <table:table-cell table:style-name="ce21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talonia Catalonia 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01" calcext:value-type="float">
            <text:p>201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table:style-name="ce21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tremadura Extremadur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table:style-name="ce2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alicia (Spain) Galicia 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table:style-name="ce21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mmunity of Madrid Community of Madrid 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office:value-type="float" office:value="202" calcext:value-type="float">
            <text:p>202</text:p>
          </table:table-cell>
          <table:table-cell office:value-type="float" office:value="578" calcext:value-type="float">
            <text:p>578</text:p>
          </table:table-cell>
          <table:table-cell table:style-name="Default" office:value-type="float" office:value="782" calcext:value-type="float">
            <text:p>782</text:p>
          </table:table-cell>
          <table:table-cell office:value-type="float" office:value="1024" calcext:value-type="float">
            <text:p>1024</text:p>
          </table:table-cell>
          <table:table-cell office:value-type="float" office:value="1388" calcext:value-type="float">
            <text:p>1388</text:p>
          </table:table-cell>
          <table:table-cell office:value-type="float" office:value="2078" calcext:value-type="float">
            <text:p>2078</text:p>
          </table:table-cell>
          <table:table-cell table:style-name="ce21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lilla Melilla 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gion of Murcia Murcia </text:p>
          </table:table-cell>
          <table:table-cell table:number-columns-repeated="3"/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style-name="ce21"/>
          <table:table-cell table:number-columns-repeated="2"/>
        </table:table-row>
        <table:table-row table:style-name="ro1">
          <table:table-cell/>
          <table:table-cell office:value-type="string" calcext:value-type="string">
            <text:p>Navarre Navarr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30" calcext:value-type="float">
            <text:p>130</text:p>
          </table:table-cell>
          <table:table-cell table:style-name="ce21"/>
          <table:table-cell table:number-columns-repeated="2"/>
        </table:table-row>
        <table:table-row table:style-name="ro1">
          <table:table-cell/>
          <table:table-cell office:value-type="string" calcext:value-type="string">
            <text:p>La Rioja (Spain) La Rioja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alencian Community Valencian Community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office:value-type="float" office:value="168" calcext:value-type="float">
            <text:p>168</text:p>
          </table:table-cell>
          <table:table-cell table:style-name="Default" office:value-type="float" office:value="228" calcext:value-type="float">
            <text:p>228</text:p>
          </table:table-cell>
          <table:table-cell office:value-type="float" office:value="282" calcext:value-type="float">
            <text:p>282</text:p>
          </table:table-cell>
          <table:table-cell office:value-type="float" office:value="401" calcext:value-type="float">
            <text:p>401</text:p>
          </table:table-cell>
          <table:table-cell office:value-type="float" office:value="515" calcext:value-type="float">
            <text:p>515</text:p>
          </table:table-cell>
          <table:table-cell office:value-type="float" office:value="676" calcext:value-type="float">
            <text:p>676</text:p>
          </table:table-cell>
          <table:table-cell office:value-type="float" office:value="1231" calcext:value-type="float">
            <text:p>1231</text:p>
          </table:table-cell>
          <table:table-cell table:style-name="Default" office:value-type="float" office:value="1695" calcext:value-type="float">
            <text:p>1695</text:p>
          </table:table-cell>
          <table:table-cell office:value-type="float" office:value="2277" calcext:value-type="float">
            <text:p>2277</text:p>
          </table:table-cell>
          <table:table-cell office:value-type="float" office:value="3146" calcext:value-type="float">
            <text:p>3146</text:p>
          </table:table-cell>
          <table:table-cell office:value-type="float" office:value="4334" calcext:value-type="float">
            <text:p>4334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ce21" table:number-columns-repeated="4"/>
          <table:table-cell/>
          <table:table-cell table:style-name="ce21" table:number-columns-repeated="5"/>
          <table:table-cell/>
          <table:table-cell table:style-name="ce21"/>
          <table:table-cell table:number-columns-repeated="5"/>
        </table:table-row>
        <table:table-row table:style-name="ro1" table:number-rows-repeated="2">
          <table:table-cell/>
          <table:table-cell table:style-name="ce21" table:number-columns-repeated="4"/>
          <table:table-cell/>
          <table:table-cell table:style-name="ce21" table:number-columns-repeated="5"/>
          <table:table-cell/>
          <table:table-cell table:style-name="ce21"/>
          <table:table-cell table:style-name="ce29"/>
          <table:table-cell table:number-columns-repeated="4"/>
        </table:table-row>
        <table:table-row table:style-name="ro1" table:number-rows-repeated="14">
          <table:table-cell/>
          <table:table-cell table:style-name="ce21" table:number-columns-repeated="4"/>
          <table:table-cell/>
          <table:table-cell table:style-name="ce21" table:number-columns-repeated="5"/>
          <table:table-cell/>
          <table:table-cell table:style-name="ce21"/>
          <table:table-cell table:number-columns-repeated="5"/>
        </table:table-row>
        <table:table-row table:style-name="ro1" table:number-rows-repeated="104850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Hoja2" table:style-name="ta1">
        <table:table-column table:style-name="co4" table:default-cell-style-name="Default"/>
        <table:table-column table:style-name="co3" table:default-cell-style-name="Default"/>
        <table:table-column table:style-name="co5" table:number-columns-repeated="4" table:default-cell-style-name="ce21"/>
        <table:table-column table:style-name="co6" table:default-cell-style-name="Default"/>
        <table:table-column table:style-name="co3" table:default-cell-style-name="Default"/>
        <table:table-column table:style-name="co7" table:number-columns-repeated="4" table:default-cell-style-name="ce21"/>
        <table:table-column table:style-name="co6" table:default-cell-style-name="Default"/>
        <table:table-column table:style-name="co3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/>
          <table:table-cell table:style-name="ce22" office:value-type="string" calcext:value-type="string">
            <text:p>Coronavirus COVID-19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oblación en 2018</text:p>
          </table:table-cell>
          <table:table-cell table:number-columns-repeated="19"/>
        </table:table-row>
        <table:table-row table:style-name="ro1">
          <table:table-cell/>
          <table:table-cell table:style-name="ce17" office:value-type="string" calcext:value-type="string">
            <text:p>Habitantes</text:p>
          </table:table-cell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/>
          <table:table-cell table:style-name="ce17" office:value-type="string" calcext:value-type="string">
            <text:p>&gt; 65 años</text:p>
          </table:table-cell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 calcext:value-type="string">
            <text:p>Millones</text:p>
          </table:table-cell>
          <table:table-cell table:style-name="ce34" office:value-type="float" office:value="62.246674" calcext:value-type="float">
            <text:p>62,2</text:p>
          </table:table-cell>
          <table:table-cell table:style-name="ce34" office:value-type="float" office:value="46.723" calcext:value-type="float">
            <text:p>46,7</text:p>
          </table:table-cell>
          <table:table-cell table:style-name="ce34" office:value-type="float" office:value="67.364357" calcext:value-type="float">
            <text:p>67,4</text:p>
          </table:table-cell>
          <table:table-cell table:style-name="ce34" office:value-type="float" office:value="80.457737" calcext:value-type="float">
            <text:p>80,5</text:p>
          </table:table-cell>
          <table:table-cell/>
          <table:table-cell table:style-name="ce26" office:value-type="string" calcext:value-type="string">
            <text:p>Millones</text:p>
          </table:table-cell>
          <table:table-cell table:style-name="ce34" office:value-type="float" office:value="13.501303" calcext:value-type="float">
            <text:p>13,5</text:p>
          </table:table-cell>
          <table:table-cell table:style-name="ce34" office:value-type="float" office:value="8.4802245" calcext:value-type="float">
            <text:p>8,5</text:p>
          </table:table-cell>
          <table:table-cell table:style-name="ce34" office:value-type="float" office:value="13.3516155574" calcext:value-type="float">
            <text:p>13,4</text:p>
          </table:table-cell>
          <table:table-cell table:style-name="ce53" office:value-type="float" office:value="17.99035" calcext:value-type="float">
            <text:p>18.0</text:p>
          </table:table-cell>
          <table:table-cell table:number-columns-repeated="9"/>
        </table:table-row>
        <table:table-row table:style-name="ro1">
          <table:table-cell/>
          <table:table-cell table:style-name="ce21"/>
          <table:table-cell table:number-columns-repeated="5"/>
          <table:table-cell table:style-name="ce21"/>
          <table:table-cell table:style-name="ce39"/>
          <table:table-cell table:number-columns-repeated="12"/>
        </table:table-row>
        <table:table-row table:style-name="ro1">
          <table:table-cell/>
          <table:table-cell table:style-name="ce32" office:value-type="string" calcext:value-type="string">
            <text:p>Casos por millón de habitantes</text:p>
          </table:table-cell>
          <table:table-cell table:number-columns-repeated="5"/>
          <table:table-cell table:style-name="ce32" office:value-type="string" calcext:value-type="string">
            <text:p>Muertes por millón de habitantes de más de 65 años</text:p>
          </table:table-cell>
          <table:table-cell table:number-columns-repeated="5"/>
          <table:table-cell table:style-name="ce14" office:value-type="string" calcext:value-type="string">
            <text:p>Muertes por casos declarados</text:p>
          </table:table-cell>
          <table:table-cell table:number-columns-repeated="5"/>
          <table:table-cell table:style-name="ce14" office:value-type="string" calcext:value-type="string">
            <text:p>Covid-19 frente a otras enfermedades</text:p>
          </table:table-cell>
          <table:table-cell/>
        </table:table-row>
        <table:table-row table:style-name="ro1">
          <table:table-cell/>
          <table:table-cell table:style-name="ce33"/>
          <table:table-cell table:number-columns-repeated="5"/>
          <table:table-cell table:style-name="ce33"/>
          <table:table-cell table:number-columns-repeated="13"/>
        </table:table-row>
        <table:table-row table:style-name="ro1">
          <table:table-cell/>
          <table:table-cell table:style-name="ce17"/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/>
          <table:table-cell table:style-name="ce17"/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/>
          <table:table-cell table:style-name="ce17"/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/>
          <table:table-cell table:style-name="ce23" office:value-type="string" calcext:value-type="string">
            <text:p>Enfermedades</text:p>
          </table:table-cell>
          <table:table-cell table:style-name="ce23" office:value-type="string" calcext:value-type="string">
            <text:p>España</text:p>
          </table:table-cell>
        </table:table-row>
        <table:table-row table:style-name="ro1">
          <table:table-cell/>
          <table:table-cell table:style-name="ce5" office:value-type="date" office:date-value="2020-02-20" calcext:value-type="date">
            <text:p>20/02</text:p>
          </table:table-cell>
          <table:table-cell table:style-name="ce52" table:formula="of:=[Hoja1.C9]/[.C$4]" office:value-type="float" office:value="0.0481953461481332" calcext:value-type="float">
            <text:p>0.05</text:p>
          </table:table-cell>
          <table:table-cell table:style-name="ce52" table:number-columns-repeated="2"/>
          <table:table-cell table:number-columns-repeated="2"/>
          <table:table-cell table:style-name="ce5" office:value-type="date" office:date-value="2020-02-20" calcext:value-type="date">
            <text:p>20/02</text:p>
          </table:table-cell>
          <table:table-cell table:number-columns-repeated="5"/>
          <table:table-cell table:style-name="ce29" office:value-type="date" office:date-value="2020-02-20" calcext:value-type="date">
            <text:p>20/02/20</text:p>
          </table:table-cell>
          <table:table-cell table:style-name="ce21" table:number-columns-repeated="4"/>
          <table:table-cell/>
          <table:table-cell office:value-type="string" calcext:value-type="string">
            <text:p>Enfermedades del sistema circulatorio</text:p>
          </table:table-cell>
          <table:table-cell table:style-name="ce54" office:value-type="float" office:value="109984" calcext:value-type="float">
            <text:p>109984</text:p>
          </table:table-cell>
        </table:table-row>
        <table:table-row table:style-name="ro1">
          <table:table-cell/>
          <table:table-cell table:style-name="ce5" office:value-type="date" office:date-value="2020-02-21" calcext:value-type="date">
            <text:p>21/02</text:p>
          </table:table-cell>
          <table:table-cell table:style-name="ce52" table:formula="of:=[Hoja1.C10]/[.C$4]" office:value-type="float" office:value="0.321302307654221" calcext:value-type="float">
            <text:p>0.32</text:p>
          </table:table-cell>
          <table:table-cell table:style-name="ce52" table:number-columns-repeated="2"/>
          <table:table-cell table:number-columns-repeated="2"/>
          <table:table-cell table:style-name="ce5" office:value-type="date" office:date-value="2020-02-21" calcext:value-type="date">
            <text:p>21/02</text:p>
          </table:table-cell>
          <table:table-cell table:style-name="ce53" table:formula="of:=[Hoja1.I10]/[.I$4]" office:value-type="float" office:value="0.0740669252441783" calcext:value-type="float">
            <text:p>0.1</text:p>
          </table:table-cell>
          <table:table-cell table:style-name="ce53" table:formula="of:=[Hoja1.J10]/[.J$4]" office:value-type="float" office:value="0.117921406443898" calcext:value-type="float">
            <text:p>0.1</text:p>
          </table:table-cell>
          <table:table-cell table:style-name="ce53" table:formula="of:=[Hoja1.K10]/[.K$4]" office:value-type="float" office:value="0.0748973033039256" calcext:value-type="float">
            <text:p>0.1</text:p>
          </table:table-cell>
          <table:table-cell table:number-columns-repeated="2"/>
          <table:table-cell table:style-name="ce5" office:value-type="date" office:date-value="2020-02-21" calcext:value-type="date">
            <text:p>21/02</text:p>
          </table:table-cell>
          <table:table-cell table:style-name="ce53" table:formula="of:=[Hoja1.I10]/[Hoja1.C10]*100" office:value-type="float" office:value="5" calcext:value-type="float">
            <text:p>5.0</text:p>
          </table:table-cell>
          <table:table-cell table:style-name="ce53" table:number-columns-repeated="3"/>
          <table:table-cell/>
          <table:table-cell office:value-type="string" calcext:value-type="string">
            <text:p>Tumores</text:p>
          </table:table-cell>
          <table:table-cell table:style-name="ce54" office:value-type="float" office:value="85812" calcext:value-type="float">
            <text:p>85812</text:p>
          </table:table-cell>
        </table:table-row>
        <table:table-row table:style-name="ro1">
          <table:table-cell/>
          <table:table-cell table:style-name="ce5" office:value-type="date" office:date-value="2020-02-22" calcext:value-type="date">
            <text:p>22/02</text:p>
          </table:table-cell>
          <table:table-cell table:style-name="ce53" table:formula="of:=[Hoja1.C11]/[.C$4]" office:value-type="float" office:value="1.26914411523417" calcext:value-type="float">
            <text:p>1.3</text:p>
          </table:table-cell>
          <table:table-cell table:style-name="ce53" table:number-columns-repeated="2"/>
          <table:table-cell table:number-columns-repeated="2"/>
          <table:table-cell table:style-name="ce5" office:value-type="date" office:date-value="2020-02-22" calcext:value-type="date">
            <text:p>22/02</text:p>
          </table:table-cell>
          <table:table-cell table:style-name="ce53" table:formula="of:=[Hoja1.I11]/[.I$4]" office:value-type="float" office:value="0.148133850488357" calcext:value-type="float">
            <text:p>0.1</text:p>
          </table:table-cell>
          <table:table-cell table:style-name="ce53" table:formula="of:=[Hoja1.J11]/[.J$4]" office:value-type="float" office:value="0.117921406443898" calcext:value-type="float">
            <text:p>0.1</text:p>
          </table:table-cell>
          <table:table-cell table:style-name="ce53" table:formula="of:=[Hoja1.K11]/[.K$4]" office:value-type="float" office:value="0.0748973033039256" calcext:value-type="float">
            <text:p>0.1</text:p>
          </table:table-cell>
          <table:table-cell table:number-columns-repeated="2"/>
          <table:table-cell table:style-name="ce5" office:value-type="date" office:date-value="2020-02-22" calcext:value-type="date">
            <text:p>22/02</text:p>
          </table:table-cell>
          <table:table-cell table:style-name="ce53" table:formula="of:=[Hoja1.I11]/[Hoja1.C11]*100" office:value-type="float" office:value="2.53164556962025" calcext:value-type="float">
            <text:p>2.5</text:p>
          </table:table-cell>
          <table:table-cell table:style-name="ce53" table:number-columns-repeated="2"/>
          <table:table-cell table:style-name="ce21"/>
          <table:table-cell/>
          <table:table-cell office:value-type="string" calcext:value-type="string">
            <text:p>Enfermedades del sistema respiratorio</text:p>
          </table:table-cell>
          <table:table-cell table:style-name="ce54" office:value-type="float" office:value="50469" calcext:value-type="float">
            <text:p>50469</text:p>
          </table:table-cell>
        </table:table-row>
        <table:table-row table:style-name="ro1">
          <table:table-cell/>
          <table:table-cell table:style-name="ce5" office:value-type="date" office:date-value="2020-02-23" calcext:value-type="date">
            <text:p>23/02</text:p>
          </table:table-cell>
          <table:table-cell table:style-name="ce53" table:formula="of:=[Hoja1.C12]/[.C$4]" office:value-type="float" office:value="2.40976730740666" calcext:value-type="float">
            <text:p>2.4</text:p>
          </table:table-cell>
          <table:table-cell table:style-name="ce53" table:number-columns-repeated="2"/>
          <table:table-cell table:number-columns-repeated="2"/>
          <table:table-cell table:style-name="ce5" office:value-type="date" office:date-value="2020-02-23" calcext:value-type="date">
            <text:p>23/02</text:p>
          </table:table-cell>
          <table:table-cell table:style-name="ce53" table:formula="of:=[Hoja1.I12]/[.I$4]" office:value-type="float" office:value="0.222200775732535" calcext:value-type="float">
            <text:p>0.2</text:p>
          </table:table-cell>
          <table:table-cell table:style-name="ce53" table:formula="of:=[Hoja1.J12]/[.J$4]" office:value-type="float" office:value="0.117921406443898" calcext:value-type="float">
            <text:p>0.1</text:p>
          </table:table-cell>
          <table:table-cell table:style-name="ce53" table:formula="of:=[Hoja1.K12]/[.K$4]" office:value-type="float" office:value="0.0748973033039256" calcext:value-type="float">
            <text:p>0.1</text:p>
          </table:table-cell>
          <table:table-cell table:number-columns-repeated="2"/>
          <table:table-cell table:style-name="ce5" office:value-type="date" office:date-value="2020-02-23" calcext:value-type="date">
            <text:p>23/02</text:p>
          </table:table-cell>
          <table:table-cell table:style-name="ce53" table:formula="of:=[Hoja1.I12]/[Hoja1.C12]*100" office:value-type="float" office:value="2" calcext:value-type="float">
            <text:p>2.0</text:p>
          </table:table-cell>
          <table:table-cell table:style-name="ce53" table:number-columns-repeated="2"/>
          <table:table-cell table:style-name="ce21"/>
          <table:table-cell/>
          <table:table-cell office:value-type="string" calcext:value-type="string">
            <text:p>Enfermedades del sistema nervioso</text:p>
          </table:table-cell>
          <table:table-cell table:style-name="ce54" office:value-type="float" office:value="24254" calcext:value-type="float">
            <text:p>24254</text:p>
          </table:table-cell>
        </table:table-row>
        <table:table-row table:style-name="ro1">
          <table:table-cell/>
          <table:table-cell table:style-name="ce5" office:value-type="date" office:date-value="2020-02-24" calcext:value-type="date">
            <text:p>24/02</text:p>
          </table:table-cell>
          <table:table-cell table:style-name="ce53" table:formula="of:=[Hoja1.C13]/[.C$4]" office:value-type="float" office:value="3.64678119187541" calcext:value-type="float">
            <text:p>3.6</text:p>
          </table:table-cell>
          <table:table-cell table:style-name="ce53" table:number-columns-repeated="2"/>
          <table:table-cell table:number-columns-repeated="2"/>
          <table:table-cell table:style-name="ce5" office:value-type="date" office:date-value="2020-02-24" calcext:value-type="date">
            <text:p>24/02</text:p>
          </table:table-cell>
          <table:table-cell table:style-name="ce53" table:formula="of:=[Hoja1.I13]/[.I$4]" office:value-type="float" office:value="0.518468476709248" calcext:value-type="float">
            <text:p>0.5</text:p>
          </table:table-cell>
          <table:table-cell table:style-name="ce53" table:formula="of:=[Hoja1.J13]/[.J$4]" office:value-type="float" office:value="0.117921406443898" calcext:value-type="float">
            <text:p>0.1</text:p>
          </table:table-cell>
          <table:table-cell table:style-name="ce53" table:formula="of:=[Hoja1.K13]/[.K$4]" office:value-type="float" office:value="0.0748973033039256" calcext:value-type="float">
            <text:p>0.1</text:p>
          </table:table-cell>
          <table:table-cell table:number-columns-repeated="2"/>
          <table:table-cell table:style-name="ce5" office:value-type="date" office:date-value="2020-02-24" calcext:value-type="date">
            <text:p>24/02</text:p>
          </table:table-cell>
          <table:table-cell table:style-name="ce53" table:formula="of:=[Hoja1.I13]/[Hoja1.C13]*100" office:value-type="float" office:value="3.08370044052863" calcext:value-type="float">
            <text:p>3.1</text:p>
          </table:table-cell>
          <table:table-cell table:style-name="ce53" table:number-columns-repeated="2"/>
          <table:table-cell table:style-name="ce21"/>
          <table:table-cell/>
          <table:table-cell office:value-type="string" calcext:value-type="string">
            <text:p>Trastornos mentales</text:p>
          </table:table-cell>
          <table:table-cell table:style-name="ce54" office:value-type="float" office:value="22016" calcext:value-type="float">
            <text:p>22016</text:p>
          </table:table-cell>
        </table:table-row>
        <table:table-row table:style-name="ro1">
          <table:table-cell/>
          <table:table-cell table:style-name="ce5" office:value-type="date" office:date-value="2020-02-25" calcext:value-type="date">
            <text:p>25/02</text:p>
          </table:table-cell>
          <table:table-cell table:style-name="ce53" table:formula="of:=[Hoja1.C14]/[.C$4]" office:value-type="float" office:value="5.14083692246754" calcext:value-type="float">
            <text:p>5.1</text:p>
          </table:table-cell>
          <table:table-cell table:style-name="ce53" table:formula="of:=[Hoja1.D14]/[.D$4]" office:value-type="float" office:value="0.17122188215654" calcext:value-type="float">
            <text:p>0.2</text:p>
          </table:table-cell>
          <table:table-cell table:style-name="ce53" table:formula="of:=[Hoja1.E14]/[.E$4]" office:value-type="float" office:value="0.192980391692895" calcext:value-type="float">
            <text:p>0.2</text:p>
          </table:table-cell>
          <table:table-cell table:style-name="ce53" table:formula="of:=[Hoja1.F14]/[.F$4]" office:value-type="float" office:value="0.2237199388295" calcext:value-type="float">
            <text:p>0.2</text:p>
          </table:table-cell>
          <table:table-cell/>
          <table:table-cell table:style-name="ce5" office:value-type="date" office:date-value="2020-02-25" calcext:value-type="date">
            <text:p>25/02</text:p>
          </table:table-cell>
          <table:table-cell table:style-name="ce53" table:formula="of:=[Hoja1.I14]/[.I$4]" office:value-type="float" office:value="0.740669252441783" calcext:value-type="float">
            <text:p>0.7</text:p>
          </table:table-cell>
          <table:table-cell table:style-name="ce53" table:formula="of:=[Hoja1.J14]/[.J$4]" office:value-type="float" office:value="0.117921406443898" calcext:value-type="float">
            <text:p>0.1</text:p>
          </table:table-cell>
          <table:table-cell table:style-name="ce53" table:formula="of:=[Hoja1.K14]/[.K$4]" office:value-type="float" office:value="0.0748973033039256" calcext:value-type="float">
            <text:p>0.1</text:p>
          </table:table-cell>
          <table:table-cell table:number-columns-repeated="2"/>
          <table:table-cell table:style-name="ce5" office:value-type="date" office:date-value="2020-02-25" calcext:value-type="date">
            <text:p>25/02</text:p>
          </table:table-cell>
          <table:table-cell table:style-name="ce53" table:formula="of:=[Hoja1.I14]/[Hoja1.C14]*100" office:value-type="float" office:value="3.125" calcext:value-type="float">
            <text:p>3.1</text:p>
          </table:table-cell>
          <table:table-cell table:style-name="ce53" table:formula="of:=[Hoja1.J14]/[Hoja1.D14]*100" office:value-type="float" office:value="12.5" calcext:value-type="float">
            <text:p>12.5</text:p>
          </table:table-cell>
          <table:table-cell table:style-name="ce53" table:formula="of:=[Hoja1.K14]/[Hoja1.E14]*100" office:value-type="float" office:value="7.69230769230769" calcext:value-type="float">
            <text:p>7.7</text:p>
          </table:table-cell>
          <table:table-cell table:style-name="ce21"/>
          <table:table-cell/>
          <table:table-cell office:value-type="string" calcext:value-type="string">
            <text:p>Enfermedades del sistema digestivo</text:p>
          </table:table-cell>
          <table:table-cell table:style-name="ce54" office:value-type="float" office:value="18173" calcext:value-type="float">
            <text:p>18173</text:p>
          </table:table-cell>
        </table:table-row>
        <table:table-row table:style-name="ro1">
          <table:table-cell/>
          <table:table-cell table:style-name="ce5" office:value-type="date" office:date-value="2020-02-26" calcext:value-type="date">
            <text:p>26/02</text:p>
          </table:table-cell>
          <table:table-cell table:style-name="ce53" table:formula="of:=[Hoja1.C15]/[.C$4]" office:value-type="float" office:value="7.14897634530642" calcext:value-type="float">
            <text:p>7.1</text:p>
          </table:table-cell>
          <table:table-cell table:style-name="ce53" table:formula="of:=[Hoja1.D15]/[.D$4]" office:value-type="float" office:value="0.299638293773944" calcext:value-type="float">
            <text:p>0.3</text:p>
          </table:table-cell>
          <table:table-cell table:style-name="ce53" table:formula="of:=[Hoja1.E15]/[.E$4]" office:value-type="float" office:value="0.267203619267085" calcext:value-type="float">
            <text:p>0.3</text:p>
          </table:table-cell>
          <table:table-cell table:style-name="ce53" table:formula="of:=[Hoja1.F15]/[.F$4]" office:value-type="float" office:value="0.261006595301083" calcext:value-type="float">
            <text:p>0.3</text:p>
          </table:table-cell>
          <table:table-cell/>
          <table:table-cell table:style-name="ce5" office:value-type="date" office:date-value="2020-02-26" calcext:value-type="date">
            <text:p>26/02</text:p>
          </table:table-cell>
          <table:table-cell table:style-name="ce53" table:formula="of:=[Hoja1.I15]/[.I$4]" office:value-type="float" office:value="0.888803102930139" calcext:value-type="float">
            <text:p>0.9</text:p>
          </table:table-cell>
          <table:table-cell table:style-name="ce53" table:formula="of:=[Hoja1.J15]/[.J$4]" office:value-type="float" office:value="0.117921406443898" calcext:value-type="float">
            <text:p>0.1</text:p>
          </table:table-cell>
          <table:table-cell table:style-name="ce53" table:formula="of:=[Hoja1.K15]/[.K$4]" office:value-type="float" office:value="0.149794606607851" calcext:value-type="float">
            <text:p>0.1</text:p>
          </table:table-cell>
          <table:table-cell table:number-columns-repeated="2"/>
          <table:table-cell table:style-name="ce5" office:value-type="date" office:date-value="2020-02-26" calcext:value-type="date">
            <text:p>26/02</text:p>
          </table:table-cell>
          <table:table-cell table:style-name="ce53" table:formula="of:=[Hoja1.I15]/[Hoja1.C15]*100" office:value-type="float" office:value="2.69662921348315" calcext:value-type="float">
            <text:p>2.7</text:p>
          </table:table-cell>
          <table:table-cell table:style-name="ce53" table:formula="of:=[Hoja1.J15]/[Hoja1.D15]*100" office:value-type="float" office:value="7.14285714285714" calcext:value-type="float">
            <text:p>7.1</text:p>
          </table:table-cell>
          <table:table-cell table:style-name="ce53" table:formula="of:=[Hoja1.K15]/[Hoja1.E15]*100" office:value-type="float" office:value="11.1111111111111" calcext:value-type="float">
            <text:p>11.1</text:p>
          </table:table-cell>
          <table:table-cell table:style-name="ce21"/>
          <table:table-cell/>
          <table:table-cell office:value-type="string" calcext:value-type="string">
            <text:p>Enfermedades del sistema genitourinario</text:p>
          </table:table-cell>
          <table:table-cell table:style-name="ce54" office:value-type="float" office:value="13569" calcext:value-type="float">
            <text:p>13569</text:p>
          </table:table-cell>
        </table:table-row>
        <table:table-row table:style-name="ro1">
          <table:table-cell/>
          <table:table-cell table:style-name="ce5" office:value-type="date" office:date-value="2020-02-27" calcext:value-type="date">
            <text:p>27/02</text:p>
          </table:table-cell>
          <table:table-cell table:style-name="ce54" table:formula="of:=[Hoja1.C16]/[.C$4]" office:value-type="float" office:value="10.4423249987622" calcext:value-type="float">
            <text:p>10</text:p>
          </table:table-cell>
          <table:table-cell table:style-name="ce53" table:formula="of:=[Hoja1.D16]/[.D$4]" office:value-type="float" office:value="0.556471117008754" calcext:value-type="float">
            <text:p>0.6</text:p>
          </table:table-cell>
          <table:table-cell table:style-name="ce53" table:formula="of:=[Hoja1.E16]/[.E$4]" office:value-type="float" office:value="0.564096529563846" calcext:value-type="float">
            <text:p>0.6</text:p>
          </table:table-cell>
          <table:table-cell table:style-name="ce53" table:formula="of:=[Hoja1.F16]/[.F$4]" office:value-type="float" office:value="0.323151022753722" calcext:value-type="float">
            <text:p>0.3</text:p>
          </table:table-cell>
          <table:table-cell/>
          <table:table-cell table:style-name="ce5" office:value-type="date" office:date-value="2020-02-27" calcext:value-type="date">
            <text:p>27/02</text:p>
          </table:table-cell>
          <table:table-cell table:style-name="ce53" table:formula="of:=[Hoja1.I16]/[.I$4]" office:value-type="float" office:value="1.25913772915103" calcext:value-type="float">
            <text:p>1.3</text:p>
          </table:table-cell>
          <table:table-cell table:style-name="ce53" table:formula="of:=[Hoja1.J16]/[.J$4]" office:value-type="float" office:value="0.117921406443898" calcext:value-type="float">
            <text:p>0.1</text:p>
          </table:table-cell>
          <table:table-cell table:style-name="ce53" table:formula="of:=[Hoja1.K16]/[.K$4]" office:value-type="float" office:value="0.149794606607851" calcext:value-type="float">
            <text:p>0.1</text:p>
          </table:table-cell>
          <table:table-cell table:number-columns-repeated="2"/>
          <table:table-cell table:style-name="ce5" office:value-type="date" office:date-value="2020-02-27" calcext:value-type="date">
            <text:p>27/02</text:p>
          </table:table-cell>
          <table:table-cell table:style-name="ce53" table:formula="of:=[Hoja1.I16]/[Hoja1.C16]*100" office:value-type="float" office:value="2.61538461538462" calcext:value-type="float">
            <text:p>2.6</text:p>
          </table:table-cell>
          <table:table-cell table:style-name="ce53" table:formula="of:=[Hoja1.J16]/[Hoja1.D16]*100" office:value-type="float" office:value="3.84615384615385" calcext:value-type="float">
            <text:p>3.8</text:p>
          </table:table-cell>
          <table:table-cell table:style-name="ce53" table:formula="of:=[Hoja1.K16]/[Hoja1.E16]*100" office:value-type="float" office:value="5.26315789473684" calcext:value-type="float">
            <text:p>5.3</text:p>
          </table:table-cell>
          <table:table-cell table:style-name="ce21"/>
          <table:table-cell/>
          <table:table-cell office:value-type="string" calcext:value-type="string">
            <text:p>Enfermedades endocrinas</text:p>
          </table:table-cell>
          <table:table-cell table:style-name="ce54" office:value-type="float" office:value="12413" calcext:value-type="float">
            <text:p>12413</text:p>
          </table:table-cell>
        </table:table-row>
        <table:table-row table:style-name="ro1">
          <table:table-cell/>
          <table:table-cell table:style-name="ce5" office:value-type="date" office:date-value="2020-02-28" calcext:value-type="date">
            <text:p>28/02</text:p>
          </table:table-cell>
          <table:table-cell table:style-name="ce54" table:formula="of:=[Hoja1.C17]/[.C$4]" office:value-type="float" office:value="14.2658224598474" calcext:value-type="float">
            <text:p>14</text:p>
          </table:table-cell>
          <table:table-cell table:style-name="ce53" table:formula="of:=[Hoja1.D17]/[.D$4]" office:value-type="float" office:value="0.963123087130535" calcext:value-type="float">
            <text:p>1.0</text:p>
          </table:table-cell>
          <table:table-cell table:style-name="ce53" table:formula="of:=[Hoja1.E17]/[.E$4]" office:value-type="float" office:value="0.846144794345769" calcext:value-type="float">
            <text:p>0.8</text:p>
          </table:table-cell>
          <table:table-cell table:style-name="ce53" table:formula="of:=[Hoja1.F17]/[.F$4]" office:value-type="float" office:value="0.658730930997972" calcext:value-type="float">
            <text:p>0.7</text:p>
          </table:table-cell>
          <table:table-cell/>
          <table:table-cell table:style-name="ce5" office:value-type="date" office:date-value="2020-02-28" calcext:value-type="date">
            <text:p>28/02</text:p>
          </table:table-cell>
          <table:table-cell table:style-name="ce53" table:formula="of:=[Hoja1.I17]/[.I$4]" office:value-type="float" office:value="1.55540543012774" calcext:value-type="float">
            <text:p>1.6</text:p>
          </table:table-cell>
          <table:table-cell table:style-name="ce53" table:formula="of:=[Hoja1.J17]/[.J$4]" office:value-type="float" office:value="0.117921406443898" calcext:value-type="float">
            <text:p>0.1</text:p>
          </table:table-cell>
          <table:table-cell table:style-name="ce53" table:formula="of:=[Hoja1.K17]/[.K$4]" office:value-type="float" office:value="0.149794606607851" calcext:value-type="float">
            <text:p>0.1</text:p>
          </table:table-cell>
          <table:table-cell table:number-columns-repeated="2"/>
          <table:table-cell table:style-name="ce5" office:value-type="date" office:date-value="2020-02-28" calcext:value-type="date">
            <text:p>28/02</text:p>
          </table:table-cell>
          <table:table-cell table:style-name="ce53" table:formula="of:=[Hoja1.I17]/[Hoja1.C17]*100" office:value-type="float" office:value="2.36486486486486" calcext:value-type="float">
            <text:p>2.4</text:p>
          </table:table-cell>
          <table:table-cell table:style-name="ce53" table:formula="of:=[Hoja1.J17]/[Hoja1.D17]*100" office:value-type="float" office:value="2.22222222222222" calcext:value-type="float">
            <text:p>2.2</text:p>
          </table:table-cell>
          <table:table-cell table:style-name="ce53" table:formula="of:=[Hoja1.K17]/[Hoja1.E17]*100" office:value-type="float" office:value="3.50877192982456" calcext:value-type="float">
            <text:p>3.5</text:p>
          </table:table-cell>
          <table:table-cell table:style-name="ce21"/>
          <table:table-cell/>
          <table:table-cell office:value-type="string" calcext:value-type="string">
            <text:p>Causas externas</text:p>
          </table:table-cell>
          <table:table-cell table:style-name="ce54" office:value-type="float" office:value="9343" calcext:value-type="float">
            <text:p>9343</text:p>
          </table:table-cell>
        </table:table-row>
        <table:table-row table:style-name="ro1">
          <table:table-cell/>
          <table:table-cell table:style-name="ce5" office:value-type="date" office:date-value="2020-02-29" calcext:value-type="date">
            <text:p>29/02</text:p>
          </table:table-cell>
          <table:table-cell table:style-name="ce54" table:formula="of:=[Hoja1.C18]/[.C$4]" office:value-type="float" office:value="18.1214501516981" calcext:value-type="float">
            <text:p>18</text:p>
          </table:table-cell>
          <table:table-cell table:style-name="ce53" table:formula="of:=[Hoja1.D18]/[.D$4]" office:value-type="float" office:value="1.26276138090448" calcext:value-type="float">
            <text:p>1.3</text:p>
          </table:table-cell>
          <table:table-cell table:style-name="ce53" table:formula="of:=[Hoja1.E18]/[.E$4]" office:value-type="float" office:value="1.48446455148381" calcext:value-type="float">
            <text:p>1.5</text:p>
          </table:table-cell>
          <table:table-cell table:style-name="ce53" table:formula="of:=[Hoja1.F18]/[.F$4]" office:value-type="float" office:value="0.820306442374833" calcext:value-type="float">
            <text:p>0.8</text:p>
          </table:table-cell>
          <table:table-cell/>
          <table:table-cell table:style-name="ce5" office:value-type="date" office:date-value="2020-02-29" calcext:value-type="date">
            <text:p>29/02</text:p>
          </table:table-cell>
          <table:table-cell table:style-name="ce53" table:formula="of:=[Hoja1.I18]/[.I$4]" office:value-type="float" office:value="2.14794083208117" calcext:value-type="float">
            <text:p>2.1</text:p>
          </table:table-cell>
          <table:table-cell table:style-name="ce53" table:formula="of:=[Hoja1.J18]/[.J$4]" office:value-type="float" office:value="0.117921406443898" calcext:value-type="float">
            <text:p>0.1</text:p>
          </table:table-cell>
          <table:table-cell table:style-name="ce53" table:formula="of:=[Hoja1.K18]/[.K$4]" office:value-type="float" office:value="0.149794606607851" calcext:value-type="float">
            <text:p>0.1</text:p>
          </table:table-cell>
          <table:table-cell table:number-columns-repeated="2"/>
          <table:table-cell table:style-name="ce5" office:value-type="date" office:date-value="2020-02-29" calcext:value-type="date">
            <text:p>29/02</text:p>
          </table:table-cell>
          <table:table-cell table:style-name="ce53" table:formula="of:=[Hoja1.I18]/[Hoja1.C18]*100" office:value-type="float" office:value="2.5709219858156" calcext:value-type="float">
            <text:p>2.6</text:p>
          </table:table-cell>
          <table:table-cell table:style-name="ce53" table:formula="of:=[Hoja1.J18]/[Hoja1.D18]*100" office:value-type="float" office:value="1.69491525423729" calcext:value-type="float">
            <text:p>1.7</text:p>
          </table:table-cell>
          <table:table-cell table:style-name="ce53" table:formula="of:=[Hoja1.K18]/[Hoja1.E18]*100" office:value-type="float" office:value="2" calcext:value-type="float">
            <text:p>2.0</text:p>
          </table:table-cell>
          <table:table-cell table:style-name="ce21"/>
          <table:table-cell/>
          <table:table-cell office:value-type="string" calcext:value-type="string">
            <text:p>No clasificados en otra parte</text:p>
          </table:table-cell>
          <table:table-cell table:style-name="ce54" office:value-type="float" office:value="8054" calcext:value-type="float">
            <text:p>8054</text:p>
          </table:table-cell>
        </table:table-row>
        <table:table-row table:style-name="ro1">
          <table:table-cell/>
          <table:table-cell table:style-name="ce5" office:value-type="date" office:date-value="2020-03-01" calcext:value-type="date">
            <text:p>01/03</text:p>
          </table:table-cell>
          <table:table-cell table:style-name="ce54" table:formula="of:=[Hoja1.C19]/[.C$4]" office:value-type="float" office:value="27.2143054583125" calcext:value-type="float">
            <text:p>27</text:p>
          </table:table-cell>
          <table:table-cell table:style-name="ce53" table:formula="of:=[Hoja1.D19]/[.D$4]" office:value-type="float" office:value="1.79782976264367" calcext:value-type="float">
            <text:p>1.8</text:p>
          </table:table-cell>
          <table:table-cell table:style-name="ce53" table:formula="of:=[Hoja1.E19]/[.E$4]" office:value-type="float" office:value="1.92980391692895" calcext:value-type="float">
            <text:p>1.9</text:p>
          </table:table-cell>
          <table:table-cell table:style-name="ce53" table:formula="of:=[Hoja1.F19]/[.F$4]" office:value-type="float" office:value="1.45417960239175" calcext:value-type="float">
            <text:p>1.5</text:p>
          </table:table-cell>
          <table:table-cell/>
          <table:table-cell table:style-name="ce5" office:value-type="date" office:date-value="2020-03-01" calcext:value-type="date">
            <text:p>01/03</text:p>
          </table:table-cell>
          <table:table-cell table:style-name="ce53" table:formula="of:=[Hoja1.I19]/[.I$4]" office:value-type="float" office:value="2.51827545830206" calcext:value-type="float">
            <text:p>2.5</text:p>
          </table:table-cell>
          <table:table-cell table:style-name="ce53" table:formula="of:=[Hoja1.J19]/[.J$4]" office:value-type="float" office:value="0.117921406443898" calcext:value-type="float">
            <text:p>0.1</text:p>
          </table:table-cell>
          <table:table-cell table:style-name="ce53" table:formula="of:=[Hoja1.K19]/[.K$4]" office:value-type="float" office:value="0.149794606607851" calcext:value-type="float">
            <text:p>0.1</text:p>
          </table:table-cell>
          <table:table-cell table:number-columns-repeated="2"/>
          <table:table-cell table:style-name="ce5" office:value-type="date" office:date-value="2020-03-01" calcext:value-type="date">
            <text:p>01/03</text:p>
          </table:table-cell>
          <table:table-cell table:style-name="ce53" table:formula="of:=[Hoja1.I19]/[Hoja1.C19]*100" office:value-type="float" office:value="2.00708382526564" calcext:value-type="float">
            <text:p>2.0</text:p>
          </table:table-cell>
          <table:table-cell table:style-name="ce53" table:formula="of:=[Hoja1.J19]/[Hoja1.D19]*100" office:value-type="float" office:value="1.19047619047619" calcext:value-type="float">
            <text:p>1.2</text:p>
          </table:table-cell>
          <table:table-cell table:style-name="ce53" table:formula="of:=[Hoja1.K19]/[Hoja1.E19]*100" office:value-type="float" office:value="1.53846153846154" calcext:value-type="float">
            <text:p>1.5</text:p>
          </table:table-cell>
          <table:table-cell table:style-name="ce21"/>
          <table:table-cell/>
          <table:table-cell office:value-type="string" calcext:value-type="string">
            <text:p>Enfermedades infecciosas y parasitarias</text:p>
          </table:table-cell>
          <table:table-cell table:style-name="ce54" office:value-type="float" office:value="5283" calcext:value-type="float">
            <text:p>5283</text:p>
          </table:table-cell>
        </table:table-row>
        <table:table-row table:style-name="ro1">
          <table:table-cell/>
          <table:table-cell table:style-name="ce5" office:value-type="date" office:date-value="2020-03-02" calcext:value-type="date">
            <text:p>02/03</text:p>
          </table:table-cell>
          <table:table-cell table:style-name="ce54" table:formula="of:=[Hoja1.C20]/[.C$4]" office:value-type="float" office:value="32.7085749191997" calcext:value-type="float">
            <text:p>33</text:p>
          </table:table-cell>
          <table:table-cell table:style-name="ce53" table:formula="of:=[Hoja1.D20]/[.D$4]" office:value-type="float" office:value="2.67534190869593" calcext:value-type="float">
            <text:p>2.7</text:p>
          </table:table-cell>
          <table:table-cell table:style-name="ce53" table:formula="of:=[Hoja1.E20]/[.E$4]" office:value-type="float" office:value="2.83532729333407" calcext:value-type="float">
            <text:p>2.8</text:p>
          </table:table-cell>
          <table:table-cell table:style-name="ce53" table:formula="of:=[Hoja1.F20]/[.F$4]" office:value-type="float" office:value="1.87676170906969" calcext:value-type="float">
            <text:p>1.9</text:p>
          </table:table-cell>
          <table:table-cell/>
          <table:table-cell table:style-name="ce5" office:value-type="date" office:date-value="2020-03-02" calcext:value-type="date">
            <text:p>02/03</text:p>
          </table:table-cell>
          <table:table-cell table:style-name="ce53" table:formula="of:=[Hoja1.I20]/[.I$4]" office:value-type="float" office:value="3.85148011269727" calcext:value-type="float">
            <text:p>3.9</text:p>
          </table:table-cell>
          <table:table-cell table:style-name="ce53" table:formula="of:=[Hoja1.J20]/[.J$4]" office:value-type="float" office:value="0.117921406443898" calcext:value-type="float">
            <text:p>0.1</text:p>
          </table:table-cell>
          <table:table-cell table:style-name="ce53" table:formula="of:=[Hoja1.K20]/[.K$4]" office:value-type="float" office:value="0.224691909911777" calcext:value-type="float">
            <text:p>0.2</text:p>
          </table:table-cell>
          <table:table-cell table:number-columns-repeated="2"/>
          <table:table-cell table:style-name="ce5" office:value-type="date" office:date-value="2020-03-02" calcext:value-type="date">
            <text:p>02/03</text:p>
          </table:table-cell>
          <table:table-cell table:style-name="ce53" table:formula="of:=[Hoja1.I20]/[Hoja1.C20]*100" office:value-type="float" office:value="2.55402750491159" calcext:value-type="float">
            <text:p>2.6</text:p>
          </table:table-cell>
          <table:table-cell table:style-name="ce53" table:formula="of:=[Hoja1.J20]/[Hoja1.D20]*100" office:value-type="float" office:value="0.8" calcext:value-type="float">
            <text:p>0.8</text:p>
          </table:table-cell>
          <table:table-cell table:style-name="ce53" table:formula="of:=[Hoja1.K20]/[Hoja1.E20]*100" office:value-type="float" office:value="1.57068062827225" calcext:value-type="float">
            <text:p>1.6</text:p>
          </table:table-cell>
          <table:table-cell table:style-name="ce21"/>
          <table:table-cell/>
          <table:table-cell office:value-type="string" calcext:value-type="string">
            <text:p>Enfermedades del sistema osteomuscular</text:p>
          </table:table-cell>
          <table:table-cell table:style-name="ce54" office:value-type="float" office:value="4957" calcext:value-type="float">
            <text:p>4957</text:p>
          </table:table-cell>
        </table:table-row>
        <table:table-row table:style-name="ro1">
          <table:table-cell/>
          <table:table-cell table:style-name="ce5" office:value-type="date" office:date-value="2020-03-03" calcext:value-type="date">
            <text:p>03/03</text:p>
          </table:table-cell>
          <table:table-cell table:style-name="ce54" table:formula="of:=[Hoja1.C21]/[.C$4]" office:value-type="float" office:value="40.1949186875431" calcext:value-type="float">
            <text:p>40</text:p>
          </table:table-cell>
          <table:table-cell table:style-name="ce53" table:formula="of:=[Hoja1.D21]/[.D$4]" office:value-type="float" office:value="3.6170622605569" calcext:value-type="float">
            <text:p>3.6</text:p>
          </table:table-cell>
          <table:table-cell table:style-name="ce53" table:formula="of:=[Hoja1.E21]/[.E$4]" office:value-type="float" office:value="3.14706484914567" calcext:value-type="float">
            <text:p>3.1</text:p>
          </table:table-cell>
          <table:table-cell table:style-name="ce53" table:formula="of:=[Hoja1.F21]/[.F$4]" office:value-type="float" office:value="2.33663047221922" calcext:value-type="float">
            <text:p>2.3</text:p>
          </table:table-cell>
          <table:table-cell/>
          <table:table-cell table:style-name="ce5" office:value-type="date" office:date-value="2020-03-03" calcext:value-type="date">
            <text:p>03/03</text:p>
          </table:table-cell>
          <table:table-cell table:style-name="ce53" table:formula="of:=[Hoja1.I21]/[.I$4]" office:value-type="float" office:value="5.85128709429008" calcext:value-type="float">
            <text:p>5.9</text:p>
          </table:table-cell>
          <table:table-cell table:style-name="ce53" table:formula="of:=[Hoja1.J21]/[.J$4]" office:value-type="float" office:value="0.235842812887796" calcext:value-type="float">
            <text:p>0.2</text:p>
          </table:table-cell>
          <table:table-cell table:style-name="ce53" table:formula="of:=[Hoja1.K21]/[.K$4]" office:value-type="float" office:value="0.299589213215703" calcext:value-type="float">
            <text:p>0.3</text:p>
          </table:table-cell>
          <table:table-cell table:number-columns-repeated="2"/>
          <table:table-cell table:style-name="ce5" office:value-type="date" office:date-value="2020-03-03" calcext:value-type="date">
            <text:p>03/03</text:p>
          </table:table-cell>
          <table:table-cell table:style-name="ce53" table:formula="of:=[Hoja1.I21]/[Hoja1.C21]*100" office:value-type="float" office:value="3.15747402078337" calcext:value-type="float">
            <text:p>3.2</text:p>
          </table:table-cell>
          <table:table-cell table:style-name="ce53" table:formula="of:=[Hoja1.J21]/[Hoja1.D21]*100" office:value-type="float" office:value="1.18343195266272" calcext:value-type="float">
            <text:p>1.2</text:p>
          </table:table-cell>
          <table:table-cell table:style-name="ce53" table:formula="of:=[Hoja1.K21]/[Hoja1.E21]*100" office:value-type="float" office:value="1.88679245283019" calcext:value-type="float">
            <text:p>1.9</text:p>
          </table:table-cell>
          <table:table-cell table:style-name="ce21"/>
          <table:table-cell/>
          <table:table-cell office:value-type="string" calcext:value-type="string">
            <text:p>Enfermedades de la piel</text:p>
          </table:table-cell>
          <table:table-cell table:style-name="ce54" office:value-type="float" office:value="1772" calcext:value-type="float">
            <text:p>1772</text:p>
          </table:table-cell>
        </table:table-row>
        <table:table-row table:style-name="ro1">
          <table:table-cell/>
          <table:table-cell table:style-name="ce5" office:value-type="date" office:date-value="2020-03-04" calcext:value-type="date">
            <text:p>04/03</text:p>
          </table:table-cell>
          <table:table-cell table:style-name="ce54" table:formula="of:=[Hoja1.C22]/[.C$4]" office:value-type="float" office:value="49.6251414171944" calcext:value-type="float">
            <text:p>50</text:p>
          </table:table-cell>
          <table:table-cell table:style-name="ce53" table:formula="of:=[Hoja1.D22]/[.D$4]" office:value-type="float" office:value="4.87982364146138" calcext:value-type="float">
            <text:p>4.9</text:p>
          </table:table-cell>
          <table:table-cell table:style-name="ce53" table:formula="of:=[Hoja1.E22]/[.E$4]" office:value-type="float" office:value="4.23072397172885" calcext:value-type="float">
            <text:p>4.2</text:p>
          </table:table-cell>
          <table:table-cell table:style-name="ce53" table:formula="of:=[Hoja1.F22]/[.F$4]" office:value-type="float" office:value="2.98293251772667" calcext:value-type="float">
            <text:p>3.0</text:p>
          </table:table-cell>
          <table:table-cell/>
          <table:table-cell table:style-name="ce5" office:value-type="date" office:date-value="2020-03-04" calcext:value-type="date">
            <text:p>04/03</text:p>
          </table:table-cell>
          <table:table-cell table:style-name="ce53" table:formula="of:=[Hoja1.I22]/[.I$4]" office:value-type="float" office:value="7.92516100112708" calcext:value-type="float">
            <text:p>7.9</text:p>
          </table:table-cell>
          <table:table-cell table:style-name="ce53" table:formula="of:=[Hoja1.J22]/[.J$4]" office:value-type="float" office:value="0.353764219331693" calcext:value-type="float">
            <text:p>0.4</text:p>
          </table:table-cell>
          <table:table-cell table:style-name="ce53" table:formula="of:=[Hoja1.K22]/[.K$4]" office:value-type="float" office:value="0.299589213215703" calcext:value-type="float">
            <text:p>0.3</text:p>
          </table:table-cell>
          <table:table-cell table:number-columns-repeated="2"/>
          <table:table-cell table:style-name="ce5" office:value-type="date" office:date-value="2020-03-04" calcext:value-type="date">
            <text:p>04/03</text:p>
          </table:table-cell>
          <table:table-cell table:style-name="ce53" table:formula="of:=[Hoja1.I22]/[Hoja1.C22]*100" office:value-type="float" office:value="3.46390417610877" calcext:value-type="float">
            <text:p>3.5</text:p>
          </table:table-cell>
          <table:table-cell table:style-name="ce53" table:formula="of:=[Hoja1.J22]/[Hoja1.D22]*100" office:value-type="float" office:value="1.31578947368421" calcext:value-type="float">
            <text:p>1.3</text:p>
          </table:table-cell>
          <table:table-cell table:style-name="ce53" table:formula="of:=[Hoja1.K22]/[Hoja1.E22]*100" office:value-type="float" office:value="1.40350877192982" calcext:value-type="float">
            <text:p>1.4</text:p>
          </table:table-cell>
          <table:table-cell table:style-name="ce21"/>
          <table:table-cell/>
          <table:table-cell office:value-type="string" calcext:value-type="string">
            <text:p>Enfermedades de la sangre</text:p>
          </table:table-cell>
          <table:table-cell table:style-name="ce54" office:value-type="float" office:value="1718" calcext:value-type="float">
            <text:p>1718</text:p>
          </table:table-cell>
        </table:table-row>
        <table:table-row table:style-name="ro1">
          <table:table-cell/>
          <table:table-cell table:style-name="ce5" office:value-type="date" office:date-value="2020-03-05" calcext:value-type="date">
            <text:p>05/03</text:p>
          </table:table-cell>
          <table:table-cell table:style-name="ce54" table:formula="of:=[Hoja1.C23]/[.C$4]" office:value-type="float" office:value="61.9792151464992" calcext:value-type="float">
            <text:p>62</text:p>
          </table:table-cell>
          <table:table-cell table:style-name="ce53" table:formula="of:=[Hoja1.D23]/[.D$4]" office:value-type="float" office:value="6.03557134601802" calcext:value-type="float">
            <text:p>6.0</text:p>
          </table:table-cell>
          <table:table-cell table:style-name="ce53" table:formula="of:=[Hoja1.E23]/[.E$4]" office:value-type="float" office:value="6.2792850527765" calcext:value-type="float">
            <text:p>6.3</text:p>
          </table:table-cell>
          <table:table-cell table:style-name="ce53" table:formula="of:=[Hoja1.F23]/[.F$4]" office:value-type="float" office:value="4.3376810361942" calcext:value-type="float">
            <text:p>4.3</text:p>
          </table:table-cell>
          <table:table-cell/>
          <table:table-cell table:style-name="ce5" office:value-type="date" office:date-value="2020-03-05" calcext:value-type="date">
            <text:p>05/03</text:p>
          </table:table-cell>
          <table:table-cell table:style-name="ce54" table:formula="of:=[Hoja1.I23]/[.I$4]" office:value-type="float" office:value="10.9619049361384" calcext:value-type="float">
            <text:p>11</text:p>
          </table:table-cell>
          <table:table-cell table:style-name="ce53" table:formula="of:=[Hoja1.J23]/[.J$4]" office:value-type="float" office:value="0.353764219331693" calcext:value-type="float">
            <text:p>0.4</text:p>
          </table:table-cell>
          <table:table-cell table:style-name="ce53" table:formula="of:=[Hoja1.K23]/[.K$4]" office:value-type="float" office:value="0.524281123127479" calcext:value-type="float">
            <text:p>0.5</text:p>
          </table:table-cell>
          <table:table-cell table:number-columns-repeated="2"/>
          <table:table-cell table:style-name="ce5" office:value-type="date" office:date-value="2020-03-05" calcext:value-type="date">
            <text:p>05/03</text:p>
          </table:table-cell>
          <table:table-cell table:style-name="ce53" table:formula="of:=[Hoja1.I23]/[Hoja1.C23]*100" office:value-type="float" office:value="3.83618455158113" calcext:value-type="float">
            <text:p>3.8</text:p>
          </table:table-cell>
          <table:table-cell table:style-name="ce53" table:formula="of:=[Hoja1.J23]/[Hoja1.D23]*100" office:value-type="float" office:value="1.06382978723404" calcext:value-type="float">
            <text:p>1.1</text:p>
          </table:table-cell>
          <table:table-cell table:style-name="ce53" table:formula="of:=[Hoja1.K23]/[Hoja1.E23]*100" office:value-type="float" office:value="1.6548463356974" calcext:value-type="float">
            <text:p>1.7</text:p>
          </table:table-cell>
          <table:table-cell table:style-name="ce21"/>
          <table:table-cell/>
          <table:table-cell office:value-type="string" calcext:value-type="string">
            <text:p>Malformaciones congénitas</text:p>
          </table:table-cell>
          <table:table-cell table:style-name="ce54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5" office:value-type="date" office:date-value="2020-03-06" calcext:value-type="date">
            <text:p>06/03</text:p>
          </table:table-cell>
          <table:table-cell table:style-name="ce54" table:formula="of:=[Hoja1.C24]/[.C$4]" office:value-type="float" office:value="74.4778749142484" calcext:value-type="float">
            <text:p>74</text:p>
          </table:table-cell>
          <table:table-cell table:style-name="ce53" table:formula="of:=[Hoja1.D24]/[.D$4]" office:value-type="float" office:value="7.81199837339212" calcext:value-type="float">
            <text:p>7.8</text:p>
          </table:table-cell>
          <table:table-cell table:style-name="ce53" table:formula="of:=[Hoja1.E24]/[.E$4]" office:value-type="float" office:value="9.09976770059573" calcext:value-type="float">
            <text:p>9.1</text:p>
          </table:table-cell>
          <table:table-cell table:style-name="ce53" table:formula="of:=[Hoja1.F24]/[.F$4]" office:value-type="float" office:value="6.63702485194183" calcext:value-type="float">
            <text:p>6.6</text:p>
          </table:table-cell>
          <table:table-cell/>
          <table:table-cell table:style-name="ce5" office:value-type="date" office:date-value="2020-03-06" calcext:value-type="date">
            <text:p>06/03</text:p>
          </table:table-cell>
          <table:table-cell table:style-name="ce54" table:formula="of:=[Hoja1.I24]/[.I$4]" office:value-type="float" office:value="14.5911842731031" calcext:value-type="float">
            <text:p>15</text:p>
          </table:table-cell>
          <table:table-cell table:style-name="ce53" table:formula="of:=[Hoja1.J24]/[.J$4]" office:value-type="float" office:value="0.943371251551182" calcext:value-type="float">
            <text:p>0.9</text:p>
          </table:table-cell>
          <table:table-cell table:style-name="ce53" table:formula="of:=[Hoja1.K24]/[.K$4]" office:value-type="float" office:value="0.674075729735331" calcext:value-type="float">
            <text:p>0.7</text:p>
          </table:table-cell>
          <table:table-cell table:number-columns-repeated="2"/>
          <table:table-cell table:style-name="ce5" office:value-type="date" office:date-value="2020-03-06" calcext:value-type="date">
            <text:p>06/03</text:p>
          </table:table-cell>
          <table:table-cell table:style-name="ce53" table:formula="of:=[Hoja1.I24]/[Hoja1.C24]*100" office:value-type="float" office:value="4.24935289042278" calcext:value-type="float">
            <text:p>4.2</text:p>
          </table:table-cell>
          <table:table-cell table:style-name="ce53" table:formula="of:=[Hoja1.J24]/[Hoja1.D24]*100" office:value-type="float" office:value="2.19178082191781" calcext:value-type="float">
            <text:p>2.2</text:p>
          </table:table-cell>
          <table:table-cell table:style-name="ce53" table:formula="of:=[Hoja1.K24]/[Hoja1.E24]*100" office:value-type="float" office:value="1.46818923327896" calcext:value-type="float">
            <text:p>1.5</text:p>
          </table:table-cell>
          <table:table-cell table:style-name="ce21"/>
          <table:table-cell table:number-columns-repeated="2"/>
          <table:table-cell table:style-name="ce21"/>
        </table:table-row>
        <table:table-row table:style-name="ro1">
          <table:table-cell/>
          <table:table-cell table:style-name="ce5" office:value-type="date" office:date-value="2020-03-07" calcext:value-type="date">
            <text:p>07/03</text:p>
          </table:table-cell>
          <table:table-cell table:style-name="ce54" table:formula="of:=[Hoja1.C25]/[.C$4]" office:value-type="float" office:value="94.5110737964891" calcext:value-type="float">
            <text:p>95</text:p>
          </table:table-cell>
          <table:table-cell table:style-name="ce54" table:formula="of:=[Hoja1.D25]/[.D$4]" office:value-type="float" office:value="9.203176165914" calcext:value-type="float">
            <text:p>9</text:p>
          </table:table-cell>
          <table:table-cell table:style-name="ce53" table:formula="of:=[Hoja1.E25]/[.E$4]" office:value-type="float" office:value="14.0875685935813" calcext:value-type="float">
            <text:p>14.1</text:p>
          </table:table-cell>
          <table:table-cell table:style-name="ce53" table:formula="of:=[Hoja1.F25]/[.F$4]" office:value-type="float" office:value="8.501357675521" calcext:value-type="float">
            <text:p>8.5</text:p>
          </table:table-cell>
          <table:table-cell/>
          <table:table-cell table:style-name="ce5" office:value-type="date" office:date-value="2020-03-07" calcext:value-type="date">
            <text:p>07/03</text:p>
          </table:table-cell>
          <table:table-cell table:style-name="ce54" table:formula="of:=[Hoja1.I25]/[.I$4]" office:value-type="float" office:value="17.2575935818935" calcext:value-type="float">
            <text:p>17</text:p>
          </table:table-cell>
          <table:table-cell table:style-name="ce53" table:formula="of:=[Hoja1.J25]/[.J$4]" office:value-type="float" office:value="1.17921406443898" calcext:value-type="float">
            <text:p>1.2</text:p>
          </table:table-cell>
          <table:table-cell table:style-name="ce53" table:formula="of:=[Hoja1.K25]/[.K$4]" office:value-type="float" office:value="1.19835685286281" calcext:value-type="float">
            <text:p>1.2</text:p>
          </table:table-cell>
          <table:table-cell table:number-columns-repeated="2"/>
          <table:table-cell table:style-name="ce5" office:value-type="date" office:date-value="2020-03-07" calcext:value-type="date">
            <text:p>07/03</text:p>
          </table:table-cell>
          <table:table-cell table:style-name="ce53" table:formula="of:=[Hoja1.I25]/[Hoja1.C25]*100" office:value-type="float" office:value="3.96056433792283" calcext:value-type="float">
            <text:p>4.0</text:p>
          </table:table-cell>
          <table:table-cell table:style-name="ce53" table:formula="of:=[Hoja1.J25]/[Hoja1.D25]*100" office:value-type="float" office:value="2.32558139534884" calcext:value-type="float">
            <text:p>2.3</text:p>
          </table:table-cell>
          <table:table-cell table:style-name="ce53" table:formula="of:=[Hoja1.K25]/[Hoja1.E25]*100" office:value-type="float" office:value="1.68598524762908" calcext:value-type="float">
            <text:p>1.7</text:p>
          </table:table-cell>
          <table:table-cell table:style-name="ce21"/>
          <table:table-cell/>
          <table:table-cell office:value-type="string" calcext:value-type="string">
            <text:p>Covid-19 – 13 de marzo</text:p>
          </table:table-cell>
          <table:table-cell table:style-name="ce54" office:value-type="float" office:value="122" calcext:value-type="float">
            <text:p>122</text:p>
          </table:table-cell>
        </table:table-row>
        <table:table-row table:style-name="ro1">
          <table:table-cell/>
          <table:table-cell table:style-name="ce5" office:value-type="date" office:date-value="2020-03-08" calcext:value-type="date">
            <text:p>08/03</text:p>
          </table:table-cell>
          <table:table-cell table:style-name="ce54" table:formula="of:=[Hoja1.C26]/[.C$4]" office:value-type="float" office:value="118.480225947494" calcext:value-type="float">
            <text:p>118</text:p>
          </table:table-cell>
          <table:table-cell table:style-name="ce54" table:formula="of:=[Hoja1.D26]/[.D$4]" office:value-type="float" office:value="14.4254435716885" calcext:value-type="float">
            <text:p>14</text:p>
          </table:table-cell>
          <table:table-cell table:style-name="ce54" table:formula="of:=[Hoja1.E26]/[.E$4]" office:value-type="float" office:value="16.7150708497077" calcext:value-type="float">
            <text:p>17</text:p>
          </table:table-cell>
          <table:table-cell table:style-name="ce53" table:formula="of:=[Hoja1.F26]/[.F$4]" office:value-type="float" office:value="10.527266010477" calcext:value-type="float">
            <text:p>10.5</text:p>
          </table:table-cell>
          <table:table-cell/>
          <table:table-cell table:style-name="ce5" office:value-type="date" office:date-value="2020-03-08" calcext:value-type="date">
            <text:p>08/03</text:p>
          </table:table-cell>
          <table:table-cell table:style-name="ce54" table:formula="of:=[Hoja1.I26]/[.I$4]" office:value-type="float" office:value="27.1084946393692" calcext:value-type="float">
            <text:p>27</text:p>
          </table:table-cell>
          <table:table-cell table:style-name="ce53" table:formula="of:=[Hoja1.J26]/[.J$4]" office:value-type="float" office:value="2.00466390954626" calcext:value-type="float">
            <text:p>2.0</text:p>
          </table:table-cell>
          <table:table-cell table:style-name="ce53" table:formula="of:=[Hoja1.K26]/[.K$4]" office:value-type="float" office:value="1.42304876277459" calcext:value-type="float">
            <text:p>1.4</text:p>
          </table:table-cell>
          <table:table-cell table:number-columns-repeated="2"/>
          <table:table-cell table:style-name="ce5" office:value-type="date" office:date-value="2020-03-08" calcext:value-type="date">
            <text:p>08/03</text:p>
          </table:table-cell>
          <table:table-cell table:style-name="ce53" table:formula="of:=[Hoja1.I26]/[Hoja1.C26]*100" office:value-type="float" office:value="4.96271186440678" calcext:value-type="float">
            <text:p>5.0</text:p>
          </table:table-cell>
          <table:table-cell table:style-name="ce53" table:formula="of:=[Hoja1.J26]/[Hoja1.D26]*100" office:value-type="float" office:value="2.52225519287834" calcext:value-type="float">
            <text:p>2.5</text:p>
          </table:table-cell>
          <table:table-cell table:style-name="ce53" table:formula="of:=[Hoja1.K26]/[Hoja1.E26]*100" office:value-type="float" office:value="1.68738898756661" calcext:value-type="float">
            <text:p>1.7</text:p>
          </table:table-cell>
          <table:table-cell table:style-name="ce21"/>
          <table:table-cell/>
          <table:table-cell office:value-type="string" calcext:value-type="string">
            <text:p>Covid-19 – 8 de marzo</text:p>
          </table:table-cell>
          <table:table-cell table:style-name="ce21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5" office:value-type="date" office:date-value="2020-03-09" calcext:value-type="date">
            <text:p>09/03</text:p>
          </table:table-cell>
          <table:table-cell table:style-name="ce54" table:formula="of:=[Hoja1.C27]/[.C$4]" office:value-type="float" office:value="147.349238290226" calcext:value-type="float">
            <text:p>147</text:p>
          </table:table-cell>
          <table:table-cell table:style-name="ce54" table:formula="of:=[Hoja1.D27]/[.D$4]" office:value-type="float" office:value="26.3467671168375" calcext:value-type="float">
            <text:p>26</text:p>
          </table:table-cell>
          <table:table-cell table:style-name="ce54" table:formula="of:=[Hoja1.E27]/[.E$4]" office:value-type="float" office:value="20.9606394669513" calcext:value-type="float">
            <text:p>21</text:p>
          </table:table-cell>
          <table:table-cell table:style-name="ce53" table:formula="of:=[Hoja1.F27]/[.F$4]" office:value-type="float" office:value="13.8209206654669" calcext:value-type="float">
            <text:p>13.8</text:p>
          </table:table-cell>
          <table:table-cell/>
          <table:table-cell table:style-name="ce5" office:value-type="date" office:date-value="2020-03-09" calcext:value-type="date">
            <text:p>09/03</text:p>
          </table:table-cell>
          <table:table-cell table:style-name="ce54" table:formula="of:=[Hoja1.I27]/[.I$4]" office:value-type="float" office:value="34.2929863880545" calcext:value-type="float">
            <text:p>34</text:p>
          </table:table-cell>
          <table:table-cell table:style-name="ce53" table:formula="of:=[Hoja1.J27]/[.J$4]" office:value-type="float" office:value="3.53764219331693" calcext:value-type="float">
            <text:p>3.5</text:p>
          </table:table-cell>
          <table:table-cell table:style-name="ce53" table:formula="of:=[Hoja1.K27]/[.K$4]" office:value-type="float" office:value="1.57284336938244" calcext:value-type="float">
            <text:p>1.6</text:p>
          </table:table-cell>
          <table:table-cell table:style-name="ce53" table:formula="of:=[Hoja1.L27]/[.L$4]" office:value-type="float" office:value="0.111170710964489" calcext:value-type="float">
            <text:p>0.1</text:p>
          </table:table-cell>
          <table:table-cell/>
          <table:table-cell table:style-name="ce5" office:value-type="date" office:date-value="2020-03-09" calcext:value-type="date">
            <text:p>09/03</text:p>
          </table:table-cell>
          <table:table-cell table:style-name="ce53" table:formula="of:=[Hoja1.I27]/[Hoja1.C27]*100" office:value-type="float" office:value="5.04797208896642" calcext:value-type="float">
            <text:p>5.0</text:p>
          </table:table-cell>
          <table:table-cell table:style-name="ce53" table:formula="of:=[Hoja1.J27]/[Hoja1.D27]*100" office:value-type="float" office:value="2.43704305442729" calcext:value-type="float">
            <text:p>2.4</text:p>
          </table:table-cell>
          <table:table-cell table:style-name="ce53" table:formula="of:=[Hoja1.K27]/[Hoja1.E27]*100" office:value-type="float" office:value="1.48725212464589" calcext:value-type="float">
            <text:p>1.5</text:p>
          </table:table-cell>
          <table:table-cell table:style-name="ce53" table:formula="of:=[Hoja1.L27]/[Hoja1.F27]*100" office:value-type="float" office:value="0.179856115107914" calcext:value-type="float">
            <text:p>0.2</text:p>
          </table:table-cell>
          <table:table-cell/>
          <table:table-cell office:value-type="string" calcext:value-type="string">
            <text:p>Covid-19 – 1 de marzo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 office:value-type="date" office:date-value="2020-03-10" calcext:value-type="date">
            <text:p>10/03</text:p>
          </table:table-cell>
          <table:table-cell table:style-name="ce54" table:formula="of:=[Hoja1.C28]/[.C$4]" office:value-type="float" office:value="163.044856019134" calcext:value-type="float">
            <text:p>163</text:p>
          </table:table-cell>
          <table:table-cell table:style-name="ce54" table:formula="of:=[Hoja1.D28]/[.D$4]" office:value-type="float" office:value="36.2776362819168" calcext:value-type="float">
            <text:p>36</text:p>
          </table:table-cell>
          <table:table-cell table:style-name="ce54" table:formula="of:=[Hoja1.E28]/[.E$4]" office:value-type="float" office:value="26.4828475984711" calcext:value-type="float">
            <text:p>26</text:p>
          </table:table-cell>
          <table:table-cell table:style-name="ce53" table:formula="of:=[Hoja1.F28]/[.F$4]" office:value-type="float" office:value="18.1461728161706" calcext:value-type="float">
            <text:p>18.1</text:p>
          </table:table-cell>
          <table:table-cell/>
          <table:table-cell table:style-name="ce5" office:value-type="date" office:date-value="2020-03-10" calcext:value-type="date">
            <text:p>10/03</text:p>
          </table:table-cell>
          <table:table-cell table:style-name="ce54" table:formula="of:=[Hoja1.I28]/[.I$4]" office:value-type="float" office:value="46.7362298290765" calcext:value-type="float">
            <text:p>47</text:p>
          </table:table-cell>
          <table:table-cell table:style-name="ce53" table:formula="of:=[Hoja1.J28]/[.J$4]" office:value-type="float" office:value="4.24517063198032" calcext:value-type="float">
            <text:p>4.2</text:p>
          </table:table-cell>
          <table:table-cell table:style-name="ce53" table:formula="of:=[Hoja1.K28]/[.K$4]" office:value-type="float" office:value="2.24691909911777" calcext:value-type="float">
            <text:p>2.2</text:p>
          </table:table-cell>
          <table:table-cell table:style-name="ce53" table:formula="of:=[Hoja1.L28]/[.L$4]" office:value-type="float" office:value="0.111170710964489" calcext:value-type="float">
            <text:p>0.1</text:p>
          </table:table-cell>
          <table:table-cell/>
          <table:table-cell table:style-name="ce5" office:value-type="date" office:date-value="2020-03-10" calcext:value-type="date">
            <text:p>10/03</text:p>
          </table:table-cell>
          <table:table-cell table:style-name="ce53" table:formula="of:=[Hoja1.I28]/[Hoja1.C28]*100" office:value-type="float" office:value="6.21736131638585" calcext:value-type="float">
            <text:p>6.2</text:p>
          </table:table-cell>
          <table:table-cell table:style-name="ce53" table:formula="of:=[Hoja1.J28]/[Hoja1.D28]*100" office:value-type="float" office:value="2.12389380530973" calcext:value-type="float">
            <text:p>2.1</text:p>
          </table:table-cell>
          <table:table-cell table:style-name="ce53" table:formula="of:=[Hoja1.K28]/[Hoja1.E28]*100" office:value-type="float" office:value="1.68161434977578" calcext:value-type="float">
            <text:p>1.7</text:p>
          </table:table-cell>
          <table:table-cell table:style-name="ce53" table:formula="of:=[Hoja1.L28]/[Hoja1.F28]*100" office:value-type="float" office:value="0.136986301369863" calcext:value-type="float">
            <text:p>0.1</text:p>
          </table:table-cell>
          <table:table-cell table:number-columns-repeated="2"/>
          <table:table-cell table:style-name="ce21"/>
        </table:table-row>
        <table:table-row table:style-name="ro1">
          <table:table-cell/>
          <table:table-cell table:style-name="ce5" office:value-type="date" office:date-value="2020-03-11" calcext:value-type="date">
            <text:p>11/03</text:p>
          </table:table-cell>
          <table:table-cell table:style-name="ce54" table:formula="of:=[Hoja1.C29]/[.C$4]" office:value-type="float" office:value="200.203467899345" calcext:value-type="float">
            <text:p>200</text:p>
          </table:table-cell>
          <table:table-cell table:style-name="ce54" table:formula="of:=[Hoja1.D29]/[.D$4]" office:value-type="float" office:value="48.7340282088051" calcext:value-type="float">
            <text:p>49</text:p>
          </table:table-cell>
          <table:table-cell table:style-name="ce54" table:formula="of:=[Hoja1.E29]/[.E$4]" office:value-type="float" office:value="33.8606364193456" calcext:value-type="float">
            <text:p>34</text:p>
          </table:table-cell>
          <table:table-cell table:style-name="ce53" table:formula="of:=[Hoja1.F29]/[.F$4]" office:value-type="float" office:value="23.4160202641543" calcext:value-type="float">
            <text:p>23.4</text:p>
          </table:table-cell>
          <table:table-cell/>
          <table:table-cell table:style-name="ce5" office:value-type="date" office:date-value="2020-03-11" calcext:value-type="date">
            <text:p>11/03</text:p>
          </table:table-cell>
          <table:table-cell table:style-name="ce54" table:formula="of:=[Hoja1.I29]/[.I$4]" office:value-type="float" office:value="61.2533471769354" calcext:value-type="float">
            <text:p>61</text:p>
          </table:table-cell>
          <table:table-cell table:style-name="ce53" table:formula="of:=[Hoja1.J29]/[.J$4]" office:value-type="float" office:value="5.5423061028632" calcext:value-type="float">
            <text:p>5.5</text:p>
          </table:table-cell>
          <table:table-cell table:style-name="ce53" table:formula="of:=[Hoja1.K29]/[.K$4]" office:value-type="float" office:value="3.59507055858843" calcext:value-type="float">
            <text:p>3.6</text:p>
          </table:table-cell>
          <table:table-cell table:style-name="ce53" table:formula="of:=[Hoja1.L29]/[.L$4]" office:value-type="float" office:value="0.166756066446734" calcext:value-type="float">
            <text:p>0.2</text:p>
          </table:table-cell>
          <table:table-cell/>
          <table:table-cell table:style-name="ce5" office:value-type="date" office:date-value="2020-03-11" calcext:value-type="date">
            <text:p>11/03</text:p>
          </table:table-cell>
          <table:table-cell table:style-name="ce53" table:formula="of:=[Hoja1.I29]/[Hoja1.C29]*100" office:value-type="float" office:value="6.63617396886535" calcext:value-type="float">
            <text:p>6.6</text:p>
          </table:table-cell>
          <table:table-cell table:style-name="ce53" table:formula="of:=[Hoja1.J29]/[Hoja1.D29]*100" office:value-type="float" office:value="2.0641194554238" calcext:value-type="float">
            <text:p>2.1</text:p>
          </table:table-cell>
          <table:table-cell table:style-name="ce53" table:formula="of:=[Hoja1.K29]/[Hoja1.E29]*100" office:value-type="float" office:value="2.10434020166594" calcext:value-type="float">
            <text:p>2.1</text:p>
          </table:table-cell>
          <table:table-cell table:style-name="ce53" table:formula="of:=[Hoja1.L29]/[Hoja1.F29]*100" office:value-type="float" office:value="0.159235668789809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3-12" calcext:value-type="date">
            <text:p>12/03</text:p>
          </table:table-cell>
          <table:table-cell table:style-name="ce54" table:formula="of:=[Hoja1.C30]/[.C$4]" office:value-type="float" office:value="242.792088778912" calcext:value-type="float">
            <text:p>243</text:p>
          </table:table-cell>
          <table:table-cell table:style-name="ce54" table:formula="of:=[Hoja1.D30]/[.D$4]" office:value-type="float" office:value="67.3330051580592" calcext:value-type="float">
            <text:p>67</text:p>
          </table:table-cell>
          <table:table-cell table:style-name="ce54" table:formula="of:=[Hoja1.E30]/[.E$4]" office:value-type="float" office:value="42.6932005006743" calcext:value-type="float">
            <text:p>43</text:p>
          </table:table-cell>
          <table:table-cell table:style-name="ce53" table:formula="of:=[Hoja1.F30]/[.F$4]" office:value-type="float" office:value="29.4440297270603" calcext:value-type="float">
            <text:p>29.4</text:p>
          </table:table-cell>
          <table:table-cell/>
          <table:table-cell table:style-name="ce5" office:value-type="date" office:date-value="2020-03-12" calcext:value-type="date">
            <text:p>12/03</text:p>
          </table:table-cell>
          <table:table-cell table:style-name="ce54" table:formula="of:=[Hoja1.I30]/[.I$4]" office:value-type="float" office:value="75.2519960480851" calcext:value-type="float">
            <text:p>75</text:p>
          </table:table-cell>
          <table:table-cell table:style-name="ce53" table:formula="of:=[Hoja1.J30]/[.J$4]" office:value-type="float" office:value="9.31579110906793" calcext:value-type="float">
            <text:p>9.3</text:p>
          </table:table-cell>
          <table:table-cell table:style-name="ce53" table:formula="of:=[Hoja1.K30]/[.K$4]" office:value-type="float" office:value="4.56873550153946" calcext:value-type="float">
            <text:p>4.6</text:p>
          </table:table-cell>
          <table:table-cell table:style-name="ce53" table:formula="of:=[Hoja1.L30]/[.L$4]" office:value-type="float" office:value="0.277926777411223" calcext:value-type="float">
            <text:p>0.3</text:p>
          </table:table-cell>
          <table:table-cell/>
          <table:table-cell table:style-name="ce5" office:value-type="date" office:date-value="2020-03-12" calcext:value-type="date">
            <text:p>12/03</text:p>
          </table:table-cell>
          <table:table-cell table:style-name="ce53" table:formula="of:=[Hoja1.I30]/[Hoja1.C30]*100" office:value-type="float" office:value="6.72268907563025" calcext:value-type="float">
            <text:p>6.7</text:p>
          </table:table-cell>
          <table:table-cell table:style-name="ce53" table:formula="of:=[Hoja1.J30]/[Hoja1.D30]*100" office:value-type="float" office:value="2.51112523839797" calcext:value-type="float">
            <text:p>2.5</text:p>
          </table:table-cell>
          <table:table-cell table:style-name="ce53" table:formula="of:=[Hoja1.K30]/[Hoja1.E30]*100" office:value-type="float" office:value="2.12100139082058" calcext:value-type="float">
            <text:p>2.1</text:p>
          </table:table-cell>
          <table:table-cell table:style-name="ce53" table:formula="of:=[Hoja1.L30]/[Hoja1.F30]*100" office:value-type="float" office:value="0.211059518784297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3-13" calcext:value-type="date">
            <text:p>13/03</text:p>
          </table:table-cell>
          <table:table-cell/>
          <table:table-cell table:style-name="ce54" table:formula="of:=[Hoja1.D31]/[.D$4]" office:value-type="float" office:value="92.7594546583053" calcext:value-type="float">
            <text:p>93</text:p>
          </table:table-cell>
          <table:table-cell table:number-columns-repeated="3"/>
          <table:table-cell table:style-name="ce5" office:value-type="date" office:date-value="2020-03-13" calcext:value-type="date">
            <text:p>13/03</text:p>
          </table:table-cell>
          <table:table-cell/>
          <table:table-cell table:style-name="ce53" table:formula="of:=[Hoja1.J31]/[.J$4]" office:value-type="float" office:value="14.3864115861555" calcext:value-type="float">
            <text:p>14.4</text:p>
          </table:table-cell>
          <table:table-cell table:number-columns-repeated="3"/>
          <table:table-cell table:style-name="ce5" office:value-type="date" office:date-value="2020-03-13" calcext:value-type="date">
            <text:p>13/03</text:p>
          </table:table-cell>
          <table:table-cell/>
          <table:table-cell table:style-name="ce53" table:formula="of:=[Hoja1.J31]/[Hoja1.D31]*100" office:value-type="float" office:value="2.81495154591601" calcext:value-type="float">
            <text:p>2.8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ce5"/>
          <table:table-cell table:number-columns-repeated="5"/>
          <table:table-cell table:style-name="ce5"/>
          <table:table-cell table:number-columns-repeated="5"/>
          <table:table-cell table:style-name="ce5"/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5"/>
          <table:table-cell table:style-name="ce5"/>
          <table:table-cell table:number-columns-repeated="3"/>
          <table:table-cell table:style-name="ce19"/>
          <table:table-cell/>
          <table:table-cell table:style-name="ce5"/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5"/>
          <table:table-cell table:style-name="ce5"/>
          <table:table-cell table:number-columns-repeated="3"/>
          <table:table-cell table:style-name="ce34"/>
          <table:table-cell/>
          <table:table-cell table:style-name="ce5"/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5"/>
          <table:table-cell table:style-name="ce5"/>
          <table:table-cell/>
          <table:table-cell table:style-name="ce19"/>
          <table:table-cell table:number-columns-repeated="3"/>
          <table:table-cell table:style-name="ce5"/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5"/>
          <table:table-cell table:style-name="ce5"/>
          <table:table-cell/>
          <table:table-cell table:style-name="ce34"/>
          <table:table-cell table:number-columns-repeated="3"/>
          <table:table-cell table:style-name="ce5"/>
          <table:table-cell table:number-columns-repeated="7"/>
        </table:table-row>
        <table:table-row table:style-name="ro1" table:number-rows-repeated="13">
          <table:table-cell/>
          <table:table-cell table:style-name="ce5"/>
          <table:table-cell table:number-columns-repeated="5"/>
          <table:table-cell table:style-name="ce5"/>
          <table:table-cell table:number-columns-repeated="5"/>
          <table:table-cell table:style-name="ce5"/>
          <table:table-cell table:number-columns-repeated="7"/>
        </table:table-row>
        <table:table-row table:style-name="ro1" table:number-rows-repeated="104852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Gráficas" table:style-name="ta1">
        <table:shapes>
          <draw:frame draw:z-index="0" draw:style-name="gr2" draw:text-style-name="P1" svg:width="15cm" svg:height="10cm" svg:x="2.904cm" svg:y="0.96cm">
            <draw:object draw:notify-on-update-of-ranges="Hoja1.B9:Hoja1.B31 Hoja1.C8:Hoja1.C8 Hoja1.C9:Hoja1.C31 Hoja1.D8:Hoja1.D8 Hoja1.D9:Hoja1.D31 Hoja1.E8:Hoja1.E8 Hoja1.E9:Hoja1.E31 Hoja1.F8:Hoja1.F8 Hoja1.F9:Hoja1.F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cm" svg:height="10cm" svg:x="20.29cm" svg:y="0.964cm">
            <draw:object draw:notify-on-update-of-ranges="Hoja1.H9:Hoja1.H31 Hoja1.I8:Hoja1.I8 Hoja1.I9:Hoja1.I31 Hoja1.J8:Hoja1.J8 Hoja1.J9:Hoja1.J31 Hoja1.K8:Hoja1.K8 Hoja1.K9:Hoja1.K31 Hoja1.L8:Hoja1.L8 Hoja1.L9:Hoja1.L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2" draw:text-style-name="P1" svg:width="15cm" svg:height="10cm" svg:x="3.083cm" svg:y="12.614cm">
            <draw:object draw:notify-on-update-of-ranges="Hoja2.B9:Hoja2.B31 Hoja2.C8:Hoja2.C8 Hoja2.C9:Hoja2.C31 Hoja2.D8:Hoja2.D8 Hoja2.D9:Hoja2.D31 Hoja2.E8:Hoja2.E8 Hoja2.E9:Hoja2.E31 Hoja2.F8:Hoja2.F8 Hoja2.F9:Hoja2.F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2" draw:text-style-name="P1" svg:width="15cm" svg:height="10cm" svg:x="20.472cm" svg:y="12.704cm">
            <draw:object draw:notify-on-update-of-ranges="Hoja2.H9:Hoja2.H31 Hoja2.I8:Hoja2.I8 Hoja2.I9:Hoja2.I31 Hoja2.J8:Hoja2.J8 Hoja2.J9:Hoja2.J31 Hoja2.K8:Hoja2.K8 Hoja2.K9:Hoja2.K31 Hoja2.L8:Hoja2.L8 Hoja2.L9:Hoja2.L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2" draw:text-style-name="P1" svg:width="15cm" svg:height="10cm" svg:x="2.929cm" svg:y="24.413cm">
            <draw:object draw:notify-on-update-of-ranges="Hoja2.N9:Hoja2.N31 Hoja2.O8:Hoja2.O8 Hoja2.O9:Hoja2.O31 Hoja2.P8:Hoja2.P8 Hoja2.P9:Hoja2.P31 Hoja2.Q8:Hoja2.Q8 Hoja2.Q9:Hoja2.Q31 Hoja2.R8:Hoja2.R8 Hoja2.R9:Hoja2.R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2" draw:text-style-name="P1" svg:width="24cm" svg:height="18cm" svg:x="20.396cm" svg:y="24.334cm">
            <draw:object draw:notify-on-update-of-ranges="Hoja2.T9:Hoja2.T27 Hoja2.U9:Hoja2.U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6" draw:style-name="gr2" draw:text-style-name="P1" svg:width="15cm" svg:height="10cm" svg:x="2.854cm" svg:y="35.799cm">
            <draw:object draw:notify-on-update-of-ranges="Hoja2.H9:Hoja2.H31 Hoja2.I8:Hoja2.I8 Hoja2.I9:Hoja2.I31 Hoja2.J8:Hoja2.J8 Hoja2.J9:Hoja2.J3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number-columns-repeated="20" table:default-cell-style-name="Default"/>
        <table:table-row table:style-name="ro1" table:number-rows-repeated="31">
          <table:table-cell table:number-columns-repeated="20"/>
        </table:table-row>
        <table:table-row table:style-name="ro1">
          <table:table-cell table:number-columns-repeated="19"/>
          <table:table-cell table:style-name="ce53"/>
        </table:table-row>
      </table:table>
      <table:table table:name="Fuentes" table:style-name="ta1">
        <table:table-column table:style-name="co3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14" office:value-type="string" calcext:value-type="string">
            <text:p>Fuentes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5"/>
          <table:table-cell table:style-name="ce17"/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Población </text:p>
          </table:table-cell>
          <table:table-cell table:style-name="ce23" office:value-type="string" calcext:value-type="string">
            <text:p>% &gt; 65</text:p>
          </table:table-cell>
          <table:table-cell table:style-name="ce23" office:value-type="string" calcext:value-type="string">
            <text:p>Total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Italy</text:p>
          </table:table-cell>
          <table:table-cell table:number-columns-repeated="4"/>
          <table:table-cell table:style-name="ce26" office:value-type="string" calcext:value-type="string">
            <text:p>Italia</text:p>
          </table:table-cell>
          <table:table-cell table:style-name="ce21" office:value-type="string" calcext:value-type="string">
            <text:p>julio 2018</text:p>
          </table:table-cell>
          <table:table-cell table:style-name="ce39" office:value-type="float" office:value="62246674" calcext:value-type="float">
            <text:p>62.246.674</text:p>
          </table:table-cell>
          <table:table-cell table:style-name="ce46" office:value-type="float" office:value="21.69" calcext:value-type="float">
            <text:p>21.69</text:p>
          </table:table-cell>
          <table:table-cell table:style-name="ce39" table:formula="of:=[.J5]*[.K5]/100" office:value-type="float" office:value="13501303.5906" calcext:value-type="float">
            <text:p>13.501.30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France</text:p>
          </table:table-cell>
          <table:table-cell table:number-columns-repeated="4"/>
          <table:table-cell table:style-name="ce26" office:value-type="string" calcext:value-type="string">
            <text:p>Francia</text:p>
          </table:table-cell>
          <table:table-cell table:style-name="ce21" office:value-type="string" calcext:value-type="string">
            <text:p>julio 2018</text:p>
          </table:table-cell>
          <table:table-cell table:style-name="ce39" office:value-type="float" office:value="67364357" calcext:value-type="float">
            <text:p>67.364.357</text:p>
          </table:table-cell>
          <table:table-cell table:style-name="ce21" office:value-type="float" office:value="19.82" calcext:value-type="float">
            <text:p>19.82</text:p>
          </table:table-cell>
          <table:table-cell table:style-name="ce39" table:formula="of:=[.J6]*[.K6]/100" office:value-type="float" office:value="13351615.5574" calcext:value-type="float">
            <text:p>13.351.6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Spain</text:p>
          </table:table-cell>
          <table:table-cell table:number-columns-repeated="4"/>
          <table:table-cell table:style-name="ce26" office:value-type="string" calcext:value-type="string">
            <text:p>España</text:p>
          </table:table-cell>
          <table:table-cell table:style-name="ce21" office:value-type="string" calcext:value-type="string">
            <text:p>enero 2018</text:p>
          </table:table-cell>
          <table:table-cell table:style-name="ce39" office:value-type="float" office:value="46723000" calcext:value-type="float">
            <text:p>46.723.000</text:p>
          </table:table-cell>
          <table:table-cell table:style-name="ce21" office:value-type="float" office:value="18.15" calcext:value-type="float">
            <text:p>18.15</text:p>
          </table:table-cell>
          <table:table-cell table:style-name="ce39" table:formula="of:=[.J7]*[.K7]/100" office:value-type="float" office:value="8480224.5" calcext:value-type="float">
            <text:p>8.480.2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Germany</text:p>
          </table:table-cell>
          <table:table-cell table:number-columns-repeated="4"/>
          <table:table-cell table:style-name="ce21" office:value-type="string" calcext:value-type="string">
            <text:p>Alemania</text:p>
          </table:table-cell>
          <table:table-cell table:style-name="ce44" office:value-type="string" calcext:value-type="string">
            <text:p>julio 2018</text:p>
          </table:table-cell>
          <table:table-cell table:style-name="ce39" office:value-type="float" office:value="80457737" calcext:value-type="float">
            <text:p>80.457.737</text:p>
          </table:table-cell>
          <table:table-cell table:style-name="ce21" office:value-type="float" office:value="22.36" calcext:value-type="float">
            <text:p>22.36</text:p>
          </table:table-cell>
          <table:table-cell table:style-name="ce39" table:formula="of:=[.J8]*[.K8]/100" office:value-type="float" office:value="17990349.9932" calcext:value-type="float">
            <text:p>17.990.350</text:p>
          </table:table-cell>
          <table:table-cell table:number-columns-repeated="1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8"/>
          <table:table-cell table:style-name="ce45"/>
          <table:table-cell table:number-columns-repeated="13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http://www.salute.gov.it/nuovocoronavirus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outbreak_in_France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https://solidarites-sante.gouv.fr/soins-et-maladies/maladies/maladies-infectieuses/coronavirus/coronavirus-questions-reponses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outbreak_in_Spain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outbreak_in_Germany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https://www.rki.de/DE/Content/InfAZ/N/Neuartiges_Coronavirus/Fallzahlen.html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https://www.worldometers.info/coronavirus/country/germany/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Otras enfermedades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España </text:p>
          </table:table-cell>
          <table:table-cell office:value-type="string" calcext:value-type="string">
            <text:p>https://www.ine.es/jaxiT3/Tabla.htm?t=7947</text:p>
          </table:table-cell>
          <table:table-cell table:number-columns-repeated="1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Medidas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45" office:value-type="date" office:date-value="2020-02-22" calcext:value-type="date">
            <text:p>22/02/20</text:p>
          </table:table-cell>
          <table:table-cell office:value-type="string" calcext:value-type="string">
            <text:p>Cierre colegios Lombardía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45" office:value-type="date" office:date-value="2020-02-23" calcext:value-type="date">
            <text:p>23/02/20</text:p>
          </table:table-cell>
          <table:table-cell office:value-type="string" calcext:value-type="string">
            <text:p>Cancelación Carnaval de Venecia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45" office:value-type="date" office:date-value="2020-03-04" calcext:value-type="date">
            <text:p>04/03/20</text:p>
          </table:table-cell>
          <table:table-cell office:value-type="string" calcext:value-type="string">
            <text:p>Cierre colegios Italia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45" office:value-type="date" office:date-value="2020-03-08" calcext:value-type="date">
            <text:p>08/03/20</text:p>
          </table:table-cell>
          <table:table-cell office:value-type="string" calcext:value-type="string">
            <text:p>Cuarentena Lombardía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45" office:value-type="date" office:date-value="2020-03-09" calcext:value-type="date">
            <text:p>09/03/20</text:p>
          </table:table-cell>
          <table:table-cell office:value-type="string" calcext:value-type="string">
            <text:p>Cierre colegios Madrid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45" office:value-type="date" office:date-value="2020-03-10" calcext:value-type="date">
            <text:p>10/03/20</text:p>
          </table:table-cell>
          <table:table-cell office:value-type="string" calcext:value-type="string">
            <text:p>Cuarentena Italia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45" office:value-type="date" office:date-value="2020-03-10" calcext:value-type="date">
            <text:p>10/03/20</text:p>
          </table:table-cell>
          <table:table-cell office:value-type="string" calcext:value-type="string">
            <text:p>Cancelación Falla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45" office:value-type="date" office:date-value="2020-03-13" calcext:value-type="date">
            <text:p>13/03/20</text:p>
          </table:table-cell>
          <table:table-cell office:value-type="string" calcext:value-type="string">
            <text:p>Cierre colegios España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Población España (2018)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27"/>
          <table:table-cell table:style-name="ce30" office:value-type="string" calcext:value-type="string">
            <text:p>65-69 años</text:p>
          </table:table-cell>
          <table:table-cell table:style-name="ce30" office:value-type="string" calcext:value-type="string">
            <text:p>70-74 años</text:p>
          </table:table-cell>
          <table:table-cell table:style-name="ce30" office:value-type="string" calcext:value-type="string">
            <text:p>75-79 años</text:p>
          </table:table-cell>
          <table:table-cell table:style-name="ce30" office:value-type="string" calcext:value-type="string">
            <text:p>80-84 años</text:p>
          </table:table-cell>
          <table:table-cell table:style-name="ce30" office:value-type="string" calcext:value-type="string">
            <text:p>85-89 años</text:p>
          </table:table-cell>
          <table:table-cell table:style-name="ce30" office:value-type="string" calcext:value-type="string">
            <text:p>90-94 años</text:p>
          </table:table-cell>
          <table:table-cell table:style-name="ce30" office:value-type="string" calcext:value-type="string">
            <text:p>95-99 años</text:p>
          </table:table-cell>
          <table:table-cell table:style-name="ce30" office:value-type="string" calcext:value-type="string">
            <text:p>100 años y má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tal</text:p>
          </table:table-cell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<text:s/>ESPAÑA</text:p>
          </table:table-cell>
          <table:table-cell table:style-name="ce31" office:value-type="float" office:value="2396644" calcext:value-type="float">
            <text:p>2.396.644</text:p>
          </table:table-cell>
          <table:table-cell table:style-name="ce31" office:value-type="float" office:value="2114482" calcext:value-type="float">
            <text:p>2.114.482</text:p>
          </table:table-cell>
          <table:table-cell table:style-name="ce31" office:value-type="float" office:value="1525430" calcext:value-type="float">
            <text:p>1.525.430</text:p>
          </table:table-cell>
          <table:table-cell table:style-name="ce31" office:value-type="float" office:value="1413284" calcext:value-type="float">
            <text:p>1.413.284</text:p>
          </table:table-cell>
          <table:table-cell table:style-name="ce31" office:value-type="float" office:value="948377" calcext:value-type="float">
            <text:p>948.377</text:p>
          </table:table-cell>
          <table:table-cell table:style-name="ce31" office:value-type="float" office:value="397134" calcext:value-type="float">
            <text:p>397.134</text:p>
          </table:table-cell>
          <table:table-cell table:style-name="ce31" office:value-type="float" office:value="97293" calcext:value-type="float">
            <text:p>97.293</text:p>
          </table:table-cell>
          <table:table-cell table:style-name="ce31" office:value-type="float" office:value="15507" calcext:value-type="float">
            <text:p>15.507</text:p>
          </table:table-cell>
          <table:table-cell/>
          <table:table-cell table:style-name="ce31" table:formula="of:=SUM([.C40:.J40])" office:value-type="float" office:value="8908151" calcext:value-type="float">
            <text:p>8.908.151</text:p>
          </table:table-cell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Andalucía</text:p>
          </table:table-cell>
          <table:table-cell table:style-name="ce31" office:value-type="float" office:value="397204" calcext:value-type="float">
            <text:p>397.204</text:p>
          </table:table-cell>
          <table:table-cell table:style-name="ce31" office:value-type="float" office:value="351747" calcext:value-type="float">
            <text:p>351.747</text:p>
          </table:table-cell>
          <table:table-cell table:style-name="ce31" office:value-type="float" office:value="250818" calcext:value-type="float">
            <text:p>250.818</text:p>
          </table:table-cell>
          <table:table-cell table:style-name="ce31" office:value-type="float" office:value="216408" calcext:value-type="float">
            <text:p>216.408</text:p>
          </table:table-cell>
          <table:table-cell table:style-name="ce31" office:value-type="float" office:value="133680" calcext:value-type="float">
            <text:p>133.680</text:p>
          </table:table-cell>
          <table:table-cell table:style-name="ce31" office:value-type="float" office:value="48065" calcext:value-type="float">
            <text:p>48.065</text:p>
          </table:table-cell>
          <table:table-cell table:style-name="ce31" office:value-type="float" office:value="10763" calcext:value-type="float">
            <text:p>10.763</text:p>
          </table:table-cell>
          <table:table-cell table:style-name="ce31" office:value-type="float" office:value="2260" calcext:value-type="float">
            <text:p>2.260</text:p>
          </table:table-cell>
          <table:table-cell/>
          <table:table-cell table:style-name="ce31" table:formula="of:=SUM([.C41:.J41])" office:value-type="float" office:value="1410945" calcext:value-type="float">
            <text:p>1.410.945</text:p>
          </table:table-cell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Aragón</text:p>
          </table:table-cell>
          <table:table-cell table:style-name="ce31" office:value-type="float" office:value="70355" calcext:value-type="float">
            <text:p>70.355</text:p>
          </table:table-cell>
          <table:table-cell table:style-name="ce31" office:value-type="float" office:value="63231" calcext:value-type="float">
            <text:p>63.231</text:p>
          </table:table-cell>
          <table:table-cell table:style-name="ce31" office:value-type="float" office:value="46725" calcext:value-type="float">
            <text:p>46.725</text:p>
          </table:table-cell>
          <table:table-cell table:style-name="ce31" office:value-type="float" office:value="47401" calcext:value-type="float">
            <text:p>47.401</text:p>
          </table:table-cell>
          <table:table-cell table:style-name="ce31" office:value-type="float" office:value="34954" calcext:value-type="float">
            <text:p>34.954</text:p>
          </table:table-cell>
          <table:table-cell table:style-name="ce31" office:value-type="float" office:value="15658" calcext:value-type="float">
            <text:p>15.658</text:p>
          </table:table-cell>
          <table:table-cell table:style-name="ce31" office:value-type="float" office:value="4046" calcext:value-type="float">
            <text:p>4.046</text:p>
          </table:table-cell>
          <table:table-cell table:style-name="ce31" office:value-type="float" office:value="550" calcext:value-type="float">
            <text:p>550</text:p>
          </table:table-cell>
          <table:table-cell/>
          <table:table-cell table:style-name="ce31" table:formula="of:=SUM([.C42:.J42])" office:value-type="float" office:value="282920" calcext:value-type="float">
            <text:p>282.920</text:p>
          </table:table-cell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Asturias </text:p>
          </table:table-cell>
          <table:table-cell table:style-name="ce31" office:value-type="float" office:value="68781" calcext:value-type="float">
            <text:p>68.781</text:p>
          </table:table-cell>
          <table:table-cell table:style-name="ce31" office:value-type="float" office:value="59862" calcext:value-type="float">
            <text:p>59.862</text:p>
          </table:table-cell>
          <table:table-cell table:style-name="ce31" office:value-type="float" office:value="39862" calcext:value-type="float">
            <text:p>39.862</text:p>
          </table:table-cell>
          <table:table-cell table:style-name="ce31" office:value-type="float" office:value="42529" calcext:value-type="float">
            <text:p>42.529</text:p>
          </table:table-cell>
          <table:table-cell table:style-name="ce31" office:value-type="float" office:value="31322" calcext:value-type="float">
            <text:p>31.322</text:p>
          </table:table-cell>
          <table:table-cell table:style-name="ce31" office:value-type="float" office:value="13469" calcext:value-type="float">
            <text:p>13.469</text:p>
          </table:table-cell>
          <table:table-cell table:style-name="ce31" office:value-type="float" office:value="3322" calcext:value-type="float">
            <text:p>3.322</text:p>
          </table:table-cell>
          <table:table-cell table:style-name="ce31" office:value-type="float" office:value="467" calcext:value-type="float">
            <text:p>467</text:p>
          </table:table-cell>
          <table:table-cell/>
          <table:table-cell table:style-name="ce31" table:formula="of:=SUM([.C43:.J43])" office:value-type="float" office:value="259614" calcext:value-type="float">
            <text:p>259.614</text:p>
          </table:table-cell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Baleares</text:p>
          </table:table-cell>
          <table:table-cell table:style-name="ce31" office:value-type="float" office:value="52112" calcext:value-type="float">
            <text:p>52.112</text:p>
          </table:table-cell>
          <table:table-cell table:style-name="ce31" office:value-type="float" office:value="43692" calcext:value-type="float">
            <text:p>43.692</text:p>
          </table:table-cell>
          <table:table-cell table:style-name="ce31" office:value-type="float" office:value="29832" calcext:value-type="float">
            <text:p>29.832</text:p>
          </table:table-cell>
          <table:table-cell table:style-name="ce31" office:value-type="float" office:value="24781" calcext:value-type="float">
            <text:p>24.781</text:p>
          </table:table-cell>
          <table:table-cell table:style-name="ce31" office:value-type="float" office:value="15737" calcext:value-type="float">
            <text:p>15.737</text:p>
          </table:table-cell>
          <table:table-cell table:style-name="ce31" office:value-type="float" office:value="6784" calcext:value-type="float">
            <text:p>6.784</text:p>
          </table:table-cell>
          <table:table-cell table:style-name="ce31" office:value-type="float" office:value="1662" calcext:value-type="float">
            <text:p>1.662</text:p>
          </table:table-cell>
          <table:table-cell table:style-name="ce31" office:value-type="float" office:value="239" calcext:value-type="float">
            <text:p>239</text:p>
          </table:table-cell>
          <table:table-cell/>
          <table:table-cell table:style-name="ce31" table:formula="of:=SUM([.C44:.J44])" office:value-type="float" office:value="174839" calcext:value-type="float">
            <text:p>174.839</text:p>
          </table:table-cell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Canarias</text:p>
          </table:table-cell>
          <table:table-cell table:style-name="ce31" office:value-type="float" office:value="100232" calcext:value-type="float">
            <text:p>100.232</text:p>
          </table:table-cell>
          <table:table-cell table:style-name="ce31" office:value-type="float" office:value="83590" calcext:value-type="float">
            <text:p>83.590</text:p>
          </table:table-cell>
          <table:table-cell table:style-name="ce31" office:value-type="float" office:value="59291" calcext:value-type="float">
            <text:p>59.291</text:p>
          </table:table-cell>
          <table:table-cell table:style-name="ce31" office:value-type="float" office:value="47715" calcext:value-type="float">
            <text:p>47.715</text:p>
          </table:table-cell>
          <table:table-cell table:style-name="ce31" office:value-type="float" office:value="27744" calcext:value-type="float">
            <text:p>27.744</text:p>
          </table:table-cell>
          <table:table-cell table:style-name="ce31" office:value-type="float" office:value="9926" calcext:value-type="float">
            <text:p>9.926</text:p>
          </table:table-cell>
          <table:table-cell table:style-name="ce31" office:value-type="float" office:value="2388" calcext:value-type="float">
            <text:p>2.388</text:p>
          </table:table-cell>
          <table:table-cell table:style-name="ce31" office:value-type="float" office:value="644" calcext:value-type="float">
            <text:p>644</text:p>
          </table:table-cell>
          <table:table-cell/>
          <table:table-cell table:style-name="ce31" table:formula="of:=SUM([.C45:.J45])" office:value-type="float" office:value="331530" calcext:value-type="float">
            <text:p>331.530</text:p>
          </table:table-cell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Cantabria</text:p>
          </table:table-cell>
          <table:table-cell table:style-name="ce31" office:value-type="float" office:value="34554" calcext:value-type="float">
            <text:p>34.554</text:p>
          </table:table-cell>
          <table:table-cell table:style-name="ce31" office:value-type="float" office:value="28165" calcext:value-type="float">
            <text:p>28.165</text:p>
          </table:table-cell>
          <table:table-cell table:style-name="ce31" office:value-type="float" office:value="19559" calcext:value-type="float">
            <text:p>19.559</text:p>
          </table:table-cell>
          <table:table-cell table:style-name="ce31" office:value-type="float" office:value="19693" calcext:value-type="float">
            <text:p>19.693</text:p>
          </table:table-cell>
          <table:table-cell table:style-name="ce31" office:value-type="float" office:value="14394" calcext:value-type="float">
            <text:p>14.394</text:p>
          </table:table-cell>
          <table:table-cell table:style-name="ce31" office:value-type="float" office:value="6381" calcext:value-type="float">
            <text:p>6.381</text:p>
          </table:table-cell>
          <table:table-cell table:style-name="ce31" office:value-type="float" office:value="1580" calcext:value-type="float">
            <text:p>1.580</text:p>
          </table:table-cell>
          <table:table-cell table:style-name="ce31" office:value-type="float" office:value="260" calcext:value-type="float">
            <text:p>260</text:p>
          </table:table-cell>
          <table:table-cell/>
          <table:table-cell table:style-name="ce31" table:formula="of:=SUM([.C46:.J46])" office:value-type="float" office:value="124586" calcext:value-type="float">
            <text:p>124.586</text:p>
          </table:table-cell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Castilla y León</text:p>
          </table:table-cell>
          <table:table-cell table:style-name="ce31" office:value-type="float" office:value="143336" calcext:value-type="float">
            <text:p>143.336</text:p>
          </table:table-cell>
          <table:table-cell table:style-name="ce31" office:value-type="float" office:value="128680" calcext:value-type="float">
            <text:p>128.680</text:p>
          </table:table-cell>
          <table:table-cell table:style-name="ce31" office:value-type="float" office:value="100378" calcext:value-type="float">
            <text:p>100.378</text:p>
          </table:table-cell>
          <table:table-cell table:style-name="ce31" office:value-type="float" office:value="103957" calcext:value-type="float">
            <text:p>103.957</text:p>
          </table:table-cell>
          <table:table-cell table:style-name="ce31" office:value-type="float" office:value="78619" calcext:value-type="float">
            <text:p>78.619</text:p>
          </table:table-cell>
          <table:table-cell table:style-name="ce31" office:value-type="float" office:value="37317" calcext:value-type="float">
            <text:p>37.317</text:p>
          </table:table-cell>
          <table:table-cell table:style-name="ce31" office:value-type="float" office:value="9988" calcext:value-type="float">
            <text:p>9.988</text:p>
          </table:table-cell>
          <table:table-cell table:style-name="ce31" office:value-type="float" office:value="1564" calcext:value-type="float">
            <text:p>1.564</text:p>
          </table:table-cell>
          <table:table-cell/>
          <table:table-cell table:style-name="ce31" table:formula="of:=SUM([.C47:.J47])" office:value-type="float" office:value="603839" calcext:value-type="float">
            <text:p>603.839</text:p>
          </table:table-cell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Castilla–La Mancha</text:p>
          </table:table-cell>
          <table:table-cell table:style-name="ce31" office:value-type="float" office:value="94558" calcext:value-type="float">
            <text:p>94.558</text:p>
          </table:table-cell>
          <table:table-cell table:style-name="ce31" office:value-type="float" office:value="82351" calcext:value-type="float">
            <text:p>82.351</text:p>
          </table:table-cell>
          <table:table-cell table:style-name="ce31" office:value-type="float" office:value="64700" calcext:value-type="float">
            <text:p>64.700</text:p>
          </table:table-cell>
          <table:table-cell table:style-name="ce31" office:value-type="float" office:value="66723" calcext:value-type="float">
            <text:p>66.723</text:p>
          </table:table-cell>
          <table:table-cell table:style-name="ce31" office:value-type="float" office:value="48156" calcext:value-type="float">
            <text:p>48.156</text:p>
          </table:table-cell>
          <table:table-cell table:style-name="ce31" office:value-type="float" office:value="20605" calcext:value-type="float">
            <text:p>20.605</text:p>
          </table:table-cell>
          <table:table-cell table:style-name="ce31" office:value-type="float" office:value="4805" calcext:value-type="float">
            <text:p>4.805</text:p>
          </table:table-cell>
          <table:table-cell table:style-name="ce31" office:value-type="float" office:value="690" calcext:value-type="float">
            <text:p>690</text:p>
          </table:table-cell>
          <table:table-cell/>
          <table:table-cell table:style-name="ce31" table:formula="of:=SUM([.C48:.J48])" office:value-type="float" office:value="382588" calcext:value-type="float">
            <text:p>382.588</text:p>
          </table:table-cell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Cataluña</text:p>
          </table:table-cell>
          <table:table-cell table:style-name="ce31" office:value-type="float" office:value="385648" calcext:value-type="float">
            <text:p>385.648</text:p>
          </table:table-cell>
          <table:table-cell table:style-name="ce31" office:value-type="float" office:value="338892" calcext:value-type="float">
            <text:p>338.892</text:p>
          </table:table-cell>
          <table:table-cell table:style-name="ce31" office:value-type="float" office:value="236415" calcext:value-type="float">
            <text:p>236.415</text:p>
          </table:table-cell>
          <table:table-cell table:style-name="ce31" office:value-type="float" office:value="224363" calcext:value-type="float">
            <text:p>224.363</text:p>
          </table:table-cell>
          <table:table-cell table:style-name="ce31" office:value-type="float" office:value="151188" calcext:value-type="float">
            <text:p>151.188</text:p>
          </table:table-cell>
          <table:table-cell table:style-name="ce31" office:value-type="float" office:value="66359" calcext:value-type="float">
            <text:p>66.359</text:p>
          </table:table-cell>
          <table:table-cell table:style-name="ce31" office:value-type="float" office:value="16317" calcext:value-type="float">
            <text:p>16.317</text:p>
          </table:table-cell>
          <table:table-cell table:style-name="ce31" office:value-type="float" office:value="2239" calcext:value-type="float">
            <text:p>2.239</text:p>
          </table:table-cell>
          <table:table-cell/>
          <table:table-cell table:style-name="ce31" table:formula="of:=SUM([.C49:.J49])" office:value-type="float" office:value="1421421" calcext:value-type="float">
            <text:p>1.421.421</text:p>
          </table:table-cell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Comunidad Valenciana</text:p>
          </table:table-cell>
          <table:table-cell table:style-name="ce31" office:value-type="float" office:value="264348" calcext:value-type="float">
            <text:p>264.348</text:p>
          </table:table-cell>
          <table:table-cell table:style-name="ce31" office:value-type="float" office:value="232627" calcext:value-type="float">
            <text:p>232.627</text:p>
          </table:table-cell>
          <table:table-cell table:style-name="ce31" office:value-type="float" office:value="172254" calcext:value-type="float">
            <text:p>172.254</text:p>
          </table:table-cell>
          <table:table-cell table:style-name="ce31" office:value-type="float" office:value="143263" calcext:value-type="float">
            <text:p>143.263</text:p>
          </table:table-cell>
          <table:table-cell table:style-name="ce31" office:value-type="float" office:value="89533" calcext:value-type="float">
            <text:p>89.533</text:p>
          </table:table-cell>
          <table:table-cell table:style-name="ce31" office:value-type="float" office:value="35332" calcext:value-type="float">
            <text:p>35.332</text:p>
          </table:table-cell>
          <table:table-cell table:style-name="ce31" office:value-type="float" office:value="8004" calcext:value-type="float">
            <text:p>8.004</text:p>
          </table:table-cell>
          <table:table-cell table:style-name="ce31" office:value-type="float" office:value="1277" calcext:value-type="float">
            <text:p>1.277</text:p>
          </table:table-cell>
          <table:table-cell/>
          <table:table-cell table:style-name="ce31" table:formula="of:=SUM([.C50:.J50])" office:value-type="float" office:value="946638" calcext:value-type="float">
            <text:p>946.638</text:p>
          </table:table-cell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Extremadura</text:p>
          </table:table-cell>
          <table:table-cell table:style-name="ce31" office:value-type="float" office:value="54429" calcext:value-type="float">
            <text:p>54.429</text:p>
          </table:table-cell>
          <table:table-cell table:style-name="ce31" office:value-type="float" office:value="49563" calcext:value-type="float">
            <text:p>49.563</text:p>
          </table:table-cell>
          <table:table-cell table:style-name="ce31" office:value-type="float" office:value="37091" calcext:value-type="float">
            <text:p>37.091</text:p>
          </table:table-cell>
          <table:table-cell table:style-name="ce31" office:value-type="float" office:value="39038" calcext:value-type="float">
            <text:p>39.038</text:p>
          </table:table-cell>
          <table:table-cell table:style-name="ce31" office:value-type="float" office:value="26093" calcext:value-type="float">
            <text:p>26.093</text:p>
          </table:table-cell>
          <table:table-cell table:style-name="ce31" office:value-type="float" office:value="10271" calcext:value-type="float">
            <text:p>10.271</text:p>
          </table:table-cell>
          <table:table-cell table:style-name="ce31" office:value-type="float" office:value="2352" calcext:value-type="float">
            <text:p>2.352</text:p>
          </table:table-cell>
          <table:table-cell table:style-name="ce31" office:value-type="float" office:value="361" calcext:value-type="float">
            <text:p>361</text:p>
          </table:table-cell>
          <table:table-cell/>
          <table:table-cell table:style-name="ce31" table:formula="of:=SUM([.C51:.J51])" office:value-type="float" office:value="219198" calcext:value-type="float">
            <text:p>219.198</text:p>
          </table:table-cell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Galicia</text:p>
          </table:table-cell>
          <table:table-cell table:style-name="ce31" office:value-type="float" office:value="165222" calcext:value-type="float">
            <text:p>165.222</text:p>
          </table:table-cell>
          <table:table-cell table:style-name="ce31" office:value-type="float" office:value="154632" calcext:value-type="float">
            <text:p>154.632</text:p>
          </table:table-cell>
          <table:table-cell table:style-name="ce31" office:value-type="float" office:value="114284" calcext:value-type="float">
            <text:p>114.284</text:p>
          </table:table-cell>
          <table:table-cell table:style-name="ce31" office:value-type="float" office:value="116687" calcext:value-type="float">
            <text:p>116.687</text:p>
          </table:table-cell>
          <table:table-cell table:style-name="ce31" office:value-type="float" office:value="78482" calcext:value-type="float">
            <text:p>78.482</text:p>
          </table:table-cell>
          <table:table-cell table:style-name="ce31" office:value-type="float" office:value="33170" calcext:value-type="float">
            <text:p>33.170</text:p>
          </table:table-cell>
          <table:table-cell table:style-name="ce31" office:value-type="float" office:value="8831" calcext:value-type="float">
            <text:p>8.831</text:p>
          </table:table-cell>
          <table:table-cell table:style-name="ce31" office:value-type="float" office:value="1622" calcext:value-type="float">
            <text:p>1.622</text:p>
          </table:table-cell>
          <table:table-cell/>
          <table:table-cell table:style-name="ce31" table:formula="of:=SUM([.C52:.J52])" office:value-type="float" office:value="672930" calcext:value-type="float">
            <text:p>672.930</text:p>
          </table:table-cell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Madrid</text:p>
          </table:table-cell>
          <table:table-cell table:style-name="ce31" office:value-type="float" office:value="317844" calcext:value-type="float">
            <text:p>317.844</text:p>
          </table:table-cell>
          <table:table-cell table:style-name="ce31" office:value-type="float" office:value="278879" calcext:value-type="float">
            <text:p>278.879</text:p>
          </table:table-cell>
          <table:table-cell table:style-name="ce31" office:value-type="float" office:value="196917" calcext:value-type="float">
            <text:p>196.917</text:p>
          </table:table-cell>
          <table:table-cell table:style-name="ce31" office:value-type="float" office:value="174724" calcext:value-type="float">
            <text:p>174.724</text:p>
          </table:table-cell>
          <table:table-cell table:style-name="ce31" office:value-type="float" office:value="118499" calcext:value-type="float">
            <text:p>118.499</text:p>
          </table:table-cell>
          <table:table-cell table:style-name="ce31" office:value-type="float" office:value="51852" calcext:value-type="float">
            <text:p>51.852</text:p>
          </table:table-cell>
          <table:table-cell table:style-name="ce31" office:value-type="float" office:value="13440" calcext:value-type="float">
            <text:p>13.440</text:p>
          </table:table-cell>
          <table:table-cell table:style-name="ce31" office:value-type="float" office:value="2100" calcext:value-type="float">
            <text:p>2.100</text:p>
          </table:table-cell>
          <table:table-cell/>
          <table:table-cell table:style-name="ce31" table:formula="of:=SUM([.C53:.J53])" office:value-type="float" office:value="1154255" calcext:value-type="float">
            <text:p>1.154.255</text:p>
          </table:table-cell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Murcia</text:p>
          </table:table-cell>
          <table:table-cell table:style-name="ce31" office:value-type="float" office:value="63437" calcext:value-type="float">
            <text:p>63.437</text:p>
          </table:table-cell>
          <table:table-cell table:style-name="ce31" office:value-type="float" office:value="54377" calcext:value-type="float">
            <text:p>54.377</text:p>
          </table:table-cell>
          <table:table-cell table:style-name="ce31" office:value-type="float" office:value="41210" calcext:value-type="float">
            <text:p>41.210</text:p>
          </table:table-cell>
          <table:table-cell table:style-name="ce31" office:value-type="float" office:value="35906" calcext:value-type="float">
            <text:p>35.906</text:p>
          </table:table-cell>
          <table:table-cell table:style-name="ce31" office:value-type="float" office:value="22913" calcext:value-type="float">
            <text:p>22.913</text:p>
          </table:table-cell>
          <table:table-cell table:style-name="ce31" office:value-type="float" office:value="8681" calcext:value-type="float">
            <text:p>8.681</text:p>
          </table:table-cell>
          <table:table-cell table:style-name="ce31" office:value-type="float" office:value="1799" calcext:value-type="float">
            <text:p>1.799</text:p>
          </table:table-cell>
          <table:table-cell table:style-name="ce31" office:value-type="float" office:value="187" calcext:value-type="float">
            <text:p>187</text:p>
          </table:table-cell>
          <table:table-cell/>
          <table:table-cell table:style-name="ce31" table:formula="of:=SUM([.C54:.J54])" office:value-type="float" office:value="228510" calcext:value-type="float">
            <text:p>228.510</text:p>
          </table:table-cell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Navarra</text:p>
          </table:table-cell>
          <table:table-cell table:style-name="ce31" office:value-type="float" office:value="33473" calcext:value-type="float">
            <text:p>33.473</text:p>
          </table:table-cell>
          <table:table-cell table:style-name="ce31" office:value-type="float" office:value="29847" calcext:value-type="float">
            <text:p>29.847</text:p>
          </table:table-cell>
          <table:table-cell table:style-name="ce31" office:value-type="float" office:value="21276" calcext:value-type="float">
            <text:p>21.276</text:p>
          </table:table-cell>
          <table:table-cell table:style-name="ce31" office:value-type="float" office:value="19413" calcext:value-type="float">
            <text:p>19.413</text:p>
          </table:table-cell>
          <table:table-cell table:style-name="ce31" office:value-type="float" office:value="14072" calcext:value-type="float">
            <text:p>14.072</text:p>
          </table:table-cell>
          <table:table-cell table:style-name="ce31" office:value-type="float" office:value="6415" calcext:value-type="float">
            <text:p>6.415</text:p>
          </table:table-cell>
          <table:table-cell table:style-name="ce31" office:value-type="float" office:value="1707" calcext:value-type="float">
            <text:p>1.707</text:p>
          </table:table-cell>
          <table:table-cell table:style-name="ce31" office:value-type="float" office:value="233" calcext:value-type="float">
            <text:p>233</text:p>
          </table:table-cell>
          <table:table-cell/>
          <table:table-cell table:style-name="ce31" table:formula="of:=SUM([.C55:.J55])" office:value-type="float" office:value="126436" calcext:value-type="float">
            <text:p>126.436</text:p>
          </table:table-cell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País Vasco</text:p>
          </table:table-cell>
          <table:table-cell table:style-name="ce31" office:value-type="float" office:value="128831" calcext:value-type="float">
            <text:p>128.831</text:p>
          </table:table-cell>
          <table:table-cell table:style-name="ce31" office:value-type="float" office:value="115074" calcext:value-type="float">
            <text:p>115.074</text:p>
          </table:table-cell>
          <table:table-cell table:style-name="ce31" office:value-type="float" office:value="80555" calcext:value-type="float">
            <text:p>80.555</text:p>
          </table:table-cell>
          <table:table-cell table:style-name="ce31" office:value-type="float" office:value="77392" calcext:value-type="float">
            <text:p>77.392</text:p>
          </table:table-cell>
          <table:table-cell table:style-name="ce31" office:value-type="float" office:value="53677" calcext:value-type="float">
            <text:p>53.677</text:p>
          </table:table-cell>
          <table:table-cell table:style-name="ce31" office:value-type="float" office:value="22679" calcext:value-type="float">
            <text:p>22.679</text:p>
          </table:table-cell>
          <table:table-cell table:style-name="ce31" office:value-type="float" office:value="5213" calcext:value-type="float">
            <text:p>5.213</text:p>
          </table:table-cell>
          <table:table-cell table:style-name="ce31" office:value-type="float" office:value="680" calcext:value-type="float">
            <text:p>680</text:p>
          </table:table-cell>
          <table:table-cell/>
          <table:table-cell table:style-name="ce31" table:formula="of:=SUM([.C56:.J56])" office:value-type="float" office:value="484101" calcext:value-type="float">
            <text:p>484.101</text:p>
          </table:table-cell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La Rioja</text:p>
          </table:table-cell>
          <table:table-cell table:style-name="ce31" office:value-type="float" office:value="16595" calcext:value-type="float">
            <text:p>16.595</text:p>
          </table:table-cell>
          <table:table-cell table:style-name="ce31" office:value-type="float" office:value="14863" calcext:value-type="float">
            <text:p>14.863</text:p>
          </table:table-cell>
          <table:table-cell table:style-name="ce31" office:value-type="float" office:value="10860" calcext:value-type="float">
            <text:p>10.860</text:p>
          </table:table-cell>
          <table:table-cell table:style-name="ce31" office:value-type="float" office:value="10618" calcext:value-type="float">
            <text:p>10.618</text:p>
          </table:table-cell>
          <table:table-cell table:style-name="ce31" office:value-type="float" office:value="7787" calcext:value-type="float">
            <text:p>7.787</text:p>
          </table:table-cell>
          <table:table-cell table:style-name="ce31" office:value-type="float" office:value="3598" calcext:value-type="float">
            <text:p>3.598</text:p>
          </table:table-cell>
          <table:table-cell table:style-name="ce31" office:value-type="float" office:value="962" calcext:value-type="float">
            <text:p>962</text:p>
          </table:table-cell>
          <table:table-cell table:style-name="ce31" office:value-type="float" office:value="102" calcext:value-type="float">
            <text:p>102</text:p>
          </table:table-cell>
          <table:table-cell/>
          <table:table-cell table:style-name="ce31" table:formula="of:=SUM([.C57:.J57])" office:value-type="float" office:value="65385" calcext:value-type="float">
            <text:p>65.385</text:p>
          </table:table-cell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Ceuta</text:p>
          </table:table-cell>
          <table:table-cell table:style-name="ce31" office:value-type="float" office:value="2945" calcext:value-type="float">
            <text:p>2.945</text:p>
          </table:table-cell>
          <table:table-cell table:style-name="ce31" office:value-type="float" office:value="2395" calcext:value-type="float">
            <text:p>2.395</text:p>
          </table:table-cell>
          <table:table-cell table:style-name="ce31" office:value-type="float" office:value="1836" calcext:value-type="float">
            <text:p>1.836</text:p>
          </table:table-cell>
          <table:table-cell table:style-name="ce31" office:value-type="float" office:value="1407" calcext:value-type="float">
            <text:p>1.407</text:p>
          </table:table-cell>
          <table:table-cell table:style-name="ce31" office:value-type="float" office:value="806" calcext:value-type="float">
            <text:p>806</text:p>
          </table:table-cell>
          <table:table-cell table:style-name="ce31" office:value-type="float" office:value="279" calcext:value-type="float">
            <text:p>279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17" calcext:value-type="float">
            <text:p>17</text:p>
          </table:table-cell>
          <table:table-cell/>
          <table:table-cell table:style-name="ce31" table:formula="of:=SUM([.C58:.J58])" office:value-type="float" office:value="9743" calcext:value-type="float">
            <text:p>9.743</text:p>
          </table:table-cell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Melilla</text:p>
          </table:table-cell>
          <table:table-cell table:style-name="ce31" office:value-type="float" office:value="2740" calcext:value-type="float">
            <text:p>2.740</text:p>
          </table:table-cell>
          <table:table-cell table:style-name="ce31" office:value-type="float" office:value="2015" calcext:value-type="float">
            <text:p>2.015</text:p>
          </table:table-cell>
          <table:table-cell table:style-name="ce31" office:value-type="float" office:value="1567" calcext:value-type="float">
            <text:p>1.567</text:p>
          </table:table-cell>
          <table:table-cell table:style-name="ce31" office:value-type="float" office:value="1266" calcext:value-type="float">
            <text:p>1.266</text:p>
          </table:table-cell>
          <table:table-cell table:style-name="ce31" office:value-type="float" office:value="721" calcext:value-type="float">
            <text:p>721</text:p>
          </table:table-cell>
          <table:table-cell table:style-name="ce31" office:value-type="float" office:value="293" calcext:value-type="float">
            <text:p>293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5" calcext:value-type="float">
            <text:p>15</text:p>
          </table:table-cell>
          <table:table-cell/>
          <table:table-cell table:style-name="ce31" table:formula="of:=SUM([.C59:.J59])" office:value-type="float" office:value="8673" calcext:value-type="float">
            <text:p>8.673</text:p>
          </table:table-cell>
          <table:table-cell table:number-columns-repeated="10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<text:s/>ESPAÑA</text:p>
          </table:table-cell>
          <table:table-cell office:value-type="string" calcext:value-type="string">
            <text:p>Andalucía</text:p>
          </table:table-cell>
          <table:table-cell office:value-type="string" calcext:value-type="string">
            <text:p>Aragón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Canarias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Castilla y León</text:p>
          </table:table-cell>
          <table:table-cell office:value-type="string" calcext:value-type="string">
            <text:p>Castilla–La Mancha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Comunidad Valenciana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País Vasco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Ceuta</text:p>
          </table:table-cell>
          <table:table-cell office:value-type="string" calcext:value-type="string">
            <text:p>Melilla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8908151" calcext:value-type="float">
            <text:p>8908151</text:p>
          </table:table-cell>
          <table:table-cell office:value-type="float" office:value="1410945" calcext:value-type="float">
            <text:p>1410945</text:p>
          </table:table-cell>
          <table:table-cell office:value-type="float" office:value="282920" calcext:value-type="float">
            <text:p>282920</text:p>
          </table:table-cell>
          <table:table-cell office:value-type="float" office:value="259614" calcext:value-type="float">
            <text:p>259614</text:p>
          </table:table-cell>
          <table:table-cell office:value-type="float" office:value="174839" calcext:value-type="float">
            <text:p>174839</text:p>
          </table:table-cell>
          <table:table-cell office:value-type="float" office:value="331530" calcext:value-type="float">
            <text:p>331530</text:p>
          </table:table-cell>
          <table:table-cell office:value-type="float" office:value="124586" calcext:value-type="float">
            <text:p>124586</text:p>
          </table:table-cell>
          <table:table-cell office:value-type="float" office:value="603839" calcext:value-type="float">
            <text:p>603839</text:p>
          </table:table-cell>
          <table:table-cell office:value-type="float" office:value="382588" calcext:value-type="float">
            <text:p>382588</text:p>
          </table:table-cell>
          <table:table-cell office:value-type="float" office:value="1421421" calcext:value-type="float">
            <text:p>1421421</text:p>
          </table:table-cell>
          <table:table-cell office:value-type="float" office:value="946638" calcext:value-type="float">
            <text:p>946638</text:p>
          </table:table-cell>
          <table:table-cell office:value-type="float" office:value="219198" calcext:value-type="float">
            <text:p>219198</text:p>
          </table:table-cell>
          <table:table-cell office:value-type="float" office:value="672930" calcext:value-type="float">
            <text:p>672930</text:p>
          </table:table-cell>
          <table:table-cell office:value-type="float" office:value="1154255" calcext:value-type="float">
            <text:p>1154255</text:p>
          </table:table-cell>
          <table:table-cell office:value-type="float" office:value="228510" calcext:value-type="float">
            <text:p>228510</text:p>
          </table:table-cell>
          <table:table-cell office:value-type="float" office:value="126436" calcext:value-type="float">
            <text:p>126436</text:p>
          </table:table-cell>
          <table:table-cell office:value-type="float" office:value="484101" calcext:value-type="float">
            <text:p>484101</text:p>
          </table:table-cell>
          <table:table-cell office:value-type="float" office:value="65385" calcext:value-type="float">
            <text:p>65385</text:p>
          </table:table-cell>
          <table:table-cell office:value-type="float" office:value="9743" calcext:value-type="float">
            <text:p>9743</text:p>
          </table:table-cell>
          <table:table-cell office:value-type="float" office:value="8673" calcext:value-type="float">
            <text:p>8673</text:p>
          </table:table-cell>
        </table:table-row>
      </table:table>
      <table:table table:name="Hoja5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ce8" office:value-type="date" office:date-value="2020-03-01" calcext:value-type="date">
            <text:p>01/03/20</text:p>
          </table:table-cell>
          <table:table-cell office:value-type="string" calcext:value-type="string">
            <text:p>https://en.wikipedia.org/w/index.php?title=2020_coronavirus_pandemic_in_Spain&amp;oldid=943448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OTAL </text:p>
          </table:table-cell>
          <table:table-cell office:value-type="string" calcext:value-type="string">
            <text:p>81[56][57]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[58]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date" office:date-value="2020-03-02" calcext:value-type="date">
            <text:p>02/03/20</text:p>
          </table:table-cell>
          <table:table-cell office:value-type="string" calcext:value-type="string">
            <text:p>https://en.wikipedia.org/w/index.php?title=2020_coronavirus_pandemic_in_Spain&amp;oldid=943602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6[59]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date" office:date-value="2020-03-03" calcext:value-type="date">
            <text:p>03/03/20</text:p>
          </table:table-cell>
          <table:table-cell office:value-type="string" calcext:value-type="string">
            <text:p>https://en.wikipedia.org/w/index.php?title=2020_coronavirus_pandemic_in_Spain&amp;oldid=9437979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88]</text:p>
          </table:table-cell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9]</text:p>
          </table:table-cell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90]</text:p>
          </table:table-cell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1]</text:p>
          </table:table-cell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92]</text:p>
          </table:table-cell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93]</text:p>
          </table:table-cell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4]</text:p>
          </table:table-cell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5]</text:p>
          </table:table-cell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[96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date" office:date-value="2020-03-04" calcext:value-type="date">
            <text:p>04/03/20</text:p>
          </table:table-cell>
          <table:table-cell office:value-type="string" calcext:value-type="string">
            <text:p>https://en.wikipedia.org/w/index.php?title=2020_coronavirus_pandemic_in_Spain&amp;oldid=9439590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51]</text:p>
          </table:table-cell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1]</text:p>
          </table:table-cell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03]</text:p>
          </table:table-cell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04]</text:p>
          </table:table-cell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05]</text:p>
          </table:table-cell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6]</text:p>
          </table:table-cell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07]</text:p>
          </table:table-cell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8]</text:p>
          </table:table-cell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09]</text:p>
          </table:table-cell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110]</text:p>
          </table:table-cell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9]</text:p>
          </table:table-cell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9]</text:p>
          </table:table-cell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[111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date" office:date-value="2020-03-05" calcext:value-type="date">
            <text:p>05/03/20</text:p>
          </table:table-cell>
          <table:table-cell office:value-type="string" calcext:value-type="string">
            <text:p>https://en.wikipedia.org/w/index.php?title=2020_coronavirus_pandemic_in_Spain&amp;oldid=9441357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/ref&gt;[122]</text:p>
          </table:table-cell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3]</text:p>
          </table:table-cell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23]</text:p>
          </table:table-cell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24]</text:p>
          </table:table-cell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25]</text:p>
          </table:table-cell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26]</text:p>
          </table:table-cell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27]</text:p>
          </table:table-cell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28]</text:p>
          </table:table-cell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29]</text:p>
          </table:table-cell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130]</text:p>
          </table:table-cell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1]</text:p>
          </table:table-cell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32]</text:p>
          </table:table-cell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date" office:date-value="2020-03-06" calcext:value-type="date">
            <text:p>06/03/20</text:p>
          </table:table-cell>
          <table:table-cell office:value-type="string" calcext:value-type="string">
            <text:p>https://en.wikipedia.org/w/index.php?title=2020_coronavirus_pandemic_in_Spain&amp;oldid=944297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50]</text:p>
          </table:table-cell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1]</text:p>
          </table:table-cell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2]</text:p>
          </table:table-cell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3]</text:p>
          </table:table-cell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154]</text:p>
          </table:table-cell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55]</text:p>
          </table:table-cell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56]</text:p>
          </table:table-cell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57]</text:p>
          </table:table-cell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58]</text:p>
          </table:table-cell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159]</text:p>
          </table:table-cell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[160]</text:p>
          </table:table-cell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1]</text:p>
          </table:table-cell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62]</text:p>
          </table:table-cell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63]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388" calcext:value-type="float">
            <text:p>38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date" office:date-value="2020-03-07" calcext:value-type="date">
            <text:p>07/03/20</text:p>
          </table:table-cell>
          <table:table-cell office:value-type="string" calcext:value-type="string">
            <text:p>https://en.wikipedia.org/w/index.php?title=2020_coronavirus_pandemic_in_Spain&amp;oldid=944450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152]</text:p>
          </table:table-cell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3]</text:p>
          </table:table-cell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4]</text:p>
          </table:table-cell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5]</text:p>
          </table:table-cell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56][157]</text:p>
          </table:table-cell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56][158]</text:p>
          </table:table-cell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6][159]</text:p>
          </table:table-cell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60]</text:p>
          </table:table-cell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56][161]</text:p>
          </table:table-cell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56][162]</text:p>
          </table:table-cell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56]</text:p>
          </table:table-cell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[156][163]</text:p>
          </table:table-cell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4]</text:p>
          </table:table-cell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156][165]</text:p>
          </table:table-cell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66]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date" office:date-value="2020-03-08" calcext:value-type="date">
            <text:p>08/03/20</text:p>
          </table:table-cell>
          <table:table-cell office:value-type="string" calcext:value-type="string">
            <text:p>https://en.wikipedia.org/w/index.php?title=2020_coronavirus_pandemic_in_Spain&amp;oldid=944627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99]</text:p>
          </table:table-cell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02]</text:p>
          </table:table-cell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3]</text:p>
          </table:table-cell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04]</text:p>
          </table:table-cell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53][84]</text:p>
          </table:table-cell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53][108]</text:p>
          </table:table-cell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3][109]</text:p>
          </table:table-cell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11]</text:p>
          </table:table-cell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153][110]</text:p>
          </table:table-cell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153][154]</text:p>
          </table:table-cell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3]</text:p>
          </table:table-cell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[153][119]</text:p>
          </table:table-cell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53]</text:p>
          </table:table-cell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95]</text:p>
          </table:table-cell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53][120]</text:p>
          </table:table-cell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123]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654" calcext:value-type="float">
            <text:p>65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date" office:date-value="2020-03-09" calcext:value-type="date">
            <text:p>09/03/20</text:p>
          </table:table-cell>
          <table:table-cell office:value-type="string" calcext:value-type="string">
            <text:p>https://en.wikipedia.org/w/index.php?title=2020_coronavirus_pandemic_in_Spain&amp;oldid=944793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98]</text:p>
          </table:table-cell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01]</text:p>
          </table:table-cell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02]</text:p>
          </table:table-cell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3]</text:p>
          </table:table-cell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135][83]</text:p>
          </table:table-cell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35][107]</text:p>
          </table:table-cell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35][108]</text:p>
          </table:table-cell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10]</text:p>
          </table:table-cell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135][109]</text:p>
          </table:table-cell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135]</text:p>
          </table:table-cell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36][135]</text:p>
          </table:table-cell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561" calcext:value-type="float">
            <text:p>56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[135][118]</text:p>
          </table:table-cell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5]</text:p>
          </table:table-cell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4]</text:p>
          </table:table-cell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36][135][119]</text:p>
          </table:table-cell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22]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194" calcext:value-type="float">
            <text:p>119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date" office:date-value="2020-03-10" calcext:value-type="date">
            <text:p>10/03/20</text:p>
          </table:table-cell>
          <table:table-cell office:value-type="string" calcext:value-type="string">
            <text:p>https://en.wikipedia.org/w/index.php?title=2020_coronavirus_pandemic_in_Spain&amp;oldid=944956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][108]</text:p>
          </table:table-cell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144][6]</text:p>
          </table:table-cell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652" calcext:value-type="float">
            <text:p>652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[6][145]</text:p>
          </table:table-cell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[144][6]</text:p>
          </table:table-cell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524" calcext:value-type="float">
            <text:p>1524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date" office:date-value="2020-03-11" calcext:value-type="date">
            <text:p>11/03/20</text:p>
          </table:table-cell>
          <table:table-cell office:value-type="string" calcext:value-type="string">
            <text:p>https://en.wikipedia.org/w/index.php?title=2020_coronavirus_pandemic_in_Spain&amp;oldid=945123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][108]</text:p>
          </table:table-cell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159][6]</text:p>
          </table:table-cell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884" calcext:value-type="float">
            <text:p>884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[6][160]</text:p>
          </table:table-cell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[159][6]</text:p>
          </table:table-cell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105" calcext:value-type="float">
            <text:p>210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18[Note 1] 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date" office:date-value="2020-03-12" calcext:value-type="date">
            <text:p>12/03/20</text:p>
          </table:table-cell>
          <table:table-cell office:value-type="string" calcext:value-type="string">
            <text:p>https://en.wikipedia.org/w/index.php?title=2020_coronavirus_pandemic_in_Spain&amp;oldid=945283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][108]</text:p>
          </table:table-cell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[183]</text:p>
          </table:table-cell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[184]</text:p>
          </table:table-cell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185][6]</text:p>
          </table:table-cell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223" calcext:value-type="float">
            <text:p>1223</text:p>
          </table:table-cell>
          <table:table-cell office:value-type="float" office:value="56" calcext:value-type="float">
            <text:p>56</text:p>
          </table:table-cell>
          <table:table-cell office:value-type="float" office:value="109" calcext:value-type="float">
            <text:p>109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[6][186]</text:p>
          </table:table-cell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[185][6]</text:p>
          </table:table-cell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941" calcext:value-type="float">
            <text:p>29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18[Note 1] 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date" office:date-value="2020-03-13" calcext:value-type="date">
            <text:p>13/03/20</text:p>
          </table:table-cell>
          <table:table-cell office:value-type="string" calcext:value-type="string">
            <text:p>https://en.wikipedia.org/w/index.php?title=2020_coronavirus_pandemic_in_Spain&amp;oldid=945439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394" calcext:value-type="float">
            <text:p>39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[6][213]</text:p>
          </table:table-cell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6][108]</text:p>
          </table:table-cell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[214]</text:p>
          </table:table-cell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[215]</text:p>
          </table:table-cell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[216][6]</text:p>
          </table:table-cell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888" calcext:value-type="float">
            <text:p>1888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[6][217]</text:p>
          </table:table-cell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18]</text:p>
          </table:table-cell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[216][6]</text:p>
          </table:table-cell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4906" calcext:value-type="float">
            <text:p>490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31[Note 1] 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[6]</text:p>
          </table:table-cell>
        </table:table-row>
      </table:table>
      <table:table table:name="Hoja6" table:style-name="ta1">
        <table:table-column table:style-name="co17" table:number-columns-repeated="6" table:default-cell-style-name="Default"/>
        <table:table-column table:style-name="co18" table:number-columns-repeated="13" table:default-cell-style-name="Default"/>
        <table:table-column table:style-name="co9" table:number-columns-repeated="6" table:default-cell-style-name="Default"/>
        <table:table-column table:style-name="co17" table:number-columns-repeated="12" table:default-cell-style-name="Default"/>
        <table:table-row table:style-name="ro1" table:number-rows-repeated="38">
          <table:table-cell table:number-columns-repeated="37"/>
        </table:table-row>
        <table:table-row table:style-name="ro1">
          <table:table-cell/>
          <table:table-cell table:style-name="ce8"/>
          <table:table-cell table:number-columns-repeated="35"/>
        </table:table-row>
        <table:table-row table:style-name="ro1">
          <table:table-cell/>
          <table:table-cell table:style-name="ce8"/>
          <table:table-cell table:number-columns-repeated="4"/>
          <table:table-cell table:style-name="ce8" table:number-columns-repeated="10"/>
          <table:table-cell table:style-name="ce45"/>
          <table:table-cell table:style-name="ce8" table:number-columns-repeated="2"/>
          <table:table-cell table:number-columns-repeated="18"/>
        </table:table-row>
        <table:table-row table:style-name="ro1" table:number-rows-repeated="20">
          <table:table-cell table:number-columns-repeated="37"/>
        </table:table-row>
        <table:table-row table:style-name="ro1">
          <table:table-cell table:number-columns-repeated="5"/>
          <table:table-cell table:style-name="ce8"/>
          <table:table-cell table:number-columns-repeated="31"/>
        </table:table-row>
        <table:table-row table:style-name="ro1">
          <table:table-cell table:number-columns-repeated="6"/>
          <table:table-cell table:style-name="ce8" table:number-columns-repeated="10"/>
          <table:table-cell table:style-name="ce45"/>
          <table:table-cell table:style-name="ce8" table:number-columns-repeated="2"/>
          <table:table-cell table:number-columns-repeated="18"/>
        </table:table-row>
        <table:table-row table:style-name="ro1" table:number-rows-repeated="23">
          <table:table-cell table:number-columns-repeated="3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Nombre </text:p>
          </table:table-cell>
          <table:table-cell office:value-type="string" calcext:value-type="string">
            <text:p>Capital (o en su defecto ciudad más poblada) </text:p>
          </table:table-cell>
          <table:table-cell office:value-type="string" calcext:value-type="string">
            <text:p>Población </text:p>
          </table:table-cell>
          <table:table-cell office:value-type="string" calcext:value-type="string">
            <text:p>Porcentaj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oblación </text:p>
          </table:table-cell>
          <table:table-cell office:value-type="string" calcext:value-type="string">
            <text:p>Densida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(hab./km²) </text:p>
          </table:table-cell>
          <table:table-cell office:value-type="string" calcext:value-type="string">
            <text:p>Superfici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(km²)2​ </text:p>
          </table:table-cell>
          <table:table-cell office:value-type="string" calcext:value-type="string">
            <text:p>Porcentaj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uperficie </text:p>
          </table:table-cell>
          <table:table-cell office:value-type="string" calcext:value-type="string">
            <text:p>Mapa </text:p>
          </table:table-cell>
          <table:table-cell office:value-type="string" calcext:value-type="string">
            <text:p>PIB pe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ápita en € (2017) 3​</text:p>
          </table:table-cell>
          <table:table-cell table:number-columns-repeated="3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ndera de Andalucía.svg Andalucía </text:p>
          </table:table-cell>
          <table:table-cell office:value-type="string" calcext:value-type="string">
            <text:p>Sevilla </text:p>
          </table:table-cell>
          <table:table-cell office:value-type="float" office:value="8426405" calcext:value-type="float">
            <text:p>8426405</text:p>
          </table:table-cell>
          <table:table-cell office:value-type="string" calcext:value-type="string">
            <text:p>17,99 % </text:p>
          </table:table-cell>
          <table:table-cell office:value-type="string" calcext:value-type="string">
            <text:p>95,95 </text:p>
          </table:table-cell>
          <table:table-cell office:value-type="string" calcext:value-type="string">
            <text:p>87 599 </text:p>
          </table:table-cell>
          <table:table-cell office:value-type="string" calcext:value-type="string">
            <text:p>17,3 % </text:p>
          </table:table-cell>
          <table:table-cell office:value-type="string" calcext:value-type="string">
            <text:p>Localización de Andalucía.svg </text:p>
          </table:table-cell>
          <table:table-cell office:value-type="string" calcext:value-type="string">
            <text:p>18 47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ag of Catalonia.svg Cataluña </text:p>
          </table:table-cell>
          <table:table-cell office:value-type="string" calcext:value-type="string">
            <text:p>Barcelona </text:p>
          </table:table-cell>
          <table:table-cell office:value-type="float" office:value="7565099" calcext:value-type="float">
            <text:p>7565099</text:p>
          </table:table-cell>
          <table:table-cell office:value-type="string" calcext:value-type="string">
            <text:p>16,08 % </text:p>
          </table:table-cell>
          <table:table-cell office:value-type="string" calcext:value-type="string">
            <text:p>234,07 </text:p>
          </table:table-cell>
          <table:table-cell office:value-type="string" calcext:value-type="string">
            <text:p>32 113 </text:p>
          </table:table-cell>
          <table:table-cell office:value-type="string" calcext:value-type="string">
            <text:p>6,3 % </text:p>
          </table:table-cell>
          <table:table-cell office:value-type="string" calcext:value-type="string">
            <text:p>Localización de Cataluña.svg </text:p>
          </table:table-cell>
          <table:table-cell office:value-type="string" calcext:value-type="string">
            <text:p>29 936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lag of the Community of Madrid.svg Comunidad de Madrid </text:p>
          </table:table-cell>
          <table:table-cell office:value-type="string" calcext:value-type="string">
            <text:p>Madrid </text:p>
          </table:table-cell>
          <table:table-cell office:value-type="float" office:value="6640705" calcext:value-type="float">
            <text:p>6640705</text:p>
          </table:table-cell>
          <table:table-cell office:value-type="string" calcext:value-type="string">
            <text:p>14,10 % </text:p>
          </table:table-cell>
          <table:table-cell office:value-type="string" calcext:value-type="string">
            <text:p>820,59 </text:p>
          </table:table-cell>
          <table:table-cell office:value-type="float" office:value="8028" calcext:value-type="float">
            <text:p>8028</text:p>
          </table:table-cell>
          <table:table-cell office:value-type="string" calcext:value-type="string">
            <text:p>1,59 % </text:p>
          </table:table-cell>
          <table:table-cell office:value-type="string" calcext:value-type="string">
            <text:p>Localización de la Comunidad de Madrid.svg </text:p>
          </table:table-cell>
          <table:table-cell office:value-type="string" calcext:value-type="string">
            <text:p>33 809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lag of the Valencian Community (2x3).svg Comunidad Valenciana </text:p>
          </table:table-cell>
          <table:table-cell office:value-type="string" calcext:value-type="string">
            <text:p>Valencia </text:p>
          </table:table-cell>
          <table:table-cell office:value-type="float" office:value="4974475" calcext:value-type="float">
            <text:p>4974475</text:p>
          </table:table-cell>
          <table:table-cell office:value-type="string" calcext:value-type="string">
            <text:p>10,59 % </text:p>
          </table:table-cell>
          <table:table-cell office:value-type="string" calcext:value-type="string">
            <text:p>212,79 </text:p>
          </table:table-cell>
          <table:table-cell office:value-type="string" calcext:value-type="string">
            <text:p>23 255 </text:p>
          </table:table-cell>
          <table:table-cell office:value-type="string" calcext:value-type="string">
            <text:p>4,6 % </text:p>
          </table:table-cell>
          <table:table-cell office:value-type="string" calcext:value-type="string">
            <text:p>Localització de la Comunitat Valenciana respecte a Espanya.svg </text:p>
          </table:table-cell>
          <table:table-cell office:value-type="string" calcext:value-type="string">
            <text:p>22 05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ag of Galicia.svg Galicia </text:p>
          </table:table-cell>
          <table:table-cell office:value-type="string" calcext:value-type="string">
            <text:p>Santiago de Compostela </text:p>
          </table:table-cell>
          <table:table-cell office:value-type="float" office:value="2700330" calcext:value-type="float">
            <text:p>2700330</text:p>
          </table:table-cell>
          <table:table-cell office:value-type="string" calcext:value-type="string">
            <text:p>5,78 % </text:p>
          </table:table-cell>
          <table:table-cell office:value-type="string" calcext:value-type="string">
            <text:p>91,27 </text:p>
          </table:table-cell>
          <table:table-cell office:value-type="string" calcext:value-type="string">
            <text:p>29 575 </text:p>
          </table:table-cell>
          <table:table-cell office:value-type="string" calcext:value-type="string">
            <text:p>5,8 % </text:p>
          </table:table-cell>
          <table:table-cell office:value-type="string" calcext:value-type="string">
            <text:p>Localización de Galicia.svg </text:p>
          </table:table-cell>
          <table:table-cell office:value-type="string" calcext:value-type="string">
            <text:p>22 497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lag of Castile and León.svg Castilla y León </text:p>
          </table:table-cell>
          <table:table-cell office:value-type="string" calcext:value-type="string">
            <text:p>Valladolid </text:p>
          </table:table-cell>
          <table:table-cell office:value-type="float" office:value="2408083" calcext:value-type="float">
            <text:p>2408083</text:p>
          </table:table-cell>
          <table:table-cell office:value-type="string" calcext:value-type="string">
            <text:p>5,16 % </text:p>
          </table:table-cell>
          <table:table-cell office:value-type="string" calcext:value-type="string">
            <text:p>25,59 </text:p>
          </table:table-cell>
          <table:table-cell office:value-type="string" calcext:value-type="string">
            <text:p>94 224 </text:p>
          </table:table-cell>
          <table:table-cell office:value-type="string" calcext:value-type="string">
            <text:p>18,6 % </text:p>
          </table:table-cell>
          <table:table-cell office:value-type="string" calcext:value-type="string">
            <text:p>Localización de Castilla y León.svg </text:p>
          </table:table-cell>
          <table:table-cell office:value-type="string" calcext:value-type="string">
            <text:p>21 727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lag of the Basque Country.svg País Vasco </text:p>
          </table:table-cell>
          <table:table-cell office:value-type="string" calcext:value-type="string">
            <text:p>Vitoria </text:p>
          </table:table-cell>
          <table:table-cell office:value-type="float" office:value="2178048" calcext:value-type="float">
            <text:p>2178048</text:p>
          </table:table-cell>
          <table:table-cell office:value-type="string" calcext:value-type="string">
            <text:p>4,65 % </text:p>
          </table:table-cell>
          <table:table-cell office:value-type="string" calcext:value-type="string">
            <text:p>300,33 </text:p>
          </table:table-cell>
          <table:table-cell office:value-type="float" office:value="7234" calcext:value-type="float">
            <text:p>7234</text:p>
          </table:table-cell>
          <table:table-cell office:value-type="string" calcext:value-type="string">
            <text:p>1,43 % </text:p>
          </table:table-cell>
          <table:table-cell office:value-type="string" calcext:value-type="string">
            <text:p>Localización del País Vasco.svg </text:p>
          </table:table-cell>
          <table:table-cell office:value-type="string" calcext:value-type="string">
            <text:p>33 088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ag of the Canary Islands (simple).svg Canarias </text:p>
          </table:table-cell>
          <table:table-cell office:value-type="string" calcext:value-type="string">
            <text:p>Santa Cruz de Tenerife y Las Palmas de Gran Canaria (capitalidad compartida) </text:p>
          </table:table-cell>
          <table:table-cell office:value-type="float" office:value="2207225" calcext:value-type="float">
            <text:p>2207225</text:p>
          </table:table-cell>
          <table:table-cell office:value-type="string" calcext:value-type="string">
            <text:p>4,51 % </text:p>
          </table:table-cell>
          <table:table-cell office:value-type="string" calcext:value-type="string">
            <text:p>293,89 </text:p>
          </table:table-cell>
          <table:table-cell office:value-type="string" calcext:value-type="string">
            <text:p>7447nota 1​4​ </text:p>
          </table:table-cell>
          <table:table-cell office:value-type="string" calcext:value-type="string">
            <text:p>1,47 % </text:p>
          </table:table-cell>
          <table:table-cell office:value-type="string" calcext:value-type="string">
            <text:p>Localización de Canarias new.svg </text:p>
          </table:table-cell>
          <table:table-cell office:value-type="string" calcext:value-type="string">
            <text:p>20 425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lag of Castile-La Mancha.svg Castilla-La Mancha </text:p>
          </table:table-cell>
          <table:table-cell office:value-type="string" calcext:value-type="string">
            <text:p>Toledo </text:p>
          </table:table-cell>
          <table:table-cell office:value-type="float" office:value="2035505" calcext:value-type="float">
            <text:p>2035505</text:p>
          </table:table-cell>
          <table:table-cell office:value-type="string" calcext:value-type="string">
            <text:p>4,35 % </text:p>
          </table:table-cell>
          <table:table-cell office:value-type="string" calcext:value-type="string">
            <text:p>25,56 </text:p>
          </table:table-cell>
          <table:table-cell office:value-type="string" calcext:value-type="string">
            <text:p>79 461 </text:p>
          </table:table-cell>
          <table:table-cell office:value-type="string" calcext:value-type="string">
            <text:p>15,7 % </text:p>
          </table:table-cell>
          <table:table-cell office:value-type="string" calcext:value-type="string">
            <text:p>Localización de Castilla-La Mancha.svg </text:p>
          </table:table-cell>
          <table:table-cell office:value-type="string" calcext:value-type="string">
            <text:p>19 681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lag of the Region of Murcia.svg Región de Murcia </text:p>
          </table:table-cell>
          <table:table-cell office:value-type="string" calcext:value-type="string">
            <text:p>Murcia </text:p>
          </table:table-cell>
          <table:table-cell office:value-type="float" office:value="1487698" calcext:value-type="float">
            <text:p>1487698</text:p>
          </table:table-cell>
          <table:table-cell office:value-type="string" calcext:value-type="string">
            <text:p>3,16 % </text:p>
          </table:table-cell>
          <table:table-cell office:value-type="string" calcext:value-type="string">
            <text:p>130,73 </text:p>
          </table:table-cell>
          <table:table-cell office:value-type="string" calcext:value-type="string">
            <text:p>11 314 </text:p>
          </table:table-cell>
          <table:table-cell office:value-type="string" calcext:value-type="string">
            <text:p>2,2 % </text:p>
          </table:table-cell>
          <table:table-cell office:value-type="string" calcext:value-type="string">
            <text:p>Localización de la Región de Murcia.svg </text:p>
          </table:table-cell>
          <table:table-cell office:value-type="string" calcext:value-type="string">
            <text:p>20 585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ndera de Aragón.svg Aragón </text:p>
          </table:table-cell>
          <table:table-cell office:value-type="string" calcext:value-type="string">
            <text:p>Zaragoza </text:p>
          </table:table-cell>
          <table:table-cell office:value-type="float" office:value="1320794" calcext:value-type="float">
            <text:p>1320794</text:p>
          </table:table-cell>
          <table:table-cell office:value-type="string" calcext:value-type="string">
            <text:p>2,82 % </text:p>
          </table:table-cell>
          <table:table-cell office:value-type="string" calcext:value-type="string">
            <text:p>27,57 </text:p>
          </table:table-cell>
          <table:table-cell office:value-type="string" calcext:value-type="string">
            <text:p>47 720 </text:p>
          </table:table-cell>
          <table:table-cell office:value-type="string" calcext:value-type="string">
            <text:p>9,4 % </text:p>
          </table:table-cell>
          <table:table-cell office:value-type="string" calcext:value-type="string">
            <text:p>Localización de Aragón.svg </text:p>
          </table:table-cell>
          <table:table-cell office:value-type="string" calcext:value-type="string">
            <text:p>27 403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lag of the Balearic Islands.svg Islas Baleares </text:p>
          </table:table-cell>
          <table:table-cell office:value-type="string" calcext:value-type="string">
            <text:p>Palma </text:p>
          </table:table-cell>
          <table:table-cell office:value-type="float" office:value="1187808" calcext:value-type="float">
            <text:p>1187808</text:p>
          </table:table-cell>
          <table:table-cell office:value-type="string" calcext:value-type="string">
            <text:p>2,52 % </text:p>
          </table:table-cell>
          <table:table-cell office:value-type="string" calcext:value-type="string">
            <text:p>235,70 </text:p>
          </table:table-cell>
          <table:table-cell office:value-type="float" office:value="4992" calcext:value-type="float">
            <text:p>4992</text:p>
          </table:table-cell>
          <table:table-cell table:style-name="ce37" office:value-type="percentage" office:value="9.87" calcext:value-type="percentage">
            <text:p>987.00%</text:p>
          </table:table-cell>
          <table:table-cell office:value-type="string" calcext:value-type="string">
            <text:p>Localización de las Islas Baleares.svg </text:p>
          </table:table-cell>
          <table:table-cell office:value-type="string" calcext:value-type="string">
            <text:p>25 772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lag of Extremadura (with coat of arms).svg Extremadura </text:p>
          </table:table-cell>
          <table:table-cell office:value-type="string" calcext:value-type="string">
            <text:p>Mérida </text:p>
          </table:table-cell>
          <table:table-cell office:value-type="float" office:value="1065371" calcext:value-type="float">
            <text:p>1065371</text:p>
          </table:table-cell>
          <table:table-cell office:value-type="string" calcext:value-type="string">
            <text:p>2,28 % </text:p>
          </table:table-cell>
          <table:table-cell office:value-type="string" calcext:value-type="string">
            <text:p>25,63 </text:p>
          </table:table-cell>
          <table:table-cell office:value-type="string" calcext:value-type="string">
            <text:p>41 634 </text:p>
          </table:table-cell>
          <table:table-cell office:value-type="string" calcext:value-type="string">
            <text:p>8,2 % </text:p>
          </table:table-cell>
          <table:table-cell office:value-type="string" calcext:value-type="string">
            <text:p>Localización de Extremadura.svg </text:p>
          </table:table-cell>
          <table:table-cell office:value-type="string" calcext:value-type="string">
            <text:p>17 262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lag of Asturias.svg Principado de Asturias </text:p>
          </table:table-cell>
          <table:table-cell office:value-type="string" calcext:value-type="string">
            <text:p>Oviedo </text:p>
          </table:table-cell>
          <table:table-cell office:value-type="float" office:value="1022293" calcext:value-type="float">
            <text:p>1022293</text:p>
          </table:table-cell>
          <table:table-cell office:value-type="string" calcext:value-type="string">
            <text:p>2,19 % </text:p>
          </table:table-cell>
          <table:table-cell office:value-type="string" calcext:value-type="string">
            <text:p>96,60 </text:p>
          </table:table-cell>
          <table:table-cell office:value-type="string" calcext:value-type="string">
            <text:p>10 604 </text:p>
          </table:table-cell>
          <table:table-cell office:value-type="string" calcext:value-type="string">
            <text:p>2,1 % </text:p>
          </table:table-cell>
          <table:table-cell office:value-type="string" calcext:value-type="string">
            <text:p>Localización de Asturias.svg </text:p>
          </table:table-cell>
          <table:table-cell office:value-type="string" calcext:value-type="string">
            <text:p>22 046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ndera de Navarra.svg Navarra </text:p>
          </table:table-cell>
          <table:table-cell office:value-type="string" calcext:value-type="string">
            <text:p>Pamplona </text:p>
          </table:table-cell>
          <table:table-cell office:value-type="string" calcext:value-type="string">
            <text:p>653,8465​ </text:p>
          </table:table-cell>
          <table:table-cell office:value-type="string" calcext:value-type="string">
            <text:p>1,38 % </text:p>
          </table:table-cell>
          <table:table-cell office:value-type="string" calcext:value-type="string">
            <text:p>62,19 </text:p>
          </table:table-cell>
          <table:table-cell office:value-type="string" calcext:value-type="string">
            <text:p>10 391 </text:p>
          </table:table-cell>
          <table:table-cell office:value-type="string" calcext:value-type="string">
            <text:p>2,05 % </text:p>
          </table:table-cell>
          <table:table-cell office:value-type="string" calcext:value-type="string">
            <text:p>Localización de Navarra.svg </text:p>
          </table:table-cell>
          <table:table-cell office:value-type="string" calcext:value-type="string">
            <text:p>30 914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lag of Cantabria.svg Cantabria </text:p>
          </table:table-cell>
          <table:table-cell office:value-type="string" calcext:value-type="string">
            <text:p>Santander </text:p>
          </table:table-cell>
          <table:table-cell office:value-type="float" office:value="581684" calcext:value-type="float">
            <text:p>581684</text:p>
          </table:table-cell>
          <table:table-cell office:value-type="string" calcext:value-type="string">
            <text:p>1,24% </text:p>
          </table:table-cell>
          <table:table-cell office:value-type="string" calcext:value-type="string">
            <text:p>109,19 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1,05 % </text:p>
          </table:table-cell>
          <table:table-cell office:value-type="string" calcext:value-type="string">
            <text:p>Localización de Cantabria.svg </text:p>
          </table:table-cell>
          <table:table-cell office:value-type="string" calcext:value-type="string">
            <text:p>22 513</text:p>
          </table:table-cell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lag of La Rioja (with coat of arms).svg La Rioja </text:p>
          </table:table-cell>
          <table:table-cell office:value-type="string" calcext:value-type="string">
            <text:p>Logroño </text:p>
          </table:table-cell>
          <table:table-cell office:value-type="float" office:value="313582" calcext:value-type="float">
            <text:p>313582</text:p>
          </table:table-cell>
          <table:table-cell office:value-type="string" calcext:value-type="string">
            <text:p>0,67 % </text:p>
          </table:table-cell>
          <table:table-cell office:value-type="string" calcext:value-type="string">
            <text:p>61,99 </text:p>
          </table:table-cell>
          <table:table-cell office:value-type="float" office:value="5045" calcext:value-type="float">
            <text:p>5045</text:p>
          </table:table-cell>
          <table:table-cell table:style-name="ce37" office:value-type="percentage" office:value="0.01" calcext:value-type="percentage">
            <text:p>1.00%</text:p>
          </table:table-cell>
          <table:table-cell office:value-type="string" calcext:value-type="string">
            <text:p>Localización de La Rioja.svg </text:p>
          </table:table-cell>
          <table:table-cell office:value-type="string" calcext:value-type="string">
            <text:p>23 555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lag Ceuta.svg Ceuta </text:p>
          </table:table-cell>
          <table:table-cell office:value-type="string" calcext:value-type="string">
            <text:p>Ceuta </text:p>
          </table:table-cell>
          <table:table-cell office:value-type="float" office:value="84843" calcext:value-type="float">
            <text:p>84843</text:p>
          </table:table-cell>
          <table:table-cell office:value-type="string" calcext:value-type="string">
            <text:p>0,18 % </text:p>
          </table:table-cell>
          <table:table-cell office:value-type="string" calcext:value-type="string">
            <text:p>4589,89 </text:p>
          </table:table-cell>
          <table:table-cell office:value-type="string" calcext:value-type="string">
            <text:p>18,5 </text:p>
          </table:table-cell>
          <table:table-cell office:value-type="string" calcext:value-type="string">
            <text:p>&lt;0.01 % </text:p>
          </table:table-cell>
          <table:table-cell office:value-type="string" calcext:value-type="string">
            <text:p>Localización de Ceuta.svg </text:p>
          </table:table-cell>
          <table:table-cell office:value-type="string" calcext:value-type="string">
            <text:p>19 524</text:p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lag of Melilla.svg Melilla </text:p>
          </table:table-cell>
          <table:table-cell office:value-type="string" calcext:value-type="string">
            <text:p>Melilla </text:p>
          </table:table-cell>
          <table:table-cell office:value-type="float" office:value="84714" calcext:value-type="float">
            <text:p>84714</text:p>
          </table:table-cell>
          <table:table-cell office:value-type="string" calcext:value-type="string">
            <text:p>0,18 % </text:p>
          </table:table-cell>
          <table:table-cell office:value-type="string" calcext:value-type="string">
            <text:p>6883,50 </text:p>
          </table:table-cell>
          <table:table-cell office:value-type="string" calcext:value-type="string">
            <text:p>12,3 </text:p>
          </table:table-cell>
          <table:table-cell office:value-type="string" calcext:value-type="string">
            <text:p>&lt;0.01 % </text:p>
          </table:table-cell>
          <table:table-cell office:value-type="string" calcext:value-type="string">
            <text:p>Localización de Melilla.svg </text:p>
          </table:table-cell>
          <table:table-cell office:value-type="string" calcext:value-type="string">
            <text:p>17 945 </text:p>
          </table:table-cell>
          <table:table-cell table:number-columns-repeated="27"/>
        </table:table-row>
      </table:table>
      <table:table table:name="Hoja7" table:style-name="ta1">
        <table:table-column table:style-name="co19" table:default-cell-style-name="Default"/>
        <table:table-column table:style-name="co20" table:number-columns-repeated="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number-columns-repeated="5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/>ESPAÑ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65-69 años</text:p>
          </table:table-cell>
          <table:table-cell office:value-type="string" calcext:value-type="string">
            <text:p>2.396.64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0-74 años</text:p>
          </table:table-cell>
          <table:table-cell office:value-type="string" calcext:value-type="string">
            <text:p>2.114.48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5-79 años</text:p>
          </table:table-cell>
          <table:table-cell office:value-type="string" calcext:value-type="string">
            <text:p>1.525.43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0-84 años</text:p>
          </table:table-cell>
          <table:table-cell office:value-type="string" calcext:value-type="string">
            <text:p>1.413.28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5-89 años</text:p>
          </table:table-cell>
          <table:table-cell office:value-type="float" office:value="948.377" calcext:value-type="float">
            <text:p>948.37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0-94 años</text:p>
          </table:table-cell>
          <table:table-cell office:value-type="float" office:value="397.134" calcext:value-type="float">
            <text:p>397.13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5-99 años</text:p>
          </table:table-cell>
          <table:table-cell office:value-type="float" office:value="97.293" calcext:value-type="float">
            <text:p>97.29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00 años y más</text:p>
          </table:table-cell>
          <table:table-cell office:value-type="float" office:value="15.507" calcext:value-type="float">
            <text:p>15.50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NDALUCÍ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65-69 años</text:p>
          </table:table-cell>
          <table:table-cell office:value-type="float" office:value="397.204" calcext:value-type="float">
            <text:p>397.20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0-74 años</text:p>
          </table:table-cell>
          <table:table-cell office:value-type="float" office:value="351.747" calcext:value-type="float">
            <text:p>351.74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5-79 años</text:p>
          </table:table-cell>
          <table:table-cell office:value-type="float" office:value="250.818" calcext:value-type="float">
            <text:p>250.81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0-84 años</text:p>
          </table:table-cell>
          <table:table-cell office:value-type="float" office:value="216.408" calcext:value-type="float">
            <text:p>216.40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5-89 años</text:p>
          </table:table-cell>
          <table:table-cell office:value-type="float" office:value="133.68" calcext:value-type="float">
            <text:p>133.6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0-94 años</text:p>
          </table:table-cell>
          <table:table-cell office:value-type="float" office:value="48.065" calcext:value-type="float">
            <text:p>48.06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5-99 años</text:p>
          </table:table-cell>
          <table:table-cell office:value-type="float" office:value="10.763" calcext:value-type="float">
            <text:p>10.76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00 años y más</text:p>
          </table:table-cell>
          <table:table-cell office:value-type="float" office:value="2.26" calcext:value-type="float">
            <text:p>2.26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65-69 años</text:p>
          </table:table-cell>
          <table:table-cell office:value-type="float" office:value="70.355" calcext:value-type="float">
            <text:p>70.35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0-74 años</text:p>
          </table:table-cell>
          <table:table-cell office:value-type="float" office:value="63.231" calcext:value-type="float">
            <text:p>63.23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5-79 años</text:p>
          </table:table-cell>
          <table:table-cell office:value-type="float" office:value="46.725" calcext:value-type="float">
            <text:p>46.72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0-84 años</text:p>
          </table:table-cell>
          <table:table-cell office:value-type="float" office:value="47.401" calcext:value-type="float">
            <text:p>47.40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5-89 años</text:p>
          </table:table-cell>
          <table:table-cell office:value-type="float" office:value="34.954" calcext:value-type="float">
            <text:p>34.95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0-94 años</text:p>
          </table:table-cell>
          <table:table-cell office:value-type="float" office:value="15.658" calcext:value-type="float">
            <text:p>15.65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5-99 años</text:p>
          </table:table-cell>
          <table:table-cell office:value-type="float" office:value="4.046" calcext:value-type="float">
            <text:p>4.04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00 años y más</text:p>
          </table:table-cell>
          <table:table-cell office:value-type="float" office:value="550" calcext:value-type="float">
            <text:p>550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STURIAS, PRINCIPADO D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65-69 años</text:p>
          </table:table-cell>
          <table:table-cell office:value-type="float" office:value="68.781" calcext:value-type="float">
            <text:p>68.78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0-74 años</text:p>
          </table:table-cell>
          <table:table-cell office:value-type="float" office:value="59.862" calcext:value-type="float">
            <text:p>59.86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5-79 años</text:p>
          </table:table-cell>
          <table:table-cell office:value-type="float" office:value="39.862" calcext:value-type="float">
            <text:p>39.86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0-84 años</text:p>
          </table:table-cell>
          <table:table-cell office:value-type="float" office:value="42.529" calcext:value-type="float">
            <text:p>42.52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5-89 años</text:p>
          </table:table-cell>
          <table:table-cell office:value-type="float" office:value="31.322" calcext:value-type="float">
            <text:p>31.3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0-94 años</text:p>
          </table:table-cell>
          <table:table-cell office:value-type="float" office:value="13.469" calcext:value-type="float">
            <text:p>13.46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5-99 años</text:p>
          </table:table-cell>
          <table:table-cell office:value-type="float" office:value="3.322" calcext:value-type="float">
            <text:p>3.3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00 años y más</text:p>
          </table:table-cell>
          <table:table-cell office:value-type="float" office:value="467" calcext:value-type="float">
            <text:p>46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LEARS, ILL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65-69 años</text:p>
          </table:table-cell>
          <table:table-cell office:value-type="float" office:value="52.112" calcext:value-type="float">
            <text:p>52.11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0-74 años</text:p>
          </table:table-cell>
          <table:table-cell office:value-type="float" office:value="43.692" calcext:value-type="float">
            <text:p>43.69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5-79 años</text:p>
          </table:table-cell>
          <table:table-cell office:value-type="float" office:value="29.832" calcext:value-type="float">
            <text:p>29.83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0-84 años</text:p>
          </table:table-cell>
          <table:table-cell office:value-type="float" office:value="24.781" calcext:value-type="float">
            <text:p>24.78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5-89 años</text:p>
          </table:table-cell>
          <table:table-cell office:value-type="float" office:value="15.737" calcext:value-type="float">
            <text:p>15.73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0-94 años</text:p>
          </table:table-cell>
          <table:table-cell office:value-type="float" office:value="6.784" calcext:value-type="float">
            <text:p>6.78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5-99 años</text:p>
          </table:table-cell>
          <table:table-cell office:value-type="float" office:value="1.662" calcext:value-type="float">
            <text:p>1.66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00 años y más</text:p>
          </table:table-cell>
          <table:table-cell office:value-type="float" office:value="239" calcext:value-type="float">
            <text:p>23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NARIA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65-69 años</text:p>
          </table:table-cell>
          <table:table-cell office:value-type="float" office:value="100.232" calcext:value-type="float">
            <text:p>100.23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0-74 años</text:p>
          </table:table-cell>
          <table:table-cell office:value-type="float" office:value="83.59" calcext:value-type="float">
            <text:p>83.5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5-79 años</text:p>
          </table:table-cell>
          <table:table-cell office:value-type="float" office:value="59.291" calcext:value-type="float">
            <text:p>59.29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0-84 años</text:p>
          </table:table-cell>
          <table:table-cell office:value-type="float" office:value="47.715" calcext:value-type="float">
            <text:p>47.71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5-89 años</text:p>
          </table:table-cell>
          <table:table-cell office:value-type="float" office:value="27.744" calcext:value-type="float">
            <text:p>27.74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0-94 años</text:p>
          </table:table-cell>
          <table:table-cell office:value-type="float" office:value="9.926" calcext:value-type="float">
            <text:p>9.92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5-99 años</text:p>
          </table:table-cell>
          <table:table-cell office:value-type="float" office:value="2.388" calcext:value-type="float">
            <text:p>2.38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00 años y más</text:p>
          </table:table-cell>
          <table:table-cell office:value-type="float" office:value="644" calcext:value-type="float">
            <text:p>64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NTABRI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65-69 años</text:p>
          </table:table-cell>
          <table:table-cell office:value-type="float" office:value="34.554" calcext:value-type="float">
            <text:p>34.55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0-74 años</text:p>
          </table:table-cell>
          <table:table-cell office:value-type="float" office:value="28.165" calcext:value-type="float">
            <text:p>28.16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5-79 años</text:p>
          </table:table-cell>
          <table:table-cell office:value-type="float" office:value="19.559" calcext:value-type="float">
            <text:p>19.55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0-84 años</text:p>
          </table:table-cell>
          <table:table-cell office:value-type="float" office:value="19.693" calcext:value-type="float">
            <text:p>19.69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5-89 años</text:p>
          </table:table-cell>
          <table:table-cell office:value-type="float" office:value="14.394" calcext:value-type="float">
            <text:p>14.39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0-94 años</text:p>
          </table:table-cell>
          <table:table-cell office:value-type="float" office:value="6.381" calcext:value-type="float">
            <text:p>6.38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5-99 años</text:p>
          </table:table-cell>
          <table:table-cell office:value-type="float" office:value="1.58" calcext:value-type="float">
            <text:p>1.5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00 años y más</text:p>
          </table:table-cell>
          <table:table-cell office:value-type="float" office:value="260" calcext:value-type="float">
            <text:p>26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STILLA Y LEÓ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65-69 años</text:p>
          </table:table-cell>
          <table:table-cell office:value-type="float" office:value="143.336" calcext:value-type="float">
            <text:p>143.33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0-74 años</text:p>
          </table:table-cell>
          <table:table-cell office:value-type="float" office:value="128.68" calcext:value-type="float">
            <text:p>128.6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5-79 años</text:p>
          </table:table-cell>
          <table:table-cell office:value-type="float" office:value="100.378" calcext:value-type="float">
            <text:p>100.37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0-84 años</text:p>
          </table:table-cell>
          <table:table-cell office:value-type="float" office:value="103.957" calcext:value-type="float">
            <text:p>103.95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5-89 años</text:p>
          </table:table-cell>
          <table:table-cell office:value-type="float" office:value="78.619" calcext:value-type="float">
            <text:p>78.61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0-94 años</text:p>
          </table:table-cell>
          <table:table-cell office:value-type="float" office:value="37.317" calcext:value-type="float">
            <text:p>37.31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5-99 años</text:p>
          </table:table-cell>
          <table:table-cell office:value-type="float" office:value="9.988" calcext:value-type="float">
            <text:p>9.98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00 años y más</text:p>
          </table:table-cell>
          <table:table-cell office:value-type="float" office:value="1.564" calcext:value-type="float">
            <text:p>1.56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STILLA - LA MANCH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65-69 años</text:p>
          </table:table-cell>
          <table:table-cell office:value-type="float" office:value="94.558" calcext:value-type="float">
            <text:p>94.55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0-74 años</text:p>
          </table:table-cell>
          <table:table-cell office:value-type="float" office:value="82.351" calcext:value-type="float">
            <text:p>82.35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5-79 años</text:p>
          </table:table-cell>
          <table:table-cell office:value-type="float" office:value="64.7" calcext:value-type="float">
            <text:p>64.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0-84 años</text:p>
          </table:table-cell>
          <table:table-cell office:value-type="float" office:value="66.723" calcext:value-type="float">
            <text:p>66.72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5-89 años</text:p>
          </table:table-cell>
          <table:table-cell office:value-type="float" office:value="48.156" calcext:value-type="float">
            <text:p>48.15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0-94 años</text:p>
          </table:table-cell>
          <table:table-cell office:value-type="float" office:value="20.605" calcext:value-type="float">
            <text:p>20.60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5-99 años</text:p>
          </table:table-cell>
          <table:table-cell office:value-type="float" office:value="4.805" calcext:value-type="float">
            <text:p>4.80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00 años y más</text:p>
          </table:table-cell>
          <table:table-cell office:value-type="float" office:value="690" calcext:value-type="float">
            <text:p>69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TALUÑ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65-69 años</text:p>
          </table:table-cell>
          <table:table-cell office:value-type="float" office:value="385.648" calcext:value-type="float">
            <text:p>385.64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0-74 años</text:p>
          </table:table-cell>
          <table:table-cell office:value-type="float" office:value="338.892" calcext:value-type="float">
            <text:p>338.89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5-79 años</text:p>
          </table:table-cell>
          <table:table-cell office:value-type="float" office:value="236.415" calcext:value-type="float">
            <text:p>236.41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0-84 años</text:p>
          </table:table-cell>
          <table:table-cell office:value-type="float" office:value="224.363" calcext:value-type="float">
            <text:p>224.36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5-89 años</text:p>
          </table:table-cell>
          <table:table-cell office:value-type="float" office:value="151.188" calcext:value-type="float">
            <text:p>151.18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0-94 años</text:p>
          </table:table-cell>
          <table:table-cell office:value-type="float" office:value="66.359" calcext:value-type="float">
            <text:p>66.35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5-99 años</text:p>
          </table:table-cell>
          <table:table-cell office:value-type="float" office:value="16.317" calcext:value-type="float">
            <text:p>16.31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00 años y más</text:p>
          </table:table-cell>
          <table:table-cell office:value-type="float" office:value="2.239" calcext:value-type="float">
            <text:p>2.23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UNITAT VALENCIAN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65-69 años</text:p>
          </table:table-cell>
          <table:table-cell office:value-type="float" office:value="264.348" calcext:value-type="float">
            <text:p>264.34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0-74 años</text:p>
          </table:table-cell>
          <table:table-cell office:value-type="float" office:value="232.627" calcext:value-type="float">
            <text:p>232.62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5-79 años</text:p>
          </table:table-cell>
          <table:table-cell office:value-type="float" office:value="172.254" calcext:value-type="float">
            <text:p>172.25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0-84 años</text:p>
          </table:table-cell>
          <table:table-cell office:value-type="float" office:value="143.263" calcext:value-type="float">
            <text:p>143.26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5-89 años</text:p>
          </table:table-cell>
          <table:table-cell office:value-type="float" office:value="89.533" calcext:value-type="float">
            <text:p>89.53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0-94 años</text:p>
          </table:table-cell>
          <table:table-cell office:value-type="float" office:value="35.332" calcext:value-type="float">
            <text:p>35.33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5-99 años</text:p>
          </table:table-cell>
          <table:table-cell office:value-type="float" office:value="8.004" calcext:value-type="float">
            <text:p>8.00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00 años y más</text:p>
          </table:table-cell>
          <table:table-cell office:value-type="float" office:value="1.277" calcext:value-type="float">
            <text:p>1.27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XTREMADUR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65-69 años</text:p>
          </table:table-cell>
          <table:table-cell office:value-type="float" office:value="54.429" calcext:value-type="float">
            <text:p>54.42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0-74 años</text:p>
          </table:table-cell>
          <table:table-cell office:value-type="float" office:value="49.563" calcext:value-type="float">
            <text:p>49.56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5-79 años</text:p>
          </table:table-cell>
          <table:table-cell office:value-type="float" office:value="37.091" calcext:value-type="float">
            <text:p>37.09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0-84 años</text:p>
          </table:table-cell>
          <table:table-cell office:value-type="float" office:value="39.038" calcext:value-type="float">
            <text:p>39.03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5-89 años</text:p>
          </table:table-cell>
          <table:table-cell office:value-type="float" office:value="26.093" calcext:value-type="float">
            <text:p>26.09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0-94 años</text:p>
          </table:table-cell>
          <table:table-cell office:value-type="float" office:value="10.271" calcext:value-type="float">
            <text:p>10.27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5-99 años</text:p>
          </table:table-cell>
          <table:table-cell office:value-type="float" office:value="2.352" calcext:value-type="float">
            <text:p>2.35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00 años y más</text:p>
          </table:table-cell>
          <table:table-cell office:value-type="float" office:value="361" calcext:value-type="float">
            <text:p>36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65-69 años</text:p>
          </table:table-cell>
          <table:table-cell office:value-type="float" office:value="165.222" calcext:value-type="float">
            <text:p>165.2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0-74 años</text:p>
          </table:table-cell>
          <table:table-cell office:value-type="float" office:value="154.632" calcext:value-type="float">
            <text:p>154.63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5-79 años</text:p>
          </table:table-cell>
          <table:table-cell office:value-type="float" office:value="114.284" calcext:value-type="float">
            <text:p>114.28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0-84 años</text:p>
          </table:table-cell>
          <table:table-cell office:value-type="float" office:value="116.687" calcext:value-type="float">
            <text:p>116.68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5-89 años</text:p>
          </table:table-cell>
          <table:table-cell office:value-type="float" office:value="78.482" calcext:value-type="float">
            <text:p>78.48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0-94 años</text:p>
          </table:table-cell>
          <table:table-cell office:value-type="float" office:value="33.17" calcext:value-type="float">
            <text:p>33.1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5-99 años</text:p>
          </table:table-cell>
          <table:table-cell office:value-type="float" office:value="8.831" calcext:value-type="float">
            <text:p>8.83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00 años y más</text:p>
          </table:table-cell>
          <table:table-cell office:value-type="float" office:value="1.622" calcext:value-type="float">
            <text:p>1.6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DRID, COMUNIDAD D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65-69 años</text:p>
          </table:table-cell>
          <table:table-cell office:value-type="float" office:value="317.844" calcext:value-type="float">
            <text:p>317.84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0-74 años</text:p>
          </table:table-cell>
          <table:table-cell office:value-type="float" office:value="278.879" calcext:value-type="float">
            <text:p>278.87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5-79 años</text:p>
          </table:table-cell>
          <table:table-cell office:value-type="float" office:value="196.917" calcext:value-type="float">
            <text:p>196.91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0-84 años</text:p>
          </table:table-cell>
          <table:table-cell office:value-type="float" office:value="174.724" calcext:value-type="float">
            <text:p>174.72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5-89 años</text:p>
          </table:table-cell>
          <table:table-cell office:value-type="float" office:value="118.499" calcext:value-type="float">
            <text:p>118.49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0-94 años</text:p>
          </table:table-cell>
          <table:table-cell office:value-type="float" office:value="51.852" calcext:value-type="float">
            <text:p>51.85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5-99 años</text:p>
          </table:table-cell>
          <table:table-cell office:value-type="float" office:value="13.44" calcext:value-type="float">
            <text:p>13.4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00 años y más</text:p>
          </table:table-cell>
          <table:table-cell office:value-type="float" office:value="2.1" calcext:value-type="float">
            <text:p>2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URCIA, REGIÓN D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65-69 años</text:p>
          </table:table-cell>
          <table:table-cell office:value-type="float" office:value="63.437" calcext:value-type="float">
            <text:p>63.43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0-74 años</text:p>
          </table:table-cell>
          <table:table-cell office:value-type="float" office:value="54.377" calcext:value-type="float">
            <text:p>54.37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5-79 años</text:p>
          </table:table-cell>
          <table:table-cell office:value-type="float" office:value="41.21" calcext:value-type="float">
            <text:p>41.2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0-84 años</text:p>
          </table:table-cell>
          <table:table-cell office:value-type="float" office:value="35.906" calcext:value-type="float">
            <text:p>35.90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5-89 años</text:p>
          </table:table-cell>
          <table:table-cell office:value-type="float" office:value="22.913" calcext:value-type="float">
            <text:p>22.91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0-94 años</text:p>
          </table:table-cell>
          <table:table-cell office:value-type="float" office:value="8.681" calcext:value-type="float">
            <text:p>8.68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5-99 años</text:p>
          </table:table-cell>
          <table:table-cell office:value-type="float" office:value="1.799" calcext:value-type="float">
            <text:p>1.79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00 años y más</text:p>
          </table:table-cell>
          <table:table-cell office:value-type="float" office:value="187" calcext:value-type="float">
            <text:p>18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AVARRA, COMUNIDAD FORAL D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65-69 años</text:p>
          </table:table-cell>
          <table:table-cell office:value-type="float" office:value="33.473" calcext:value-type="float">
            <text:p>33.47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0-74 años</text:p>
          </table:table-cell>
          <table:table-cell office:value-type="float" office:value="29.847" calcext:value-type="float">
            <text:p>29.84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5-79 años</text:p>
          </table:table-cell>
          <table:table-cell office:value-type="float" office:value="21.276" calcext:value-type="float">
            <text:p>21.27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0-84 años</text:p>
          </table:table-cell>
          <table:table-cell office:value-type="float" office:value="19.413" calcext:value-type="float">
            <text:p>19.41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5-89 años</text:p>
          </table:table-cell>
          <table:table-cell office:value-type="float" office:value="14.072" calcext:value-type="float">
            <text:p>14.07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0-94 años</text:p>
          </table:table-cell>
          <table:table-cell office:value-type="float" office:value="6.415" calcext:value-type="float">
            <text:p>6.41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5-99 años</text:p>
          </table:table-cell>
          <table:table-cell office:value-type="float" office:value="1.707" calcext:value-type="float">
            <text:p>1.70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00 años y más</text:p>
          </table:table-cell>
          <table:table-cell office:value-type="float" office:value="233" calcext:value-type="float">
            <text:p>23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ÍS VASC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65-69 años</text:p>
          </table:table-cell>
          <table:table-cell office:value-type="float" office:value="128.831" calcext:value-type="float">
            <text:p>128.83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0-74 años</text:p>
          </table:table-cell>
          <table:table-cell office:value-type="float" office:value="115.074" calcext:value-type="float">
            <text:p>115.07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5-79 años</text:p>
          </table:table-cell>
          <table:table-cell office:value-type="float" office:value="80.555" calcext:value-type="float">
            <text:p>80.55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0-84 años</text:p>
          </table:table-cell>
          <table:table-cell office:value-type="float" office:value="77.392" calcext:value-type="float">
            <text:p>77.39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5-89 años</text:p>
          </table:table-cell>
          <table:table-cell office:value-type="float" office:value="53.677" calcext:value-type="float">
            <text:p>53.67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0-94 años</text:p>
          </table:table-cell>
          <table:table-cell office:value-type="float" office:value="22.679" calcext:value-type="float">
            <text:p>22.67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5-99 años</text:p>
          </table:table-cell>
          <table:table-cell office:value-type="float" office:value="5.213" calcext:value-type="float">
            <text:p>5.21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00 años y más</text:p>
          </table:table-cell>
          <table:table-cell office:value-type="float" office:value="680" calcext:value-type="float">
            <text:p>6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IOJA, L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65-69 años</text:p>
          </table:table-cell>
          <table:table-cell office:value-type="float" office:value="16.595" calcext:value-type="float">
            <text:p>16.59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0-74 años</text:p>
          </table:table-cell>
          <table:table-cell office:value-type="float" office:value="14.863" calcext:value-type="float">
            <text:p>14.86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5-79 años</text:p>
          </table:table-cell>
          <table:table-cell office:value-type="float" office:value="10.86" calcext:value-type="float">
            <text:p>10.8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0-84 años</text:p>
          </table:table-cell>
          <table:table-cell office:value-type="float" office:value="10.618" calcext:value-type="float">
            <text:p>10.61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5-89 años</text:p>
          </table:table-cell>
          <table:table-cell office:value-type="float" office:value="7.787" calcext:value-type="float">
            <text:p>7.78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0-94 años</text:p>
          </table:table-cell>
          <table:table-cell office:value-type="float" office:value="3.598" calcext:value-type="float">
            <text:p>3.59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5-99 años</text:p>
          </table:table-cell>
          <table:table-cell office:value-type="float" office:value="962" calcext:value-type="float">
            <text:p>96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00 años y más</text:p>
          </table:table-cell>
          <table:table-cell office:value-type="float" office:value="102" calcext:value-type="float">
            <text:p>10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EUT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65-69 años</text:p>
          </table:table-cell>
          <table:table-cell office:value-type="float" office:value="2.945" calcext:value-type="float">
            <text:p>2.94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0-74 años</text:p>
          </table:table-cell>
          <table:table-cell office:value-type="float" office:value="2.395" calcext:value-type="float">
            <text:p>2.39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5-79 años</text:p>
          </table:table-cell>
          <table:table-cell office:value-type="float" office:value="1.836" calcext:value-type="float">
            <text:p>1.83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0-84 años</text:p>
          </table:table-cell>
          <table:table-cell office:value-type="float" office:value="1.407" calcext:value-type="float">
            <text:p>1.40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5-89 años</text:p>
          </table:table-cell>
          <table:table-cell office:value-type="float" office:value="806" calcext:value-type="float">
            <text:p>80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0-94 años</text:p>
          </table:table-cell>
          <table:table-cell office:value-type="float" office:value="279" calcext:value-type="float">
            <text:p>27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5-99 años</text:p>
          </table:table-cell>
          <table:table-cell office:value-type="float" office:value="58" calcext:value-type="float">
            <text:p>5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00 años y más</text:p>
          </table:table-cell>
          <table:table-cell office:value-type="float" office:value="17" calcext:value-type="float">
            <text:p>1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65-69 años</text:p>
          </table:table-cell>
          <table:table-cell office:value-type="float" office:value="2.74" calcext:value-type="float">
            <text:p>2.7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0-74 años</text:p>
          </table:table-cell>
          <table:table-cell office:value-type="float" office:value="2.015" calcext:value-type="float">
            <text:p>2.01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75-79 años</text:p>
          </table:table-cell>
          <table:table-cell office:value-type="float" office:value="1.567" calcext:value-type="float">
            <text:p>1.56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0-84 años</text:p>
          </table:table-cell>
          <table:table-cell office:value-type="float" office:value="1.266" calcext:value-type="float">
            <text:p>1.26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85-89 años</text:p>
          </table:table-cell>
          <table:table-cell office:value-type="float" office:value="721" calcext:value-type="float">
            <text:p>72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0-94 años</text:p>
          </table:table-cell>
          <table:table-cell office:value-type="float" office:value="293" calcext:value-type="float">
            <text:p>29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95-99 años</text:p>
          </table:table-cell>
          <table:table-cell office:value-type="float" office:value="56" calcext:value-type="float">
            <text:p>5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00 años y más</text:p>
          </table:table-cell>
          <table:table-cell office:value-type="float" office:value="15" calcext:value-type="float">
            <text:p>1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1">
          <table:table-cell/>
          <table:table-cell table:formula="of:=SUM([.B208:.B226])" office:value-type="float" office:value="2396644" calcext:value-type="float">
            <text:p>2396644</text:p>
          </table:table-cell>
          <table:table-cell table:formula="of:=SUM([.C208:.C226])" office:value-type="float" office:value="2114482" calcext:value-type="float">
            <text:p>2114482</text:p>
          </table:table-cell>
          <table:table-cell table:formula="of:=SUM([.D208:.D226])" office:value-type="float" office:value="1525430" calcext:value-type="float">
            <text:p>1525430</text:p>
          </table:table-cell>
          <table:table-cell table:formula="of:=SUM([.E208:.E226])" office:value-type="float" office:value="1413284" calcext:value-type="float">
            <text:p>1413284</text:p>
          </table:table-cell>
          <table:table-cell table:formula="of:=SUM([.F208:.F226])" office:value-type="float" office:value="948377" calcext:value-type="float">
            <text:p>948377</text:p>
          </table:table-cell>
          <table:table-cell table:formula="of:=SUM([.G208:.G226])" office:value-type="float" office:value="397134" calcext:value-type="float">
            <text:p>397134</text:p>
          </table:table-cell>
          <table:table-cell table:formula="of:=SUM([.H208:.H226])" office:value-type="float" office:value="97293" calcext:value-type="float">
            <text:p>97293</text:p>
          </table:table-cell>
          <table:table-cell table:formula="of:=SUM([.I208:.I226])" office:value-type="float" office:value="15507" calcext:value-type="float">
            <text:p>15507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65-69 años</text:p>
          </table:table-cell>
          <table:table-cell office:value-type="string" calcext:value-type="string">
            <text:p>70-74 años</text:p>
          </table:table-cell>
          <table:table-cell office:value-type="string" calcext:value-type="string">
            <text:p>75-79 años</text:p>
          </table:table-cell>
          <table:table-cell office:value-type="string" calcext:value-type="string">
            <text:p>80-84 años</text:p>
          </table:table-cell>
          <table:table-cell office:value-type="string" calcext:value-type="string">
            <text:p>85-89 años</text:p>
          </table:table-cell>
          <table:table-cell office:value-type="string" calcext:value-type="string">
            <text:p>90-94 años</text:p>
          </table:table-cell>
          <table:table-cell office:value-type="string" calcext:value-type="string">
            <text:p>95-99 años</text:p>
          </table:table-cell>
          <table:table-cell office:value-type="string" calcext:value-type="string">
            <text:p>100 años y má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<text:s/>ESPAÑA</text:p>
          </table:table-cell>
          <table:table-cell table:style-name="ce31" office:value-type="float" office:value="2396644" calcext:value-type="float">
            <text:p>2.396.644</text:p>
          </table:table-cell>
          <table:table-cell table:style-name="ce31" office:value-type="float" office:value="2114482" calcext:value-type="float">
            <text:p>2.114.482</text:p>
          </table:table-cell>
          <table:table-cell table:style-name="ce31" office:value-type="float" office:value="1525430" calcext:value-type="float">
            <text:p>1.525.430</text:p>
          </table:table-cell>
          <table:table-cell table:style-name="ce31" office:value-type="float" office:value="1413284" calcext:value-type="float">
            <text:p>1.413.284</text:p>
          </table:table-cell>
          <table:table-cell table:style-name="ce31" office:value-type="float" office:value="948377" calcext:value-type="float">
            <text:p>948.377</text:p>
          </table:table-cell>
          <table:table-cell table:style-name="ce31" office:value-type="float" office:value="397134" calcext:value-type="float">
            <text:p>397.134</text:p>
          </table:table-cell>
          <table:table-cell table:style-name="ce31" office:value-type="float" office:value="97293" calcext:value-type="float">
            <text:p>97.293</text:p>
          </table:table-cell>
          <table:table-cell table:style-name="ce31" office:value-type="float" office:value="15507" calcext:value-type="float">
            <text:p>15.507</text:p>
          </table:table-cell>
          <table:table-cell/>
          <table:table-cell table:style-name="ce31" table:formula="of:=SUM([.B207:.I207])" office:value-type="float" office:value="8908151" calcext:value-type="float">
            <text:p>8.908.15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ndalucía</text:p>
          </table:table-cell>
          <table:table-cell table:style-name="ce31" office:value-type="float" office:value="397204" calcext:value-type="float">
            <text:p>397.204</text:p>
          </table:table-cell>
          <table:table-cell table:style-name="ce31" office:value-type="float" office:value="351747" calcext:value-type="float">
            <text:p>351.747</text:p>
          </table:table-cell>
          <table:table-cell table:style-name="ce31" office:value-type="float" office:value="250818" calcext:value-type="float">
            <text:p>250.818</text:p>
          </table:table-cell>
          <table:table-cell table:style-name="ce31" office:value-type="float" office:value="216408" calcext:value-type="float">
            <text:p>216.408</text:p>
          </table:table-cell>
          <table:table-cell table:style-name="ce31" office:value-type="float" office:value="133680" calcext:value-type="float">
            <text:p>133.680</text:p>
          </table:table-cell>
          <table:table-cell table:style-name="ce31" office:value-type="float" office:value="48065" calcext:value-type="float">
            <text:p>48.065</text:p>
          </table:table-cell>
          <table:table-cell table:style-name="ce31" office:value-type="float" office:value="10763" calcext:value-type="float">
            <text:p>10.763</text:p>
          </table:table-cell>
          <table:table-cell table:style-name="ce31" office:value-type="float" office:value="2260" calcext:value-type="float">
            <text:p>2.260</text:p>
          </table:table-cell>
          <table:table-cell/>
          <table:table-cell table:style-name="ce31" table:formula="of:=SUM([.B208:.I208])" office:value-type="float" office:value="1410945" calcext:value-type="float">
            <text:p>1.410.94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agón</text:p>
          </table:table-cell>
          <table:table-cell table:style-name="ce31" office:value-type="float" office:value="70355" calcext:value-type="float">
            <text:p>70.355</text:p>
          </table:table-cell>
          <table:table-cell table:style-name="ce31" office:value-type="float" office:value="63231" calcext:value-type="float">
            <text:p>63.231</text:p>
          </table:table-cell>
          <table:table-cell table:style-name="ce31" office:value-type="float" office:value="46725" calcext:value-type="float">
            <text:p>46.725</text:p>
          </table:table-cell>
          <table:table-cell table:style-name="ce31" office:value-type="float" office:value="47401" calcext:value-type="float">
            <text:p>47.401</text:p>
          </table:table-cell>
          <table:table-cell table:style-name="ce31" office:value-type="float" office:value="34954" calcext:value-type="float">
            <text:p>34.954</text:p>
          </table:table-cell>
          <table:table-cell table:style-name="ce31" office:value-type="float" office:value="15658" calcext:value-type="float">
            <text:p>15.658</text:p>
          </table:table-cell>
          <table:table-cell table:style-name="ce31" office:value-type="float" office:value="4046" calcext:value-type="float">
            <text:p>4.046</text:p>
          </table:table-cell>
          <table:table-cell table:style-name="ce31" office:value-type="float" office:value="550" calcext:value-type="float">
            <text:p>550</text:p>
          </table:table-cell>
          <table:table-cell/>
          <table:table-cell table:style-name="ce31" table:formula="of:=SUM([.B209:.I209])" office:value-type="float" office:value="282920" calcext:value-type="float">
            <text:p>282.92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sturias </text:p>
          </table:table-cell>
          <table:table-cell table:style-name="ce31" office:value-type="float" office:value="68781" calcext:value-type="float">
            <text:p>68.781</text:p>
          </table:table-cell>
          <table:table-cell table:style-name="ce31" office:value-type="float" office:value="59862" calcext:value-type="float">
            <text:p>59.862</text:p>
          </table:table-cell>
          <table:table-cell table:style-name="ce31" office:value-type="float" office:value="39862" calcext:value-type="float">
            <text:p>39.862</text:p>
          </table:table-cell>
          <table:table-cell table:style-name="ce31" office:value-type="float" office:value="42529" calcext:value-type="float">
            <text:p>42.529</text:p>
          </table:table-cell>
          <table:table-cell table:style-name="ce31" office:value-type="float" office:value="31322" calcext:value-type="float">
            <text:p>31.322</text:p>
          </table:table-cell>
          <table:table-cell table:style-name="ce31" office:value-type="float" office:value="13469" calcext:value-type="float">
            <text:p>13.469</text:p>
          </table:table-cell>
          <table:table-cell table:style-name="ce31" office:value-type="float" office:value="3322" calcext:value-type="float">
            <text:p>3.322</text:p>
          </table:table-cell>
          <table:table-cell table:style-name="ce31" office:value-type="float" office:value="467" calcext:value-type="float">
            <text:p>467</text:p>
          </table:table-cell>
          <table:table-cell/>
          <table:table-cell table:style-name="ce31" table:formula="of:=SUM([.B210:.I210])" office:value-type="float" office:value="259614" calcext:value-type="float">
            <text:p>259.61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aleares</text:p>
          </table:table-cell>
          <table:table-cell table:style-name="ce31" office:value-type="float" office:value="52112" calcext:value-type="float">
            <text:p>52.112</text:p>
          </table:table-cell>
          <table:table-cell table:style-name="ce31" office:value-type="float" office:value="43692" calcext:value-type="float">
            <text:p>43.692</text:p>
          </table:table-cell>
          <table:table-cell table:style-name="ce31" office:value-type="float" office:value="29832" calcext:value-type="float">
            <text:p>29.832</text:p>
          </table:table-cell>
          <table:table-cell table:style-name="ce31" office:value-type="float" office:value="24781" calcext:value-type="float">
            <text:p>24.781</text:p>
          </table:table-cell>
          <table:table-cell table:style-name="ce31" office:value-type="float" office:value="15737" calcext:value-type="float">
            <text:p>15.737</text:p>
          </table:table-cell>
          <table:table-cell table:style-name="ce31" office:value-type="float" office:value="6784" calcext:value-type="float">
            <text:p>6.784</text:p>
          </table:table-cell>
          <table:table-cell table:style-name="ce31" office:value-type="float" office:value="1662" calcext:value-type="float">
            <text:p>1.662</text:p>
          </table:table-cell>
          <table:table-cell table:style-name="ce31" office:value-type="float" office:value="239" calcext:value-type="float">
            <text:p>239</text:p>
          </table:table-cell>
          <table:table-cell/>
          <table:table-cell table:style-name="ce31" table:formula="of:=SUM([.B211:.I211])" office:value-type="float" office:value="174839" calcext:value-type="float">
            <text:p>174.83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narias</text:p>
          </table:table-cell>
          <table:table-cell table:style-name="ce31" office:value-type="float" office:value="100232" calcext:value-type="float">
            <text:p>100.232</text:p>
          </table:table-cell>
          <table:table-cell table:style-name="ce31" office:value-type="float" office:value="83590" calcext:value-type="float">
            <text:p>83.590</text:p>
          </table:table-cell>
          <table:table-cell table:style-name="ce31" office:value-type="float" office:value="59291" calcext:value-type="float">
            <text:p>59.291</text:p>
          </table:table-cell>
          <table:table-cell table:style-name="ce31" office:value-type="float" office:value="47715" calcext:value-type="float">
            <text:p>47.715</text:p>
          </table:table-cell>
          <table:table-cell table:style-name="ce31" office:value-type="float" office:value="27744" calcext:value-type="float">
            <text:p>27.744</text:p>
          </table:table-cell>
          <table:table-cell table:style-name="ce31" office:value-type="float" office:value="9926" calcext:value-type="float">
            <text:p>9.926</text:p>
          </table:table-cell>
          <table:table-cell table:style-name="ce31" office:value-type="float" office:value="2388" calcext:value-type="float">
            <text:p>2.388</text:p>
          </table:table-cell>
          <table:table-cell table:style-name="ce31" office:value-type="float" office:value="644" calcext:value-type="float">
            <text:p>644</text:p>
          </table:table-cell>
          <table:table-cell/>
          <table:table-cell table:style-name="ce31" table:formula="of:=SUM([.B212:.I212])" office:value-type="float" office:value="331530" calcext:value-type="float">
            <text:p>331.53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ntabria</text:p>
          </table:table-cell>
          <table:table-cell table:style-name="ce31" office:value-type="float" office:value="34554" calcext:value-type="float">
            <text:p>34.554</text:p>
          </table:table-cell>
          <table:table-cell table:style-name="ce31" office:value-type="float" office:value="28165" calcext:value-type="float">
            <text:p>28.165</text:p>
          </table:table-cell>
          <table:table-cell table:style-name="ce31" office:value-type="float" office:value="19559" calcext:value-type="float">
            <text:p>19.559</text:p>
          </table:table-cell>
          <table:table-cell table:style-name="ce31" office:value-type="float" office:value="19693" calcext:value-type="float">
            <text:p>19.693</text:p>
          </table:table-cell>
          <table:table-cell table:style-name="ce31" office:value-type="float" office:value="14394" calcext:value-type="float">
            <text:p>14.394</text:p>
          </table:table-cell>
          <table:table-cell table:style-name="ce31" office:value-type="float" office:value="6381" calcext:value-type="float">
            <text:p>6.381</text:p>
          </table:table-cell>
          <table:table-cell table:style-name="ce31" office:value-type="float" office:value="1580" calcext:value-type="float">
            <text:p>1.580</text:p>
          </table:table-cell>
          <table:table-cell table:style-name="ce31" office:value-type="float" office:value="260" calcext:value-type="float">
            <text:p>260</text:p>
          </table:table-cell>
          <table:table-cell/>
          <table:table-cell table:style-name="ce31" table:formula="of:=SUM([.B213:.I213])" office:value-type="float" office:value="124586" calcext:value-type="float">
            <text:p>124.58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stilla y León</text:p>
          </table:table-cell>
          <table:table-cell table:style-name="ce31" office:value-type="float" office:value="143336" calcext:value-type="float">
            <text:p>143.336</text:p>
          </table:table-cell>
          <table:table-cell table:style-name="ce31" office:value-type="float" office:value="128680" calcext:value-type="float">
            <text:p>128.680</text:p>
          </table:table-cell>
          <table:table-cell table:style-name="ce31" office:value-type="float" office:value="100378" calcext:value-type="float">
            <text:p>100.378</text:p>
          </table:table-cell>
          <table:table-cell table:style-name="ce31" office:value-type="float" office:value="103957" calcext:value-type="float">
            <text:p>103.957</text:p>
          </table:table-cell>
          <table:table-cell table:style-name="ce31" office:value-type="float" office:value="78619" calcext:value-type="float">
            <text:p>78.619</text:p>
          </table:table-cell>
          <table:table-cell table:style-name="ce31" office:value-type="float" office:value="37317" calcext:value-type="float">
            <text:p>37.317</text:p>
          </table:table-cell>
          <table:table-cell table:style-name="ce31" office:value-type="float" office:value="9988" calcext:value-type="float">
            <text:p>9.988</text:p>
          </table:table-cell>
          <table:table-cell table:style-name="ce31" office:value-type="float" office:value="1564" calcext:value-type="float">
            <text:p>1.564</text:p>
          </table:table-cell>
          <table:table-cell/>
          <table:table-cell table:style-name="ce31" table:formula="of:=SUM([.B214:.I214])" office:value-type="float" office:value="603839" calcext:value-type="float">
            <text:p>603.83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stilla–La Mancha</text:p>
          </table:table-cell>
          <table:table-cell table:style-name="ce31" office:value-type="float" office:value="94558" calcext:value-type="float">
            <text:p>94.558</text:p>
          </table:table-cell>
          <table:table-cell table:style-name="ce31" office:value-type="float" office:value="82351" calcext:value-type="float">
            <text:p>82.351</text:p>
          </table:table-cell>
          <table:table-cell table:style-name="ce31" office:value-type="float" office:value="64700" calcext:value-type="float">
            <text:p>64.700</text:p>
          </table:table-cell>
          <table:table-cell table:style-name="ce31" office:value-type="float" office:value="66723" calcext:value-type="float">
            <text:p>66.723</text:p>
          </table:table-cell>
          <table:table-cell table:style-name="ce31" office:value-type="float" office:value="48156" calcext:value-type="float">
            <text:p>48.156</text:p>
          </table:table-cell>
          <table:table-cell table:style-name="ce31" office:value-type="float" office:value="20605" calcext:value-type="float">
            <text:p>20.605</text:p>
          </table:table-cell>
          <table:table-cell table:style-name="ce31" office:value-type="float" office:value="4805" calcext:value-type="float">
            <text:p>4.805</text:p>
          </table:table-cell>
          <table:table-cell table:style-name="ce31" office:value-type="float" office:value="690" calcext:value-type="float">
            <text:p>690</text:p>
          </table:table-cell>
          <table:table-cell/>
          <table:table-cell table:style-name="ce31" table:formula="of:=SUM([.B215:.I215])" office:value-type="float" office:value="382588" calcext:value-type="float">
            <text:p>382.58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taluña</text:p>
          </table:table-cell>
          <table:table-cell table:style-name="ce31" office:value-type="float" office:value="385648" calcext:value-type="float">
            <text:p>385.648</text:p>
          </table:table-cell>
          <table:table-cell table:style-name="ce31" office:value-type="float" office:value="338892" calcext:value-type="float">
            <text:p>338.892</text:p>
          </table:table-cell>
          <table:table-cell table:style-name="ce31" office:value-type="float" office:value="236415" calcext:value-type="float">
            <text:p>236.415</text:p>
          </table:table-cell>
          <table:table-cell table:style-name="ce31" office:value-type="float" office:value="224363" calcext:value-type="float">
            <text:p>224.363</text:p>
          </table:table-cell>
          <table:table-cell table:style-name="ce31" office:value-type="float" office:value="151188" calcext:value-type="float">
            <text:p>151.188</text:p>
          </table:table-cell>
          <table:table-cell table:style-name="ce31" office:value-type="float" office:value="66359" calcext:value-type="float">
            <text:p>66.359</text:p>
          </table:table-cell>
          <table:table-cell table:style-name="ce31" office:value-type="float" office:value="16317" calcext:value-type="float">
            <text:p>16.317</text:p>
          </table:table-cell>
          <table:table-cell table:style-name="ce31" office:value-type="float" office:value="2239" calcext:value-type="float">
            <text:p>2.239</text:p>
          </table:table-cell>
          <table:table-cell/>
          <table:table-cell table:style-name="ce31" table:formula="of:=SUM([.B216:.I216])" office:value-type="float" office:value="1421421" calcext:value-type="float">
            <text:p>1.421.42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omunidad Valenciana</text:p>
          </table:table-cell>
          <table:table-cell table:style-name="ce31" office:value-type="float" office:value="264348" calcext:value-type="float">
            <text:p>264.348</text:p>
          </table:table-cell>
          <table:table-cell table:style-name="ce31" office:value-type="float" office:value="232627" calcext:value-type="float">
            <text:p>232.627</text:p>
          </table:table-cell>
          <table:table-cell table:style-name="ce31" office:value-type="float" office:value="172254" calcext:value-type="float">
            <text:p>172.254</text:p>
          </table:table-cell>
          <table:table-cell table:style-name="ce31" office:value-type="float" office:value="143263" calcext:value-type="float">
            <text:p>143.263</text:p>
          </table:table-cell>
          <table:table-cell table:style-name="ce31" office:value-type="float" office:value="89533" calcext:value-type="float">
            <text:p>89.533</text:p>
          </table:table-cell>
          <table:table-cell table:style-name="ce31" office:value-type="float" office:value="35332" calcext:value-type="float">
            <text:p>35.332</text:p>
          </table:table-cell>
          <table:table-cell table:style-name="ce31" office:value-type="float" office:value="8004" calcext:value-type="float">
            <text:p>8.004</text:p>
          </table:table-cell>
          <table:table-cell table:style-name="ce31" office:value-type="float" office:value="1277" calcext:value-type="float">
            <text:p>1.277</text:p>
          </table:table-cell>
          <table:table-cell/>
          <table:table-cell table:style-name="ce31" table:formula="of:=SUM([.B217:.I217])" office:value-type="float" office:value="946638" calcext:value-type="float">
            <text:p>946.63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xtremadura</text:p>
          </table:table-cell>
          <table:table-cell table:style-name="ce31" office:value-type="float" office:value="54429" calcext:value-type="float">
            <text:p>54.429</text:p>
          </table:table-cell>
          <table:table-cell table:style-name="ce31" office:value-type="float" office:value="49563" calcext:value-type="float">
            <text:p>49.563</text:p>
          </table:table-cell>
          <table:table-cell table:style-name="ce31" office:value-type="float" office:value="37091" calcext:value-type="float">
            <text:p>37.091</text:p>
          </table:table-cell>
          <table:table-cell table:style-name="ce31" office:value-type="float" office:value="39038" calcext:value-type="float">
            <text:p>39.038</text:p>
          </table:table-cell>
          <table:table-cell table:style-name="ce31" office:value-type="float" office:value="26093" calcext:value-type="float">
            <text:p>26.093</text:p>
          </table:table-cell>
          <table:table-cell table:style-name="ce31" office:value-type="float" office:value="10271" calcext:value-type="float">
            <text:p>10.271</text:p>
          </table:table-cell>
          <table:table-cell table:style-name="ce31" office:value-type="float" office:value="2352" calcext:value-type="float">
            <text:p>2.352</text:p>
          </table:table-cell>
          <table:table-cell table:style-name="ce31" office:value-type="float" office:value="361" calcext:value-type="float">
            <text:p>361</text:p>
          </table:table-cell>
          <table:table-cell/>
          <table:table-cell table:style-name="ce31" table:formula="of:=SUM([.B218:.I218])" office:value-type="float" office:value="219198" calcext:value-type="float">
            <text:p>219.19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alicia</text:p>
          </table:table-cell>
          <table:table-cell table:style-name="ce31" office:value-type="float" office:value="165222" calcext:value-type="float">
            <text:p>165.222</text:p>
          </table:table-cell>
          <table:table-cell table:style-name="ce31" office:value-type="float" office:value="154632" calcext:value-type="float">
            <text:p>154.632</text:p>
          </table:table-cell>
          <table:table-cell table:style-name="ce31" office:value-type="float" office:value="114284" calcext:value-type="float">
            <text:p>114.284</text:p>
          </table:table-cell>
          <table:table-cell table:style-name="ce31" office:value-type="float" office:value="116687" calcext:value-type="float">
            <text:p>116.687</text:p>
          </table:table-cell>
          <table:table-cell table:style-name="ce31" office:value-type="float" office:value="78482" calcext:value-type="float">
            <text:p>78.482</text:p>
          </table:table-cell>
          <table:table-cell table:style-name="ce31" office:value-type="float" office:value="33170" calcext:value-type="float">
            <text:p>33.170</text:p>
          </table:table-cell>
          <table:table-cell table:style-name="ce31" office:value-type="float" office:value="8831" calcext:value-type="float">
            <text:p>8.831</text:p>
          </table:table-cell>
          <table:table-cell table:style-name="ce31" office:value-type="float" office:value="1622" calcext:value-type="float">
            <text:p>1.622</text:p>
          </table:table-cell>
          <table:table-cell/>
          <table:table-cell table:style-name="ce31" table:formula="of:=SUM([.B219:.I219])" office:value-type="float" office:value="672930" calcext:value-type="float">
            <text:p>672.93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drid</text:p>
          </table:table-cell>
          <table:table-cell table:style-name="ce31" office:value-type="float" office:value="317844" calcext:value-type="float">
            <text:p>317.844</text:p>
          </table:table-cell>
          <table:table-cell table:style-name="ce31" office:value-type="float" office:value="278879" calcext:value-type="float">
            <text:p>278.879</text:p>
          </table:table-cell>
          <table:table-cell table:style-name="ce31" office:value-type="float" office:value="196917" calcext:value-type="float">
            <text:p>196.917</text:p>
          </table:table-cell>
          <table:table-cell table:style-name="ce31" office:value-type="float" office:value="174724" calcext:value-type="float">
            <text:p>174.724</text:p>
          </table:table-cell>
          <table:table-cell table:style-name="ce31" office:value-type="float" office:value="118499" calcext:value-type="float">
            <text:p>118.499</text:p>
          </table:table-cell>
          <table:table-cell table:style-name="ce31" office:value-type="float" office:value="51852" calcext:value-type="float">
            <text:p>51.852</text:p>
          </table:table-cell>
          <table:table-cell table:style-name="ce31" office:value-type="float" office:value="13440" calcext:value-type="float">
            <text:p>13.440</text:p>
          </table:table-cell>
          <table:table-cell table:style-name="ce31" office:value-type="float" office:value="2100" calcext:value-type="float">
            <text:p>2.100</text:p>
          </table:table-cell>
          <table:table-cell/>
          <table:table-cell table:style-name="ce31" table:formula="of:=SUM([.B220:.I220])" office:value-type="float" office:value="1154255" calcext:value-type="float">
            <text:p>1.154.25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urcia</text:p>
          </table:table-cell>
          <table:table-cell table:style-name="ce31" office:value-type="float" office:value="63437" calcext:value-type="float">
            <text:p>63.437</text:p>
          </table:table-cell>
          <table:table-cell table:style-name="ce31" office:value-type="float" office:value="54377" calcext:value-type="float">
            <text:p>54.377</text:p>
          </table:table-cell>
          <table:table-cell table:style-name="ce31" office:value-type="float" office:value="41210" calcext:value-type="float">
            <text:p>41.210</text:p>
          </table:table-cell>
          <table:table-cell table:style-name="ce31" office:value-type="float" office:value="35906" calcext:value-type="float">
            <text:p>35.906</text:p>
          </table:table-cell>
          <table:table-cell table:style-name="ce31" office:value-type="float" office:value="22913" calcext:value-type="float">
            <text:p>22.913</text:p>
          </table:table-cell>
          <table:table-cell table:style-name="ce31" office:value-type="float" office:value="8681" calcext:value-type="float">
            <text:p>8.681</text:p>
          </table:table-cell>
          <table:table-cell table:style-name="ce31" office:value-type="float" office:value="1799" calcext:value-type="float">
            <text:p>1.799</text:p>
          </table:table-cell>
          <table:table-cell table:style-name="ce31" office:value-type="float" office:value="187" calcext:value-type="float">
            <text:p>187</text:p>
          </table:table-cell>
          <table:table-cell/>
          <table:table-cell table:style-name="ce31" table:formula="of:=SUM([.B221:.I221])" office:value-type="float" office:value="228510" calcext:value-type="float">
            <text:p>228.51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Navarra</text:p>
          </table:table-cell>
          <table:table-cell table:style-name="ce31" office:value-type="float" office:value="33473" calcext:value-type="float">
            <text:p>33.473</text:p>
          </table:table-cell>
          <table:table-cell table:style-name="ce31" office:value-type="float" office:value="29847" calcext:value-type="float">
            <text:p>29.847</text:p>
          </table:table-cell>
          <table:table-cell table:style-name="ce31" office:value-type="float" office:value="21276" calcext:value-type="float">
            <text:p>21.276</text:p>
          </table:table-cell>
          <table:table-cell table:style-name="ce31" office:value-type="float" office:value="19413" calcext:value-type="float">
            <text:p>19.413</text:p>
          </table:table-cell>
          <table:table-cell table:style-name="ce31" office:value-type="float" office:value="14072" calcext:value-type="float">
            <text:p>14.072</text:p>
          </table:table-cell>
          <table:table-cell table:style-name="ce31" office:value-type="float" office:value="6415" calcext:value-type="float">
            <text:p>6.415</text:p>
          </table:table-cell>
          <table:table-cell table:style-name="ce31" office:value-type="float" office:value="1707" calcext:value-type="float">
            <text:p>1.707</text:p>
          </table:table-cell>
          <table:table-cell table:style-name="ce31" office:value-type="float" office:value="233" calcext:value-type="float">
            <text:p>233</text:p>
          </table:table-cell>
          <table:table-cell/>
          <table:table-cell table:style-name="ce31" table:formula="of:=SUM([.B222:.I222])" office:value-type="float" office:value="126436" calcext:value-type="float">
            <text:p>126.43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ís Vasco</text:p>
          </table:table-cell>
          <table:table-cell table:style-name="ce31" office:value-type="float" office:value="128831" calcext:value-type="float">
            <text:p>128.831</text:p>
          </table:table-cell>
          <table:table-cell table:style-name="ce31" office:value-type="float" office:value="115074" calcext:value-type="float">
            <text:p>115.074</text:p>
          </table:table-cell>
          <table:table-cell table:style-name="ce31" office:value-type="float" office:value="80555" calcext:value-type="float">
            <text:p>80.555</text:p>
          </table:table-cell>
          <table:table-cell table:style-name="ce31" office:value-type="float" office:value="77392" calcext:value-type="float">
            <text:p>77.392</text:p>
          </table:table-cell>
          <table:table-cell table:style-name="ce31" office:value-type="float" office:value="53677" calcext:value-type="float">
            <text:p>53.677</text:p>
          </table:table-cell>
          <table:table-cell table:style-name="ce31" office:value-type="float" office:value="22679" calcext:value-type="float">
            <text:p>22.679</text:p>
          </table:table-cell>
          <table:table-cell table:style-name="ce31" office:value-type="float" office:value="5213" calcext:value-type="float">
            <text:p>5.213</text:p>
          </table:table-cell>
          <table:table-cell table:style-name="ce31" office:value-type="float" office:value="680" calcext:value-type="float">
            <text:p>680</text:p>
          </table:table-cell>
          <table:table-cell/>
          <table:table-cell table:style-name="ce31" table:formula="of:=SUM([.B223:.I223])" office:value-type="float" office:value="484101" calcext:value-type="float">
            <text:p>484.10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La Rioja</text:p>
          </table:table-cell>
          <table:table-cell table:style-name="ce31" office:value-type="float" office:value="16595" calcext:value-type="float">
            <text:p>16.595</text:p>
          </table:table-cell>
          <table:table-cell table:style-name="ce31" office:value-type="float" office:value="14863" calcext:value-type="float">
            <text:p>14.863</text:p>
          </table:table-cell>
          <table:table-cell table:style-name="ce31" office:value-type="float" office:value="10860" calcext:value-type="float">
            <text:p>10.860</text:p>
          </table:table-cell>
          <table:table-cell table:style-name="ce31" office:value-type="float" office:value="10618" calcext:value-type="float">
            <text:p>10.618</text:p>
          </table:table-cell>
          <table:table-cell table:style-name="ce31" office:value-type="float" office:value="7787" calcext:value-type="float">
            <text:p>7.787</text:p>
          </table:table-cell>
          <table:table-cell table:style-name="ce31" office:value-type="float" office:value="3598" calcext:value-type="float">
            <text:p>3.598</text:p>
          </table:table-cell>
          <table:table-cell table:style-name="ce31" office:value-type="float" office:value="962" calcext:value-type="float">
            <text:p>962</text:p>
          </table:table-cell>
          <table:table-cell table:style-name="ce31" office:value-type="float" office:value="102" calcext:value-type="float">
            <text:p>102</text:p>
          </table:table-cell>
          <table:table-cell/>
          <table:table-cell table:style-name="ce31" table:formula="of:=SUM([.B224:.I224])" office:value-type="float" office:value="65385" calcext:value-type="float">
            <text:p>65.38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euta</text:p>
          </table:table-cell>
          <table:table-cell table:style-name="ce31" office:value-type="float" office:value="2945" calcext:value-type="float">
            <text:p>2.945</text:p>
          </table:table-cell>
          <table:table-cell table:style-name="ce31" office:value-type="float" office:value="2395" calcext:value-type="float">
            <text:p>2.395</text:p>
          </table:table-cell>
          <table:table-cell table:style-name="ce31" office:value-type="float" office:value="1836" calcext:value-type="float">
            <text:p>1.836</text:p>
          </table:table-cell>
          <table:table-cell table:style-name="ce31" office:value-type="float" office:value="1407" calcext:value-type="float">
            <text:p>1.407</text:p>
          </table:table-cell>
          <table:table-cell table:style-name="ce31" office:value-type="float" office:value="806" calcext:value-type="float">
            <text:p>806</text:p>
          </table:table-cell>
          <table:table-cell table:style-name="ce31" office:value-type="float" office:value="279" calcext:value-type="float">
            <text:p>279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17" calcext:value-type="float">
            <text:p>17</text:p>
          </table:table-cell>
          <table:table-cell/>
          <table:table-cell table:style-name="ce31" table:formula="of:=SUM([.B225:.I225])" office:value-type="float" office:value="9743" calcext:value-type="float">
            <text:p>9.74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lilla</text:p>
          </table:table-cell>
          <table:table-cell table:style-name="ce31" office:value-type="float" office:value="2740" calcext:value-type="float">
            <text:p>2.740</text:p>
          </table:table-cell>
          <table:table-cell table:style-name="ce31" office:value-type="float" office:value="2015" calcext:value-type="float">
            <text:p>2.015</text:p>
          </table:table-cell>
          <table:table-cell table:style-name="ce31" office:value-type="float" office:value="1567" calcext:value-type="float">
            <text:p>1.567</text:p>
          </table:table-cell>
          <table:table-cell table:style-name="ce31" office:value-type="float" office:value="1266" calcext:value-type="float">
            <text:p>1.266</text:p>
          </table:table-cell>
          <table:table-cell table:style-name="ce31" office:value-type="float" office:value="721" calcext:value-type="float">
            <text:p>721</text:p>
          </table:table-cell>
          <table:table-cell table:style-name="ce31" office:value-type="float" office:value="293" calcext:value-type="float">
            <text:p>293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5" calcext:value-type="float">
            <text:p>15</text:p>
          </table:table-cell>
          <table:table-cell/>
          <table:table-cell table:style-name="ce31" table:formula="of:=SUM([.B226:.I226])" office:value-type="float" office:value="8673" calcext:value-type="float">
            <text:p>8.673</text:p>
          </table:table-cell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08:00:18.22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3-14T16:47:16.344000000</dc:date>
    <meta:editing-duration>P1DT6H41M50S</meta:editing-duration>
    <meta:editing-cycles>81</meta:editing-cycles>
    <meta:generator>LibreOffice/6.4.0.3$Windows_X86_64 LibreOffice_project/b0a288ab3d2d4774cb44b62f04d5d28733ac6df8</meta:generator>
    <meta:document-statistic meta:table-count="7" meta:cell-count="3313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4.533cm" svg:y="0.109cm" chart:style-name="ch2">
          <text:p>Covid-19 (casos declarados)</text:p>
        </chart:title>
        <chart:legend chart:legend-position="bottom" svg:x="2.996cm" svg:y="9.402cm" style:legend-expansion="wide" chart:style-name="ch3"/>
        <chart:plot-area chart:style-name="ch4" table:cell-range-address="Hoja1.B8:Hoja1.F31" chart:data-source-has-labels="both" svg:x="0.079cm" svg:y="0.659cm" svg:width="14.751cm" svg:height="8.719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1.B9:Hoja1.B3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C9:Hoja1.C31" chart:label-cell-address="Hoja1.C8:Hoja1.C8" chart:class="chart:line">
            <chart:data-point chart:repeated="23"/>
          </chart:series>
          <chart:series chart:style-name="ch9" chart:values-cell-range-address="Hoja1.D9:Hoja1.D31" chart:label-cell-address="Hoja1.D8:Hoja1.D8" chart:class="chart:line">
            <chart:data-point chart:repeated="23"/>
          </chart:series>
          <chart:series chart:style-name="ch10" chart:values-cell-range-address="Hoja1.E9:Hoja1.E31" chart:label-cell-address="Hoja1.E8:Hoja1.E8" chart:class="chart:line">
            <chart:data-point chart:repeated="23"/>
          </chart:series>
          <chart:series chart:style-name="ch11" chart:values-cell-range-address="Hoja1.F9:Hoja1.F31" chart:label-cell-address="Hoja1.F8:Hoja1.F8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C8:Hoja1.C8</svg:desc>
                </draw:g>
              </table:table-cell>
              <table:table-cell office:value-type="string">
                <text:p>España</text:p>
                <draw:g>
                  <svg:desc>Hoja1.D8:Hoja1.D8</svg:desc>
                </draw:g>
              </table:table-cell>
              <table:table-cell office:value-type="string">
                <text:p>Francia</text:p>
                <draw:g>
                  <svg:desc>Hoja1.E8:Hoja1.E8</svg:desc>
                </draw:g>
              </table:table-cell>
              <table:table-cell office:value-type="string">
                <text:p>Alemania</text:p>
                <draw:g>
                  <svg:desc>Hoja1.F8:Hoja1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B9:Hoja1.B31</svg:desc>
                </draw:g>
              </table:table-cell>
              <table:table-cell office:value-type="float" office:value="3">
                <text:p>3</text:p>
                <draw:g>
                  <svg:desc>Hoja1.C9:Hoja1.C31</svg:desc>
                </draw:g>
              </table:table-cell>
              <table:table-cell office:value-type="float" office:value="NaN">
                <text:p>NaN</text:p>
                <draw:g>
                  <svg:desc>Hoja1.D9:Hoja1.D31</svg:desc>
                </draw:g>
              </table:table-cell>
              <table:table-cell office:value-type="float" office:value="NaN">
                <text:p>NaN</text:p>
                <draw:g>
                  <svg:desc>Hoja1.E9:Hoja1.E31</svg:desc>
                </draw:g>
              </table:table-cell>
              <table:table-cell office:value-type="float" office:value="NaN">
                <text:p>NaN</text:p>
                <draw:g>
                  <svg:desc>Hoja1.F9:Hoja1.F3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20">
                <text:p>32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45">
                <text:p>445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650">
                <text:p>650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888">
                <text:p>888</text:p>
              </table:table-cell>
              <table:table-cell office:value-type="float" office:value="45">
                <text:p>45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128">
                <text:p>1128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694">
                <text:p>1694</text:p>
              </table:table-cell>
              <table:table-cell office:value-type="float" office:value="84">
                <text:p>84</text:p>
              </table:table-cell>
              <table:table-cell office:value-type="float" office:value="130">
                <text:p>1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036">
                <text:p>2036</text:p>
              </table:table-cell>
              <table:table-cell office:value-type="float" office:value="125">
                <text:p>125</text:p>
              </table:table-cell>
              <table:table-cell office:value-type="float" office:value="191">
                <text:p>1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502">
                <text:p>2502</text:p>
              </table:table-cell>
              <table:table-cell office:value-type="float" office:value="169">
                <text:p>169</text:p>
              </table:table-cell>
              <table:table-cell office:value-type="float" office:value="212">
                <text:p>2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089">
                <text:p>3089</text:p>
              </table:table-cell>
              <table:table-cell office:value-type="float" office:value="228">
                <text:p>228</text:p>
              </table:table-cell>
              <table:table-cell office:value-type="float" office:value="285">
                <text:p>28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858">
                <text:p>3858</text:p>
              </table:table-cell>
              <table:table-cell office:value-type="float" office:value="282">
                <text:p>282</text:p>
              </table:table-cell>
              <table:table-cell office:value-type="float" office:value="423">
                <text:p>4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636">
                <text:p>4636</text:p>
              </table:table-cell>
              <table:table-cell office:value-type="float" office:value="365">
                <text:p>365</text:p>
              </table:table-cell>
              <table:table-cell office:value-type="float" office:value="613">
                <text:p>61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883">
                <text:p>5883</text:p>
              </table:table-cell>
              <table:table-cell office:value-type="float" office:value="430">
                <text:p>430</text:p>
              </table:table-cell>
              <table:table-cell office:value-type="float" office:value="949">
                <text:p>949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7375">
                <text:p>7375</text:p>
              </table:table-cell>
              <table:table-cell office:value-type="float" office:value="674">
                <text:p>674</text:p>
              </table:table-cell>
              <table:table-cell office:value-type="float" office:value="1126">
                <text:p>1126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9172">
                <text:p>9172</text:p>
              </table:table-cell>
              <table:table-cell office:value-type="float" office:value="1231">
                <text:p>1231</text:p>
              </table:table-cell>
              <table:table-cell office:value-type="float" office:value="1412">
                <text:p>1412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0149">
                <text:p>10149</text:p>
              </table:table-cell>
              <table:table-cell office:value-type="float" office:value="1695">
                <text:p>1695</text:p>
              </table:table-cell>
              <table:table-cell office:value-type="float" office:value="1784">
                <text:p>1784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462">
                <text:p>12462</text:p>
              </table:table-cell>
              <table:table-cell office:value-type="float" office:value="2277">
                <text:p>2277</text:p>
              </table:table-cell>
              <table:table-cell office:value-type="float" office:value="2281">
                <text:p>2281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5113">
                <text:p>15113</text:p>
              </table:table-cell>
              <table:table-cell office:value-type="float" office:value="3146">
                <text:p>3146</text:p>
              </table:table-cell>
              <table:table-cell office:value-type="float" office:value="2876">
                <text:p>2876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4334">
                <text:p>4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1.373cm" svg:y="0.092cm" chart:style-name="ch2">
          <text:p>Covid-19 (muertes declaradas por millón de mayores de 65 años)</text:p>
        </chart:title>
        <chart:legend chart:legend-position="bottom" svg:x="2.996cm" svg:y="9.402cm" style:legend-expansion="wide" chart:style-name="ch3"/>
        <chart:plot-area chart:style-name="ch4" table:cell-range-address="Hoja2.H8:Hoja2.L31" chart:data-source-has-labels="both" svg:x="0.264cm" svg:y="0.658cm" svg:width="14.566cm" svg:height="8.72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2.H9:Hoja2.H3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2.I9:Hoja2.I31" chart:label-cell-address="Hoja2.I8:Hoja2.I8" chart:class="chart:line">
            <chart:data-point chart:repeated="23"/>
          </chart:series>
          <chart:series chart:style-name="ch9" chart:values-cell-range-address="Hoja2.J9:Hoja2.J31" chart:label-cell-address="Hoja2.J8:Hoja2.J8" chart:class="chart:line">
            <chart:data-point chart:repeated="23"/>
          </chart:series>
          <chart:series chart:style-name="ch10" chart:values-cell-range-address="Hoja2.K9:Hoja2.K31" chart:label-cell-address="Hoja2.K8:Hoja2.K8" chart:class="chart:line">
            <chart:data-point chart:repeated="23"/>
          </chart:series>
          <chart:series chart:style-name="ch11" chart:values-cell-range-address="Hoja2.L9:Hoja2.L31" chart:label-cell-address="Hoja2.L8:Hoja2.L8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2.I8:Hoja2.I8</svg:desc>
                </draw:g>
              </table:table-cell>
              <table:table-cell office:value-type="string">
                <text:p>España</text:p>
                <draw:g>
                  <svg:desc>Hoja2.J8:Hoja2.J8</svg:desc>
                </draw:g>
              </table:table-cell>
              <table:table-cell office:value-type="string">
                <text:p>Francia</text:p>
                <draw:g>
                  <svg:desc>Hoja2.K8:Hoja2.K8</svg:desc>
                </draw:g>
              </table:table-cell>
              <table:table-cell office:value-type="string">
                <text:p>Alemania</text:p>
                <draw:g>
                  <svg:desc>Hoja2.L8:Hoja2.L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2.H9:Hoja2.H31</svg:desc>
                </draw:g>
              </table:table-cell>
              <table:table-cell office:value-type="float" office:value="NaN">
                <text:p>NaN</text:p>
                <draw:g>
                  <svg:desc>Hoja2.I9:Hoja2.I31</svg:desc>
                </draw:g>
              </table:table-cell>
              <table:table-cell office:value-type="float" office:value="NaN">
                <text:p>NaN</text:p>
                <draw:g>
                  <svg:desc>Hoja2.J9:Hoja2.J31</svg:desc>
                </draw:g>
              </table:table-cell>
              <table:table-cell office:value-type="float" office:value="NaN">
                <text:p>NaN</text:p>
                <draw:g>
                  <svg:desc>Hoja2.K9:Hoja2.K31</svg:desc>
                </draw:g>
              </table:table-cell>
              <table:table-cell office:value-type="float" office:value="NaN">
                <text:p>NaN</text:p>
                <draw:g>
                  <svg:desc>Hoja2.L9:Hoja2.L3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943371251551182">
                <text:p>0.943371251551182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1.17921406443898">
                <text:p>1.17921406443898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2.00466390954626">
                <text:p>2.00466390954626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3.53764219331693">
                <text:p>3.53764219331693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4.24517063198032">
                <text:p>4.24517063198032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5423061028632">
                <text:p>5.5423061028632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0.166756066446734">
                <text:p>0.16675606644673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9.31579110906793">
                <text:p>9.31579110906793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0.277926777411223">
                <text:p>0.27792677741122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14.3864115861555">
                <text:p>14.386411586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3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3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1cm" svg:height="18.001cm" xlink:href=".." xlink:type="simple" chart:class="chart:bar" chart:style-name="ch1">
        <chart:title svg:x="1.161cm" svg:y="0.496cm" chart:style-name="ch2">
          <text:p>Muertes Covid-19 frente al total de muertes por otras enfermedades de mayores de 65 años (2018) - España</text:p>
        </chart:title>
        <chart:plot-area chart:style-name="ch3" table:cell-range-address="Hoja2.T9:Hoja2.U27" chart:data-source-has-labels="column" svg:x="0.399cm" svg:y="1.543cm" svg:width="23.434cm" svg:height="16.061cm">
          <chartooo:coordinate-region svg:x="7.106cm" svg:y="1.543cm" svg:width="15.971cm" svg:height="15.414cm"/>
          <chart:axis chart:dimension="x" chart:name="primary-x" chart:style-name="ch4" chartooo:axis-type="auto">
            <chartooo:date-scale/>
            <chart:categories table:cell-range-address="Hoja2.T9:Hoja2.T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2.U9:Hoja2.U27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U</text:p>
              </table:table-cell>
            </table:table-row>
          </table:table-header-rows>
          <table:table-rows>
            <table:table-row>
              <table:table-cell office:value-type="string">
                <text:p>Enfermedades del sistema circulatorio</text:p>
                <draw:g>
                  <svg:desc>Hoja2.T9:Hoja2.T27</svg:desc>
                </draw:g>
              </table:table-cell>
              <table:table-cell office:value-type="float" office:value="109984">
                <text:p>109984</text:p>
                <draw:g>
                  <svg:desc>Hoja2.U9:Hoja2.U27</svg:desc>
                </draw:g>
              </table:table-cell>
            </table:table-row>
            <table:table-row>
              <table:table-cell office:value-type="string">
                <text:p>Tumores</text:p>
              </table:table-cell>
              <table:table-cell office:value-type="float" office:value="85812">
                <text:p>85812</text:p>
              </table:table-cell>
            </table:table-row>
            <table:table-row>
              <table:table-cell office:value-type="string">
                <text:p>Enfermedades del sistema respiratorio</text:p>
              </table:table-cell>
              <table:table-cell office:value-type="float" office:value="50469">
                <text:p>50469</text:p>
              </table:table-cell>
            </table:table-row>
            <table:table-row>
              <table:table-cell office:value-type="string">
                <text:p>Enfermedades del sistema nervioso</text:p>
              </table:table-cell>
              <table:table-cell office:value-type="float" office:value="24254">
                <text:p>24254</text:p>
              </table:table-cell>
            </table:table-row>
            <table:table-row>
              <table:table-cell office:value-type="string">
                <text:p>Trastornos mentales</text:p>
              </table:table-cell>
              <table:table-cell office:value-type="float" office:value="22016">
                <text:p>22016</text:p>
              </table:table-cell>
            </table:table-row>
            <table:table-row>
              <table:table-cell office:value-type="string">
                <text:p>Enfermedades del sistema digestivo</text:p>
              </table:table-cell>
              <table:table-cell office:value-type="float" office:value="18173">
                <text:p>18173</text:p>
              </table:table-cell>
            </table:table-row>
            <table:table-row>
              <table:table-cell office:value-type="string">
                <text:p>Enfermedades del sistema genitourinario</text:p>
              </table:table-cell>
              <table:table-cell office:value-type="float" office:value="13569">
                <text:p>13569</text:p>
              </table:table-cell>
            </table:table-row>
            <table:table-row>
              <table:table-cell office:value-type="string">
                <text:p>Enfermedades endocrinas</text:p>
              </table:table-cell>
              <table:table-cell office:value-type="float" office:value="12413">
                <text:p>12413</text:p>
              </table:table-cell>
            </table:table-row>
            <table:table-row>
              <table:table-cell office:value-type="string">
                <text:p>Causas externas</text:p>
              </table:table-cell>
              <table:table-cell office:value-type="float" office:value="9343">
                <text:p>9343</text:p>
              </table:table-cell>
            </table:table-row>
            <table:table-row>
              <table:table-cell office:value-type="string">
                <text:p>No clasificados en otra parte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string">
                <text:p>Enfermedades infecciosas y parasitarias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Enfermedades del sistema osteomuscular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string">
                <text:p>Enfermedades de la piel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Enfermedades de la sangre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Malformaciones congénitas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– 13 de marzo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Covid-19 – 8 de marzo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Covid-19 – 1 de marzo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fals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3.538cm" svg:y="0.094cm" chart:style-name="ch2">
          <text:p>Covid-19 (%muertes sobre casos declarados)</text:p>
        </chart:title>
        <chart:legend chart:legend-position="bottom" svg:x="2.996cm" svg:y="9.402cm" style:legend-expansion="wide" chart:style-name="ch3"/>
        <chart:plot-area chart:style-name="ch4" table:cell-range-address="Hoja2.N8:Hoja2.R31" chart:data-source-has-labels="both" svg:x="0.926cm" svg:y="0.658cm" svg:width="13.904cm" svg:height="8.72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2.N9:Hoja2.N3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2.O9:Hoja2.O31" chart:label-cell-address="Hoja2.O8:Hoja2.O8" chart:class="chart:line">
            <chart:data-point chart:repeated="23"/>
          </chart:series>
          <chart:series chart:style-name="ch9" chart:values-cell-range-address="Hoja2.P9:Hoja2.P31" chart:label-cell-address="Hoja2.P8:Hoja2.P8" chart:class="chart:line">
            <chart:data-point chart:repeated="23"/>
          </chart:series>
          <chart:series chart:style-name="ch10" chart:values-cell-range-address="Hoja2.Q9:Hoja2.Q31" chart:label-cell-address="Hoja2.Q8:Hoja2.Q8" chart:class="chart:line">
            <chart:data-point chart:repeated="23"/>
          </chart:series>
          <chart:series chart:style-name="ch11" chart:values-cell-range-address="Hoja2.R9:Hoja2.R31" chart:label-cell-address="Hoja2.R8:Hoja2.R8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2.O8:Hoja2.O8</svg:desc>
                </draw:g>
              </table:table-cell>
              <table:table-cell office:value-type="string">
                <text:p>España</text:p>
                <draw:g>
                  <svg:desc>Hoja2.P8:Hoja2.P8</svg:desc>
                </draw:g>
              </table:table-cell>
              <table:table-cell office:value-type="string">
                <text:p>Francia</text:p>
                <draw:g>
                  <svg:desc>Hoja2.Q8:Hoja2.Q8</svg:desc>
                </draw:g>
              </table:table-cell>
              <table:table-cell office:value-type="string">
                <text:p>Alemania</text:p>
                <draw:g>
                  <svg:desc>Hoja2.R8:Hoja2.R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2.N9:Hoja2.N31</svg:desc>
                </draw:g>
              </table:table-cell>
              <table:table-cell office:value-type="float" office:value="NaN">
                <text:p>NaN</text:p>
                <draw:g>
                  <svg:desc>Hoja2.O9:Hoja2.O31</svg:desc>
                </draw:g>
              </table:table-cell>
              <table:table-cell office:value-type="float" office:value="NaN">
                <text:p>NaN</text:p>
                <draw:g>
                  <svg:desc>Hoja2.P9:Hoja2.P31</svg:desc>
                </draw:g>
              </table:table-cell>
              <table:table-cell office:value-type="float" office:value="NaN">
                <text:p>NaN</text:p>
                <draw:g>
                  <svg:desc>Hoja2.Q9:Hoja2.Q31</svg:desc>
                </draw:g>
              </table:table-cell>
              <table:table-cell office:value-type="float" office:value="NaN">
                <text:p>NaN</text:p>
                <draw:g>
                  <svg:desc>Hoja2.R9:Hoja2.R3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.53164556962025">
                <text:p>2.5316455696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08370044052863">
                <text:p>3.0837004405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.125">
                <text:p>3.125</text:p>
              </table:table-cell>
              <table:table-cell office:value-type="float" office:value="12.5">
                <text:p>12.5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.69662921348315">
                <text:p>2.69662921348315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.61538461538462">
                <text:p>2.61538461538462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.36486486486486">
                <text:p>2.36486486486486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3.50877192982456">
                <text:p>3.5087719298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5709219858156">
                <text:p>2.5709219858156</text:p>
              </table:table-cell>
              <table:table-cell office:value-type="float" office:value="1.69491525423729">
                <text:p>1.6949152542372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00708382526564">
                <text:p>2.00708382526564</text:p>
              </table:table-cell>
              <table:table-cell office:value-type="float" office:value="1.19047619047619">
                <text:p>1.19047619047619</text:p>
              </table:table-cell>
              <table:table-cell office:value-type="float" office:value="1.53846153846154">
                <text:p>1.53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.55402750491159">
                <text:p>2.55402750491159</text:p>
              </table:table-cell>
              <table:table-cell office:value-type="float" office:value="0.8">
                <text:p>0.8</text:p>
              </table:table-cell>
              <table:table-cell office:value-type="float" office:value="1.57068062827225">
                <text:p>1.57068062827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3.15747402078337">
                <text:p>3.15747402078337</text:p>
              </table:table-cell>
              <table:table-cell office:value-type="float" office:value="1.18343195266272">
                <text:p>1.18343195266272</text:p>
              </table:table-cell>
              <table:table-cell office:value-type="float" office:value="1.88679245283019">
                <text:p>1.8867924528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.46390417610877">
                <text:p>3.46390417610877</text:p>
              </table:table-cell>
              <table:table-cell office:value-type="float" office:value="1.31578947368421">
                <text:p>1.31578947368421</text:p>
              </table:table-cell>
              <table:table-cell office:value-type="float" office:value="1.40350877192982">
                <text:p>1.4035087719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.83618455158113">
                <text:p>3.83618455158113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6548463356974">
                <text:p>1.654846335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.24935289042278">
                <text:p>4.24935289042278</text:p>
              </table:table-cell>
              <table:table-cell office:value-type="float" office:value="2.19178082191781">
                <text:p>2.19178082191781</text:p>
              </table:table-cell>
              <table:table-cell office:value-type="float" office:value="1.46818923327896">
                <text:p>1.46818923327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.96056433792283">
                <text:p>3.96056433792283</text:p>
              </table:table-cell>
              <table:table-cell office:value-type="float" office:value="2.32558139534884">
                <text:p>2.32558139534884</text:p>
              </table:table-cell>
              <table:table-cell office:value-type="float" office:value="1.68598524762908">
                <text:p>1.68598524762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.96271186440678">
                <text:p>4.96271186440678</text:p>
              </table:table-cell>
              <table:table-cell office:value-type="float" office:value="2.52225519287834">
                <text:p>2.52225519287834</text:p>
              </table:table-cell>
              <table:table-cell office:value-type="float" office:value="1.68738898756661">
                <text:p>1.68738898756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5.04797208896642">
                <text:p>5.04797208896642</text:p>
              </table:table-cell>
              <table:table-cell office:value-type="float" office:value="2.43704305442729">
                <text:p>2.43704305442729</text:p>
              </table:table-cell>
              <table:table-cell office:value-type="float" office:value="1.48725212464589">
                <text:p>1.48725212464589</text:p>
              </table:table-cell>
              <table:table-cell office:value-type="float" office:value="0.179856115107914">
                <text:p>0.17985611510791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.21736131638585">
                <text:p>6.21736131638585</text:p>
              </table:table-cell>
              <table:table-cell office:value-type="float" office:value="2.12389380530973">
                <text:p>2.12389380530973</text:p>
              </table:table-cell>
              <table:table-cell office:value-type="float" office:value="1.68161434977578">
                <text:p>1.68161434977578</text:p>
              </table:table-cell>
              <table:table-cell office:value-type="float" office:value="0.136986301369863">
                <text:p>0.136986301369863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63617396886535">
                <text:p>6.63617396886535</text:p>
              </table:table-cell>
              <table:table-cell office:value-type="float" office:value="2.0641194554238">
                <text:p>2.0641194554238</text:p>
              </table:table-cell>
              <table:table-cell office:value-type="float" office:value="2.10434020166594">
                <text:p>2.10434020166594</text:p>
              </table:table-cell>
              <table:table-cell office:value-type="float" office:value="0.159235668789809">
                <text:p>0.159235668789809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6.72268907563025">
                <text:p>6.72268907563025</text:p>
              </table:table-cell>
              <table:table-cell office:value-type="float" office:value="2.51112523839797">
                <text:p>2.51112523839797</text:p>
              </table:table-cell>
              <table:table-cell office:value-type="float" office:value="2.12100139082058">
                <text:p>2.12100139082058</text:p>
              </table:table-cell>
              <table:table-cell office:value-type="float" office:value="0.211059518784297">
                <text:p>0.21105951878429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.81495154591601">
                <text:p>2.8149515459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2.56cm" svg:y="0.058cm" chart:style-name="ch2">
          <text:p>Covid-19 (casos declarados por millón de habitantes)</text:p>
        </chart:title>
        <chart:legend chart:legend-position="bottom" svg:x="2.996cm" svg:y="9.402cm" style:legend-expansion="wide" chart:style-name="ch3"/>
        <chart:plot-area chart:style-name="ch4" table:cell-range-address="Hoja2.B8:Hoja2.F31" chart:data-source-has-labels="both" svg:x="0.449cm" svg:y="0.658cm" svg:width="14.381cm" svg:height="8.72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2.B9:Hoja2.B3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2.C9:Hoja2.C31" chart:label-cell-address="Hoja2.C8:Hoja2.C8" chart:class="chart:line">
            <chart:data-point chart:repeated="23"/>
          </chart:series>
          <chart:series chart:style-name="ch9" chart:values-cell-range-address="Hoja2.D9:Hoja2.D31" chart:label-cell-address="Hoja2.D8:Hoja2.D8" chart:class="chart:line">
            <chart:data-point chart:repeated="23"/>
          </chart:series>
          <chart:series chart:style-name="ch10" chart:values-cell-range-address="Hoja2.E9:Hoja2.E31" chart:label-cell-address="Hoja2.E8:Hoja2.E8" chart:class="chart:line">
            <chart:data-point chart:repeated="23"/>
          </chart:series>
          <chart:series chart:style-name="ch11" chart:values-cell-range-address="Hoja2.F9:Hoja2.F31" chart:label-cell-address="Hoja2.F8:Hoja2.F8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2.C8:Hoja2.C8</svg:desc>
                </draw:g>
              </table:table-cell>
              <table:table-cell office:value-type="string">
                <text:p>España</text:p>
                <draw:g>
                  <svg:desc>Hoja2.D8:Hoja2.D8</svg:desc>
                </draw:g>
              </table:table-cell>
              <table:table-cell office:value-type="string">
                <text:p>Francia</text:p>
                <draw:g>
                  <svg:desc>Hoja2.E8:Hoja2.E8</svg:desc>
                </draw:g>
              </table:table-cell>
              <table:table-cell office:value-type="string">
                <text:p>Alemania</text:p>
                <draw:g>
                  <svg:desc>Hoja2.F8:Hoja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2.B9:Hoja2.B31</svg:desc>
                </draw:g>
              </table:table-cell>
              <table:table-cell office:value-type="float" office:value="0.0481953461481332">
                <text:p>0.0481953461481332</text:p>
                <draw:g>
                  <svg:desc>Hoja2.C9:Hoja2.C31</svg:desc>
                </draw:g>
              </table:table-cell>
              <table:table-cell office:value-type="float" office:value="NaN">
                <text:p>NaN</text:p>
                <draw:g>
                  <svg:desc>Hoja2.D9:Hoja2.D31</svg:desc>
                </draw:g>
              </table:table-cell>
              <table:table-cell office:value-type="float" office:value="NaN">
                <text:p>NaN</text:p>
                <draw:g>
                  <svg:desc>Hoja2.E9:Hoja2.E31</svg:desc>
                </draw:g>
              </table:table-cell>
              <table:table-cell office:value-type="float" office:value="NaN">
                <text:p>NaN</text:p>
                <draw:g>
                  <svg:desc>Hoja2.F9:Hoja2.F3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321302307654221">
                <text:p>0.32130230765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.26914411523417">
                <text:p>1.2691441152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.40976730740666">
                <text:p>2.4097673074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64678119187541">
                <text:p>3.6467811918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5.14083692246754">
                <text:p>5.14083692246754</text:p>
              </table:table-cell>
              <table:table-cell office:value-type="float" office:value="0.17122188215654">
                <text:p>0.17122188215654</text:p>
              </table:table-cell>
              <table:table-cell office:value-type="float" office:value="0.192980391692895">
                <text:p>0.192980391692895</text:p>
              </table:table-cell>
              <table:table-cell office:value-type="float" office:value="0.2237199388295">
                <text:p>0.2237199388295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7.14897634530642">
                <text:p>7.14897634530642</text:p>
              </table:table-cell>
              <table:table-cell office:value-type="float" office:value="0.299638293773944">
                <text:p>0.299638293773944</text:p>
              </table:table-cell>
              <table:table-cell office:value-type="float" office:value="0.267203619267085">
                <text:p>0.267203619267085</text:p>
              </table:table-cell>
              <table:table-cell office:value-type="float" office:value="0.261006595301083">
                <text:p>0.261006595301083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0.4423249987622">
                <text:p>10.4423249987622</text:p>
              </table:table-cell>
              <table:table-cell office:value-type="float" office:value="0.556471117008754">
                <text:p>0.556471117008754</text:p>
              </table:table-cell>
              <table:table-cell office:value-type="float" office:value="0.564096529563846">
                <text:p>0.564096529563846</text:p>
              </table:table-cell>
              <table:table-cell office:value-type="float" office:value="0.323151022753722">
                <text:p>0.323151022753722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4.2658224598474">
                <text:p>14.2658224598474</text:p>
              </table:table-cell>
              <table:table-cell office:value-type="float" office:value="0.963123087130535">
                <text:p>0.963123087130535</text:p>
              </table:table-cell>
              <table:table-cell office:value-type="float" office:value="0.846144794345769">
                <text:p>0.846144794345769</text:p>
              </table:table-cell>
              <table:table-cell office:value-type="float" office:value="0.658730930997972">
                <text:p>0.65873093099797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8.1214501516981">
                <text:p>18.1214501516981</text:p>
              </table:table-cell>
              <table:table-cell office:value-type="float" office:value="1.26276138090448">
                <text:p>1.26276138090448</text:p>
              </table:table-cell>
              <table:table-cell office:value-type="float" office:value="1.48446455148381">
                <text:p>1.48446455148381</text:p>
              </table:table-cell>
              <table:table-cell office:value-type="float" office:value="0.820306442374833">
                <text:p>0.82030644237483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7.2143054583125">
                <text:p>27.2143054583125</text:p>
              </table:table-cell>
              <table:table-cell office:value-type="float" office:value="1.79782976264367">
                <text:p>1.79782976264367</text:p>
              </table:table-cell>
              <table:table-cell office:value-type="float" office:value="1.92980391692895">
                <text:p>1.92980391692895</text:p>
              </table:table-cell>
              <table:table-cell office:value-type="float" office:value="1.45417960239175">
                <text:p>1.45417960239175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2.7085749191997">
                <text:p>32.7085749191997</text:p>
              </table:table-cell>
              <table:table-cell office:value-type="float" office:value="2.67534190869593">
                <text:p>2.67534190869593</text:p>
              </table:table-cell>
              <table:table-cell office:value-type="float" office:value="2.83532729333407">
                <text:p>2.83532729333407</text:p>
              </table:table-cell>
              <table:table-cell office:value-type="float" office:value="1.87676170906969">
                <text:p>1.8767617090696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0.1949186875431">
                <text:p>40.1949186875431</text:p>
              </table:table-cell>
              <table:table-cell office:value-type="float" office:value="3.6170622605569">
                <text:p>3.6170622605569</text:p>
              </table:table-cell>
              <table:table-cell office:value-type="float" office:value="3.14706484914567">
                <text:p>3.14706484914567</text:p>
              </table:table-cell>
              <table:table-cell office:value-type="float" office:value="2.33663047221922">
                <text:p>2.336630472219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9.6251414171944">
                <text:p>49.6251414171944</text:p>
              </table:table-cell>
              <table:table-cell office:value-type="float" office:value="4.87982364146138">
                <text:p>4.87982364146138</text:p>
              </table:table-cell>
              <table:table-cell office:value-type="float" office:value="4.23072397172885">
                <text:p>4.23072397172885</text:p>
              </table:table-cell>
              <table:table-cell office:value-type="float" office:value="2.98293251772667">
                <text:p>2.98293251772667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61.9792151464992">
                <text:p>61.9792151464992</text:p>
              </table:table-cell>
              <table:table-cell office:value-type="float" office:value="6.03557134601802">
                <text:p>6.03557134601802</text:p>
              </table:table-cell>
              <table:table-cell office:value-type="float" office:value="6.2792850527765">
                <text:p>6.2792850527765</text:p>
              </table:table-cell>
              <table:table-cell office:value-type="float" office:value="4.3376810361942">
                <text:p>4.337681036194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74.4778749142484">
                <text:p>74.4778749142484</text:p>
              </table:table-cell>
              <table:table-cell office:value-type="float" office:value="7.81199837339212">
                <text:p>7.81199837339212</text:p>
              </table:table-cell>
              <table:table-cell office:value-type="float" office:value="9.09976770059573">
                <text:p>9.09976770059573</text:p>
              </table:table-cell>
              <table:table-cell office:value-type="float" office:value="6.63702485194183">
                <text:p>6.6370248519418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94.5110737964891">
                <text:p>94.5110737964891</text:p>
              </table:table-cell>
              <table:table-cell office:value-type="float" office:value="9.203176165914">
                <text:p>9.203176165914</text:p>
              </table:table-cell>
              <table:table-cell office:value-type="float" office:value="14.0875685935813">
                <text:p>14.0875685935813</text:p>
              </table:table-cell>
              <table:table-cell office:value-type="float" office:value="8.501357675521">
                <text:p>8.50135767552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18.480225947494">
                <text:p>118.480225947494</text:p>
              </table:table-cell>
              <table:table-cell office:value-type="float" office:value="14.4254435716885">
                <text:p>14.4254435716885</text:p>
              </table:table-cell>
              <table:table-cell office:value-type="float" office:value="16.7150708497077">
                <text:p>16.7150708497077</text:p>
              </table:table-cell>
              <table:table-cell office:value-type="float" office:value="10.527266010477">
                <text:p>10.52726601047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47.349238290226">
                <text:p>147.349238290226</text:p>
              </table:table-cell>
              <table:table-cell office:value-type="float" office:value="26.3467671168375">
                <text:p>26.3467671168375</text:p>
              </table:table-cell>
              <table:table-cell office:value-type="float" office:value="20.9606394669513">
                <text:p>20.9606394669513</text:p>
              </table:table-cell>
              <table:table-cell office:value-type="float" office:value="13.8209206654669">
                <text:p>13.82092066546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63.044856019134">
                <text:p>163.044856019134</text:p>
              </table:table-cell>
              <table:table-cell office:value-type="float" office:value="36.2776362819168">
                <text:p>36.2776362819168</text:p>
              </table:table-cell>
              <table:table-cell office:value-type="float" office:value="26.4828475984711">
                <text:p>26.4828475984711</text:p>
              </table:table-cell>
              <table:table-cell office:value-type="float" office:value="18.1461728161706">
                <text:p>18.146172816170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200.203467899345">
                <text:p>200.203467899345</text:p>
              </table:table-cell>
              <table:table-cell office:value-type="float" office:value="48.7340282088051">
                <text:p>48.7340282088051</text:p>
              </table:table-cell>
              <table:table-cell office:value-type="float" office:value="33.8606364193456">
                <text:p>33.8606364193456</text:p>
              </table:table-cell>
              <table:table-cell office:value-type="float" office:value="23.4160202641543">
                <text:p>23.416020264154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2.792088778912">
                <text:p>242.792088778912</text:p>
              </table:table-cell>
              <table:table-cell office:value-type="float" office:value="67.3330051580592">
                <text:p>67.3330051580592</text:p>
              </table:table-cell>
              <table:table-cell office:value-type="float" office:value="42.6932005006743">
                <text:p>42.6932005006743</text:p>
              </table:table-cell>
              <table:table-cell office:value-type="float" office:value="29.4440297270603">
                <text:p>29.444029727060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92.7594546583053">
                <text:p>92.7594546583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4.232cm" svg:y="0.109cm" chart:style-name="ch2">
          <text:p>Covid-19 (muertes declaradas)</text:p>
        </chart:title>
        <chart:legend chart:legend-position="bottom" svg:x="2.996cm" svg:y="9.402cm" style:legend-expansion="wide" chart:style-name="ch3"/>
        <chart:plot-area chart:style-name="ch4" table:cell-range-address="Hoja1.H8:Hoja1.L31" chart:data-source-has-labels="both" svg:x="0.264cm" svg:y="0.658cm" svg:width="14.566cm" svg:height="8.72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1.H9:Hoja1.H3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I9:Hoja1.I31" chart:label-cell-address="Hoja1.I8:Hoja1.I8" chart:class="chart:line">
            <chart:data-point chart:repeated="23"/>
          </chart:series>
          <chart:series chart:style-name="ch9" chart:values-cell-range-address="Hoja1.J9:Hoja1.J31" chart:label-cell-address="Hoja1.J8:Hoja1.J8" chart:class="chart:line">
            <chart:data-point chart:repeated="23"/>
          </chart:series>
          <chart:series chart:style-name="ch10" chart:values-cell-range-address="Hoja1.K9:Hoja1.K31" chart:label-cell-address="Hoja1.K8:Hoja1.K8" chart:class="chart:line">
            <chart:data-point chart:repeated="23"/>
          </chart:series>
          <chart:series chart:style-name="ch11" chart:values-cell-range-address="Hoja1.L9:Hoja1.L31" chart:label-cell-address="Hoja1.L8:Hoja1.L8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I8:Hoja1.I8</svg:desc>
                </draw:g>
              </table:table-cell>
              <table:table-cell office:value-type="string">
                <text:p>España</text:p>
                <draw:g>
                  <svg:desc>Hoja1.J8:Hoja1.J8</svg:desc>
                </draw:g>
              </table:table-cell>
              <table:table-cell office:value-type="string">
                <text:p>Francia</text:p>
                <draw:g>
                  <svg:desc>Hoja1.K8:Hoja1.K8</svg:desc>
                </draw:g>
              </table:table-cell>
              <table:table-cell office:value-type="string">
                <text:p>Alemania</text:p>
                <draw:g>
                  <svg:desc>Hoja1.L8:Hoja1.L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H9:Hoja1.H31</svg:desc>
                </draw:g>
              </table:table-cell>
              <table:table-cell office:value-type="float" office:value="NaN">
                <text:p>NaN</text:p>
                <draw:g>
                  <svg:desc>Hoja1.I9:Hoja1.I31</svg:desc>
                </draw:g>
              </table:table-cell>
              <table:table-cell office:value-type="float" office:value="NaN">
                <text:p>NaN</text:p>
                <draw:g>
                  <svg:desc>Hoja1.J9:Hoja1.J31</svg:desc>
                </draw:g>
              </table:table-cell>
              <table:table-cell office:value-type="float" office:value="NaN">
                <text:p>NaN</text:p>
                <draw:g>
                  <svg:desc>Hoja1.K9:Hoja1.K31</svg:desc>
                </draw:g>
              </table:table-cell>
              <table:table-cell office:value-type="float" office:value="NaN">
                <text:p>NaN</text:p>
                <draw:g>
                  <svg:desc>Hoja1.L9:Hoja1.L3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07">
                <text:p>10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97">
                <text:p>19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33">
                <text:p>233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366">
                <text:p>366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63">
                <text:p>463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31">
                <text:p>631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827">
                <text:p>827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016">
                <text:p>1016</text:p>
              </table:table-cell>
              <table:table-cell office:value-type="float" office:value="79">
                <text:p>79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112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1.373cm" svg:y="0.094cm" chart:style-name="ch2">
          <text:p>Covid-19 (muertes declaradas por millón de mayores de 65 años)</text:p>
        </chart:title>
        <chart:legend chart:legend-position="bottom" svg:x="5.413cm" svg:y="9.402cm" style:legend-expansion="wide" chart:style-name="ch3"/>
        <chart:plot-area chart:style-name="ch4" table:cell-range-address="Hoja2.H8:Hoja2.J31" chart:data-source-has-labels="both" svg:x="0.264cm" svg:y="0.658cm" svg:width="14.566cm" svg:height="8.72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2.H9:Hoja2.H3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2.I9:Hoja2.I31" chart:label-cell-address="Hoja2.I8:Hoja2.I8" chart:class="chart:line">
            <chart:data-point chart:repeated="23"/>
          </chart:series>
          <chart:series chart:style-name="ch9" chart:values-cell-range-address="Hoja2.J9:Hoja2.J31" chart:label-cell-address="Hoja2.J8:Hoja2.J8" chart:class="chart:line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2.I8:Hoja2.I8</svg:desc>
                </draw:g>
              </table:table-cell>
              <table:table-cell office:value-type="string">
                <text:p>España</text:p>
                <draw:g>
                  <svg:desc>Hoja2.J8:Hoja2.J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2.H9:Hoja2.H31</svg:desc>
                </draw:g>
              </table:table-cell>
              <table:table-cell office:value-type="float" office:value="NaN">
                <text:p>NaN</text:p>
                <draw:g>
                  <svg:desc>Hoja2.I9:Hoja2.I31</svg:desc>
                </draw:g>
              </table:table-cell>
              <table:table-cell office:value-type="float" office:value="NaN">
                <text:p>NaN</text:p>
                <draw:g>
                  <svg:desc>Hoja2.J9:Hoja2.J3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0.235842812887796">
                <text:p>0.235842812887796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353764219331693">
                <text:p>0.353764219331693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53764219331693">
                <text:p>0.35376421933169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943371251551182">
                <text:p>0.94337125155118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1.17921406443898">
                <text:p>1.17921406443898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2.00466390954626">
                <text:p>2.00466390954626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3.53764219331693">
                <text:p>3.5376421933169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4.24517063198032">
                <text:p>4.2451706319803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5423061028632">
                <text:p>5.542306102863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9.31579110906793">
                <text:p>9.3157911090679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14.3864115861555">
                <text:p>14.38641158615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